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00.35pt"/>
    </style:style>
    <style:style style:name="co3" style:family="table-column">
      <style:table-column-properties fo:break-before="auto" style:column-width="99.55pt"/>
    </style:style>
    <style:style style:name="co4" style:family="table-column">
      <style:table-column-properties fo:break-before="auto" style:column-width="244.69pt"/>
    </style:style>
    <style:style style:name="co5" style:family="table-column">
      <style:table-column-properties fo:break-before="auto" style:column-width="79.51pt"/>
    </style:style>
    <style:style style:name="co6" style:family="table-column">
      <style:table-column-properties fo:break-before="auto" style:column-width="126.79pt"/>
    </style:style>
    <style:style style:name="co7" style:family="table-column">
      <style:table-column-properties fo:break-before="auto" style:column-width="78.21pt"/>
    </style:style>
    <style:style style:name="co8" style:family="table-column">
      <style:table-column-properties fo:break-before="auto" style:column-width="77.16pt"/>
    </style:style>
    <style:style style:name="co9" style:family="table-column">
      <style:table-column-properties fo:break-before="auto" style:column-width="119.91pt"/>
    </style:style>
    <style:style style:name="co10" style:family="table-column">
      <style:table-column-properties fo:break-before="auto" style:column-width="75.86pt"/>
    </style:style>
    <style:style style:name="co11" style:family="table-column">
      <style:table-column-properties fo:break-before="auto" style:column-width="82.06pt"/>
    </style:style>
    <style:style style:name="co12" style:family="table-column">
      <style:table-column-properties fo:break-before="auto" style:column-width="69.45pt"/>
    </style:style>
    <style:style style:name="co13" style:family="table-column">
      <style:table-column-properties fo:break-before="auto" style:column-width="371.5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49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5" style:family="table-cell" style:parent-style-name="Default">
      <style:table-cell-properties fo:background-color="#999999"/>
    </style:style>
    <style:style style:name="ce16" style:family="table-cell" style:parent-style-name="Default">
      <style:table-cell-properties fo:background-color="#dddddd"/>
    </style:style>
    <style:style style:name="ce17" style:family="table-cell" style:parent-style-name="Default" style:data-style-name="N0">
      <style:table-cell-properties fo:background-color="#999999"/>
    </style:style>
    <style:style style:name="ce18" style:family="table-cell" style:parent-style-name="Default" style:data-style-name="N0">
      <style:table-cell-properties fo:background-color="#ffdaa2"/>
    </style:style>
    <style:style style:name="ce19" style:family="table-cell" style:parent-style-name="Default">
      <style:table-cell-properties fo:background-color="#7da7d8"/>
    </style:style>
    <style:style style:name="ce20" style:family="table-cell" style:parent-style-name="Default">
      <style:table-cell-properties fo:background-color="#fff200"/>
    </style:style>
    <style:style style:name="ce21" style:family="table-cell" style:parent-style-name="Default">
      <style:table-cell-properties fo:background-color="#fff450"/>
    </style:style>
    <style:style style:name="ce22" style:family="table-cell" style:parent-style-name="Default">
      <style:table-cell-properties fo:background-color="#add58a"/>
    </style:style>
    <style:style style:name="ce23" style:family="table-cell" style:parent-style-name="Default">
      <style:table-cell-properties fo:background-color="#bd7cb5"/>
    </style:style>
    <style:style style:name="ce24" style:family="table-cell" style:parent-style-name="Default">
      <style:table-cell-properties fo:background-color="#f58220"/>
      <style:text-properties style:use-window-font-color="true"/>
    </style:style>
    <style:style style:name="ce25" style:family="table-cell" style:parent-style-name="Default">
      <style:table-cell-properties fo:background-color="#f79448"/>
    </style:style>
    <style:style style:name="ce26" style:family="table-cell" style:parent-style-name="Default">
      <style:table-cell-properties fo:background-color="#ffe5ca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ffdaa2"/>
    </style:style>
    <style:style style:name="ce14" style:family="table-cell" style:parent-style-name="Default">
      <style:table-cell-properties fo:background-color="#383d3c"/>
    </style:style>
    <style:style style:name="ce32" style:family="table-cell" style:parent-style-name="Default">
      <style:table-cell-properties fo:background-color="transparent"/>
    </style:style>
    <style:style style:name="ce33" style:family="table-cell" style:parent-style-name="Default">
      <style:table-cell-properties fo:background-color="#ffe5ca" style:text-align-source="fix" style:repeat-content="false" fo:wrap-option="wrap"/>
      <style:paragraph-properties fo:text-align="start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 style:data-style-name="N0">
      <style:table-cell-properties fo:background-color="#383d3c"/>
    </style:style>
    <style:style style:name="ce27" style:family="table-cell" style:parent-style-name="Default">
      <style:table-cell-properties fo:background-color="#cccccc"/>
    </style:style>
    <style:style style:name="ce28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Locations" table:style-name="ta1">
        <office:forms form:automatic-focus="false" form:apply-design-mode="false"/>
        <table:table-column table:style-name="co1" table:default-cell-style-name="ce16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table:style-name="ce15" office:value-type="string" calcext:value-type="string">
            <text:p>Index</text:p>
          </table:table-cell>
          <table:table-cell table:style-name="ce17" office:value-type="string" calcext:value-type="string">
            <text:p>Name</text:p>
          </table:table-cell>
          <table:table-cell table:style-name="ce15" office:value-type="string" calcext:value-type="string">
            <text:p>Type</text:p>
          </table:table-cell>
          <table:table-cell table:style-name="ce15"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Port Alistair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Big Landing Station, Starting point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9" office:value-type="string" calcext:value-type="string">
            <text:p>Glum Hex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Gloomy Outpost with Hackers, Outlaws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9" office:value-type="string" calcext:value-type="string">
            <text:p>Gas Mine 158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Gas mining outpost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9" office:value-type="string" calcext:value-type="string">
            <text:p>Ambiguous Lab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Small lab producing toxins and narcotics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0" office:value-type="string" calcext:value-type="string">
            <text:p>Kudrow Ore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Huge mining outpost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0" office:value-type="string" calcext:value-type="string">
            <text:p>Mining Area 147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Mining Outpost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1" office:value-type="string" calcext:value-type="string">
            <text:p>Hydro Harvest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Agricultural Outpost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2" office:value-type="string" calcext:value-type="string">
            <text:p>Hikers Research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Research Lab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2" office:value-type="string" calcext:value-type="string">
            <text:p>Oasis Depot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Farming Outpost/ with some towers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3" office:value-type="string" calcext:value-type="string">
            <text:p>LKRM-Highdust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Dusty moon type of outpost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3" office:value-type="string" calcext:value-type="string">
            <text:p>Yantar-4K2M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Hub Station for future destinations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Tycho Station</text:p>
          </table:table-cell>
          <table:table-cell office:value-type="string" calcext:value-type="string">
            <text:p>Underground</text:p>
          </table:table-cell>
          <table:table-cell office:value-type="string" calcext:value-type="string">
            <text:p>Underground City, Industrial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24" office:value-type="string" calcext:value-type="string">
            <text:p>Lourvil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High buildings partly industrial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25" office:value-type="string" calcext:value-type="string">
            <text:p>LKRM-Westforge</text:p>
          </table:table-cell>
          <table:table-cell office:value-type="string" calcext:value-type="string">
            <text:p>Outpost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26" office:value-type="string" calcext:value-type="string">
            <text:p>LKRM-Sandy</text:p>
          </table:table-cell>
          <table:table-cell office:value-type="string" calcext:value-type="string">
            <text:p>Outpost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29" office:value-type="string" calcext:value-type="string">
            <text:p>Cloud City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Cloud city producing gas, floating discs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20" office:value-type="string" calcext:value-type="string">
            <text:p>Area 64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Industrial planet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23" office:value-type="string" calcext:value-type="string">
            <text:p>Cargo Depot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Huge station with containers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14" office:value-type="string" calcext:value-type="string">
            <text:p>CyberTech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Cyberpunk City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14" office:value-type="string" calcext:value-type="string">
            <text:p>Fobos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Moon station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akigake</text:p>
          </table:table-cell>
          <table:table-cell office:value-type="string" calcext:value-type="string">
            <text:p>Station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Nozomi</text:p>
          </table:table-cell>
          <table:table-cell office:value-type="string" calcext:value-type="string">
            <text:p>Station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Akatsuki</text:p>
          </table:table-cell>
          <table:table-cell office:value-type="string" calcext:value-type="string">
            <text:p>Station</text:p>
          </table:table-cell>
          <table:table-cell table:number-columns-repeated="2"/>
        </table:table-row>
      </table:table>
      <table:table table:name="Items" table:style-name="ta1">
        <office:forms form:automatic-focus="false" form:apply-design-mode="false"/>
        <table:table-column table:style-name="co1" table:default-cell-style-name="ce16"/>
        <table:table-column table:style-name="co5" table:default-cell-style-name="ce29"/>
        <table:table-column table:style-name="co4" table:default-cell-style-name="Default"/>
        <table:table-column table:style-name="co1" table:default-cell-style-name="Default"/>
        <table:table-row table:style-name="ro1">
          <table:table-cell table:style-name="ce15" office:value-type="string" calcext:value-type="string">
            <text:p>Index</text:p>
          </table:table-cell>
          <table:table-cell table:style-name="ce17" office:value-type="string" calcext:value-type="string">
            <text:p>Name</text:p>
          </table:table-cell>
          <table:table-cell table:style-name="ce15"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raphen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gricult Sup.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ynth Comp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luminum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statin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eryllium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hlorine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orundum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iamond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pirits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luorine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old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Hydrogen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Iodine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Tennessine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edical Sup.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rocessed Food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Quartz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Scrap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Stims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Titanium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Tungsten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Waste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Black Lace</text:p>
          </table:table-cell>
          <table:table-cell table:number-columns-repeated="2"/>
        </table:table-row>
      </table:table>
      <table:table table:name="Distance" table:style-name="ta1">
        <office:forms form:automatic-focus="false" form:apply-design-mode="false"/>
        <table:table-column table:style-name="co1" table:default-cell-style-name="ce16"/>
        <table:table-column table:style-name="co6" table:default-cell-style-name="Default"/>
        <table:table-column table:style-name="co1" table:number-columns-repeated="14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8" table:default-cell-style-name="Default"/>
        <table:table-column table:style-name="co1" table:default-cell-style-name="ce27"/>
        <table:table-row table:style-name="ro1">
          <table:table-cell table:style-name="Default"/>
          <table:table-cell table:number-columns-repeated="2"/>
          <table:table-cell table:formula="of:=[.$A3]" office:value-type="float" office:value="0" calcext:value-type="float">
            <text:p>0</text:p>
          </table:table-cell>
          <table:table-cell table:formula="of:=[.$A4]" office:value-type="float" office:value="1" calcext:value-type="float">
            <text:p>1</text:p>
          </table:table-cell>
          <table:table-cell table:formula="of:=[.$A5]" office:value-type="float" office:value="2" calcext:value-type="float">
            <text:p>2</text:p>
          </table:table-cell>
          <table:table-cell table:formula="of:=[.$A6]" office:value-type="float" office:value="3" calcext:value-type="float">
            <text:p>3</text:p>
          </table:table-cell>
          <table:table-cell table:formula="of:=[.$A7]" office:value-type="float" office:value="4" calcext:value-type="float">
            <text:p>4</text:p>
          </table:table-cell>
          <table:table-cell table:formula="of:=[.$A8]" office:value-type="float" office:value="5" calcext:value-type="float">
            <text:p>5</text:p>
          </table:table-cell>
          <table:table-cell table:formula="of:=[.$A9]" office:value-type="float" office:value="6" calcext:value-type="float">
            <text:p>6</text:p>
          </table:table-cell>
          <table:table-cell table:formula="of:=[.$A10]" office:value-type="float" office:value="7" calcext:value-type="float">
            <text:p>7</text:p>
          </table:table-cell>
          <table:table-cell table:formula="of:=[.$A11]" office:value-type="float" office:value="8" calcext:value-type="float">
            <text:p>8</text:p>
          </table:table-cell>
          <table:table-cell table:formula="of:=[.$A12]" office:value-type="float" office:value="9" calcext:value-type="float">
            <text:p>9</text:p>
          </table:table-cell>
          <table:table-cell table:formula="of:=[.$A13]" office:value-type="float" office:value="10" calcext:value-type="float">
            <text:p>10</text:p>
          </table:table-cell>
          <table:table-cell table:formula="of:=[.$A14]" office:value-type="float" office:value="11" calcext:value-type="float">
            <text:p>11</text:p>
          </table:table-cell>
          <table:table-cell table:formula="of:=[.$A15]" office:value-type="float" office:value="12" calcext:value-type="float">
            <text:p>12</text:p>
          </table:table-cell>
          <table:table-cell table:formula="of:=[.$A16]" office:value-type="float" office:value="13" calcext:value-type="float">
            <text:p>13</text:p>
          </table:table-cell>
          <table:table-cell table:formula="of:=[.$A17]" office:value-type="float" office:value="14" calcext:value-type="float">
            <text:p>14</text:p>
          </table:table-cell>
          <table:table-cell table:formula="of:=[.$A18]" office:value-type="float" office:value="15" calcext:value-type="float">
            <text:p>15</text:p>
          </table:table-cell>
          <table:table-cell table:formula="of:=[.$A19]" office:value-type="float" office:value="16" calcext:value-type="float">
            <text:p>16</text:p>
          </table:table-cell>
          <table:table-cell table:formula="of:=[.$A20]" office:value-type="float" office:value="17" calcext:value-type="float">
            <text:p>17</text:p>
          </table:table-cell>
          <table:table-cell table:formula="of:=[.$A21]" office:value-type="float" office:value="18" calcext:value-type="float">
            <text:p>18</text:p>
          </table:table-cell>
          <table:table-cell table:formula="of:=[.$A22]" office:value-type="float" office:value="19" calcext:value-type="float">
            <text:p>19</text:p>
          </table:table-cell>
          <table:table-cell table:formula="of:=[.$A23]" office:value-type="float" office:value="20" calcext:value-type="float">
            <text:p>20</text:p>
          </table:table-cell>
          <table:table-cell table:formula="of:=[.$A24]" office:value-type="float" office:value="21" calcext:value-type="float">
            <text:p>21</text:p>
          </table:table-cell>
          <table:table-cell table:formula="of:=[.$A25]" office:value-type="float" office:value="22" calcext:value-type="float">
            <text:p>22</text:p>
          </table:table-cell>
          <table:table-cell table:style-name="Default"/>
        </table:table-row>
        <table:table-row table:style-name="ro2">
          <table:table-cell table:style-name="Default"/>
          <table:table-cell table:number-columns-repeated="2"/>
          <table:table-cell table:style-name="ce29" table:formula="of:=[.$B3]" office:value-type="string" office:string-value="Port Alistair" calcext:value-type="string">
            <text:p>Port Alistair</text:p>
          </table:table-cell>
          <table:table-cell table:style-name="ce19" table:formula="of:=[.$B4]" office:value-type="string" office:string-value="Glum Hex" calcext:value-type="string">
            <text:p>Glum Hex</text:p>
          </table:table-cell>
          <table:table-cell table:style-name="ce19" table:formula="of:=[.B5]" office:value-type="string" office:string-value="Gas Mine 158" calcext:value-type="string">
            <text:p>Gas Mine 158</text:p>
          </table:table-cell>
          <table:table-cell table:style-name="ce19" table:formula="of:=[.B6]" office:value-type="string" office:string-value="Ambiguous Lab" calcext:value-type="string">
            <text:p>Ambiguous Lab</text:p>
          </table:table-cell>
          <table:table-cell table:style-name="ce20" table:formula="of:=[.B7]" office:value-type="string" office:string-value="Kudrow Ore" calcext:value-type="string">
            <text:p>Kudrow Ore</text:p>
          </table:table-cell>
          <table:table-cell table:style-name="ce20" table:formula="of:=[.B8]" office:value-type="string" office:string-value="Mining Area 147" calcext:value-type="string">
            <text:p>Mining Area 147</text:p>
          </table:table-cell>
          <table:table-cell table:style-name="ce21" table:formula="of:=[.B9]" office:value-type="string" office:string-value="Hydro Harvest" calcext:value-type="string">
            <text:p>Hydro Harvest</text:p>
          </table:table-cell>
          <table:table-cell table:style-name="ce22" table:formula="of:=[.B10]" office:value-type="string" office:string-value="Hikers Research" calcext:value-type="string">
            <text:p>Hikers Research</text:p>
          </table:table-cell>
          <table:table-cell table:style-name="ce22" table:formula="of:=[.B11]" office:value-type="string" office:string-value="Oasis Depot" calcext:value-type="string">
            <text:p>Oasis Depot</text:p>
          </table:table-cell>
          <table:table-cell table:style-name="ce23" table:formula="of:=[.B12]" office:value-type="string" office:string-value="LKRM-Highdust" calcext:value-type="string">
            <text:p>LKRM-Highdust</text:p>
          </table:table-cell>
          <table:table-cell table:style-name="ce23" table:formula="of:=[.B13]" office:value-type="string" office:string-value="Yantar-4K2M" calcext:value-type="string">
            <text:p>Yantar-4K2M</text:p>
          </table:table-cell>
          <table:table-cell table:formula="of:=[.B14]" office:value-type="string" office:string-value="Tycho Station" calcext:value-type="string">
            <text:p>Tycho Station</text:p>
          </table:table-cell>
          <table:table-cell table:style-name="ce24" table:formula="of:=[.B15]" office:value-type="string" office:string-value="Lourvil" calcext:value-type="string">
            <text:p>Lourvil</text:p>
          </table:table-cell>
          <table:table-cell table:style-name="ce25" table:formula="of:=[.B16]" office:value-type="string" office:string-value="LKRM-Westforge" calcext:value-type="string">
            <text:p>LKRM-Westforge</text:p>
          </table:table-cell>
          <table:table-cell table:style-name="ce33" table:formula="of:=[.B17]" office:value-type="string" office:string-value="LKRM-Sandy" calcext:value-type="string">
            <text:p>LKRM-Sandy</text:p>
          </table:table-cell>
          <table:table-cell table:style-name="ce29" table:formula="of:=[.B18]" office:value-type="string" office:string-value="Cloud City" calcext:value-type="string">
            <text:p>Cloud City</text:p>
          </table:table-cell>
          <table:table-cell table:style-name="ce20" table:formula="of:=[.B19]" office:value-type="string" office:string-value="Area 64" calcext:value-type="string">
            <text:p>Area 64</text:p>
          </table:table-cell>
          <table:table-cell table:style-name="ce23" table:formula="of:=[.B20]" office:value-type="string" office:string-value="Cargo Depot" calcext:value-type="string">
            <text:p>Cargo Depot</text:p>
          </table:table-cell>
          <table:table-cell table:style-name="ce31" table:formula="of:=[.B21]" office:value-type="string" office:string-value="CyberTech" calcext:value-type="string">
            <text:p>CyberTech</text:p>
          </table:table-cell>
          <table:table-cell table:style-name="ce31" table:formula="of:=[.B22]" office:value-type="string" office:string-value="Fobos" calcext:value-type="string">
            <text:p>Fobos</text:p>
          </table:table-cell>
          <table:table-cell table:formula="of:=[.B23]" office:value-type="string" office:string-value="Sakigake" calcext:value-type="string">
            <text:p>Sakigake</text:p>
          </table:table-cell>
          <table:table-cell table:formula="of:=[.B24]" office:value-type="string" office:string-value="Nozomi" calcext:value-type="string">
            <text:p>Nozomi</text:p>
          </table:table-cell>
          <table:table-cell table:formula="of:=[.B25]" office:value-type="string" office:string-value="Akatsuki" calcext:value-type="string">
            <text:p>Akatsuki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8" table:formula="of:=[$Locations.B2]" office:value-type="string" office:string-value="Port Alistair" calcext:value-type="string">
            <text:p>Port Alistair</text:p>
          </table:table-cell>
          <table:table-cell/>
          <table:table-cell table:style-name="ce15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5" calcext:value-type="float">
            <text:p>365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Default" table:formula="of:=COUNTIF([.D3:.Z3];&quot;&gt;0&quot;)"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9" table:formula="of:=[$Locations.B3]" office:value-type="string" office:string-value="Glum Hex" calcext:value-type="string">
            <text:p>Glum Hex</text:p>
          </table:table-cell>
          <table:table-cell/>
          <table:table-cell table:formula="of:=[.E3]" office:value-type="float" office:value="50" calcext:value-type="float">
            <text:p>50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Default" table:formula="of:=COUNTIF([.D4:.Z4];&quot;&gt;0&quot;)"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9" table:formula="of:=[$Locations.B4]" office:value-type="string" office:string-value="Gas Mine 158" calcext:value-type="string">
            <text:p>Gas Mine 158</text:p>
          </table:table-cell>
          <table:table-cell/>
          <table:table-cell table:formula="of:=[.F3]" office:value-type="float" office:value="0" calcext:value-type="float">
            <text:p>0</text:p>
          </table:table-cell>
          <table:table-cell table:formula="of:=[.F4]" office:value-type="float" office:value="20" calcext:value-type="float">
            <text:p>2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20" office:value-type="float" office:value="0" calcext:value-type="float">
            <text:p>0</text:p>
          </table:table-cell>
          <table:table-cell table:style-name="Default" table:formula="of:=COUNTIF([.D5:.Z5];&quot;&gt;0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9" table:formula="of:=[$Locations.B5]" office:value-type="string" office:string-value="Ambiguous Lab" calcext:value-type="string">
            <text:p>Ambiguous Lab</text:p>
          </table:table-cell>
          <table:table-cell/>
          <table:table-cell table:formula="of:=[.G3]" office:value-type="float" office:value="0" calcext:value-type="float">
            <text:p>0</text:p>
          </table:table-cell>
          <table:table-cell table:formula="of:=[.G4]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Default" table:formula="of:=COUNTIF([.D6:.Z6];&quot;&gt;0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0" table:formula="of:=[$Locations.B6]" office:value-type="string" office:string-value="Kudrow Ore" calcext:value-type="string">
            <text:p>Kudrow Ore</text:p>
          </table:table-cell>
          <table:table-cell/>
          <table:table-cell table:formula="of:=[.H3]" office:value-type="float" office:value="0" calcext:value-type="float">
            <text:p>0</text:p>
          </table:table-cell>
          <table:table-cell table:formula="of:=[.H4]" office:value-type="float" office:value="0" calcext:value-type="float">
            <text:p>0</text:p>
          </table:table-cell>
          <table:table-cell table:formula="of:=[.H5]" office:value-type="float" office:value="0" calcext:value-type="float">
            <text:p>0</text:p>
          </table:table-cell>
          <table:table-cell table:formula="of:=[.H6]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Default" table:formula="of:=COUNTIF([.D7:.Z7];&quot;&gt;0&quot;)"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0" table:formula="of:=[$Locations.B7]" office:value-type="string" office:string-value="Mining Area 147" calcext:value-type="string">
            <text:p>Mining Area 147</text:p>
          </table:table-cell>
          <table:table-cell/>
          <table:table-cell table:formula="of:=[.I3]" office:value-type="float" office:value="0" calcext:value-type="float">
            <text:p>0</text:p>
          </table:table-cell>
          <table:table-cell table:formula="of:=[.I4]" office:value-type="float" office:value="0" calcext:value-type="float">
            <text:p>0</text:p>
          </table:table-cell>
          <table:table-cell table:formula="of:=[.I5]" office:value-type="float" office:value="0" calcext:value-type="float">
            <text:p>0</text:p>
          </table:table-cell>
          <table:table-cell table:formula="of:=[.I6]" office:value-type="float" office:value="0" calcext:value-type="float">
            <text:p>0</text:p>
          </table:table-cell>
          <table:table-cell table:formula="of:=[.I7]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Default" table:formula="of:=COUNTIF([.D8:.Z8];&quot;&gt;0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1" table:formula="of:=[$Locations.B8]" office:value-type="string" office:string-value="Hydro Harvest" calcext:value-type="string">
            <text:p>Hydro Harvest</text:p>
          </table:table-cell>
          <table:table-cell/>
          <table:table-cell table:formula="of:=[.J3]" office:value-type="float" office:value="0" calcext:value-type="float">
            <text:p>0</text:p>
          </table:table-cell>
          <table:table-cell table:formula="of:=[.J4]" office:value-type="float" office:value="0" calcext:value-type="float">
            <text:p>0</text:p>
          </table:table-cell>
          <table:table-cell table:formula="of:=[.J5]" office:value-type="float" office:value="0" calcext:value-type="float">
            <text:p>0</text:p>
          </table:table-cell>
          <table:table-cell table:formula="of:=[.J6]" office:value-type="float" office:value="0" calcext:value-type="float">
            <text:p>0</text:p>
          </table:table-cell>
          <table:table-cell table:formula="of:=[.J7]" office:value-type="float" office:value="20" calcext:value-type="float">
            <text:p>20</text:p>
          </table:table-cell>
          <table:table-cell table:formula="of:=[.J8]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16" office:value-type="float" office:value="0" calcext:value-type="float">
            <text:p>0</text:p>
          </table:table-cell>
          <table:table-cell table:formula="of:=COUNTIF([.D9:.Z9];&quot;&gt;0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2" table:formula="of:=[$Locations.B9]" office:value-type="string" office:string-value="Hikers Research" calcext:value-type="string">
            <text:p>Hikers Research</text:p>
          </table:table-cell>
          <table:table-cell/>
          <table:table-cell table:formula="of:=[.K3]" office:value-type="float" office:value="0" calcext:value-type="float">
            <text:p>0</text:p>
          </table:table-cell>
          <table:table-cell table:formula="of:=[.K4]" office:value-type="float" office:value="0" calcext:value-type="float">
            <text:p>0</text:p>
          </table:table-cell>
          <table:table-cell table:formula="of:=[.K5]" office:value-type="float" office:value="0" calcext:value-type="float">
            <text:p>0</text:p>
          </table:table-cell>
          <table:table-cell table:formula="of:=[.K6]" office:value-type="float" office:value="0" calcext:value-type="float">
            <text:p>0</text:p>
          </table:table-cell>
          <table:table-cell table:formula="of:=[.K7]" office:value-type="float" office:value="0" calcext:value-type="float">
            <text:p>0</text:p>
          </table:table-cell>
          <table:table-cell table:formula="of:=[.K8]" office:value-type="float" office:value="0" calcext:value-type="float">
            <text:p>0</text:p>
          </table:table-cell>
          <table:table-cell table:formula="of:=[.K9]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14" office:value-type="float" office:value="0" calcext:value-type="float">
            <text:p>0</text:p>
          </table:table-cell>
          <table:table-cell table:formula="of:=COUNTIF([.D10:.Z10];&quot;&gt;0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2" table:formula="of:=[$Locations.B10]" office:value-type="string" office:string-value="Oasis Depot" calcext:value-type="string">
            <text:p>Oasis Depot</text:p>
          </table:table-cell>
          <table:table-cell/>
          <table:table-cell table:formula="of:=[.$L3]" office:value-type="float" office:value="60" calcext:value-type="float">
            <text:p>60</text:p>
          </table:table-cell>
          <table:table-cell table:formula="of:=[.$L4]" office:value-type="float" office:value="0" calcext:value-type="float">
            <text:p>0</text:p>
          </table:table-cell>
          <table:table-cell table:formula="of:=[.$L5]" office:value-type="float" office:value="0" calcext:value-type="float">
            <text:p>0</text:p>
          </table:table-cell>
          <table:table-cell table:formula="of:=[.$L6]" office:value-type="float" office:value="0" calcext:value-type="float">
            <text:p>0</text:p>
          </table:table-cell>
          <table:table-cell table:formula="of:=[.$L7]" office:value-type="float" office:value="0" calcext:value-type="float">
            <text:p>0</text:p>
          </table:table-cell>
          <table:table-cell table:formula="of:=[.$L8]" office:value-type="float" office:value="0" calcext:value-type="float">
            <text:p>0</text:p>
          </table:table-cell>
          <table:table-cell table:formula="of:=[.$L9]" office:value-type="float" office:value="0" calcext:value-type="float">
            <text:p>0</text:p>
          </table:table-cell>
          <table:table-cell table:formula="of:=[.$L10]" office:value-type="float" office:value="30" calcext:value-type="float">
            <text:p>3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14" office:value-type="float" office:value="0" calcext:value-type="float">
            <text:p>0</text:p>
          </table:table-cell>
          <table:table-cell table:formula="of:=COUNTIF([.D11:.Z11];&quot;&gt;0&quot;)" office:value-type="float" office:value="2" calcext:value-type="float">
            <text:p>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3" table:formula="of:=[$Locations.B11]" office:value-type="string" office:string-value="LKRM-Highdust" calcext:value-type="string">
            <text:p>LKRM-Highdust</text:p>
          </table:table-cell>
          <table:table-cell/>
          <table:table-cell table:formula="of:=[.$M3]" office:value-type="float" office:value="0" calcext:value-type="float">
            <text:p>0</text:p>
          </table:table-cell>
          <table:table-cell table:formula="of:=[.$M4]" office:value-type="float" office:value="0" calcext:value-type="float">
            <text:p>0</text:p>
          </table:table-cell>
          <table:table-cell table:formula="of:=[.$M5]" office:value-type="float" office:value="0" calcext:value-type="float">
            <text:p>0</text:p>
          </table:table-cell>
          <table:table-cell table:formula="of:=[.$M6]" office:value-type="float" office:value="0" calcext:value-type="float">
            <text:p>0</text:p>
          </table:table-cell>
          <table:table-cell table:formula="of:=[.$M7]" office:value-type="float" office:value="0" calcext:value-type="float">
            <text:p>0</text:p>
          </table:table-cell>
          <table:table-cell table:formula="of:=[.$M8]" office:value-type="float" office:value="0" calcext:value-type="float">
            <text:p>0</text:p>
          </table:table-cell>
          <table:table-cell table:formula="of:=[.$M9]" office:value-type="float" office:value="0" calcext:value-type="float">
            <text:p>0</text:p>
          </table:table-cell>
          <table:table-cell table:formula="of:=[.$M10]" office:value-type="float" office:value="0" calcext:value-type="float">
            <text:p>0</text:p>
          </table:table-cell>
          <table:table-cell table:formula="of:=[.$M11]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10" office:value-type="float" office:value="0" calcext:value-type="float">
            <text:p>0</text:p>
          </table:table-cell>
          <table:table-cell table:formula="of:=COUNTIF([.D12:.Z12];&quot;&gt;0&quot;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3" table:formula="of:=[$Locations.B12]" office:value-type="string" office:string-value="Yantar-4K2M" calcext:value-type="string">
            <text:p>Yantar-4K2M</text:p>
          </table:table-cell>
          <table:table-cell/>
          <table:table-cell table:formula="of:=[.$N3]" office:value-type="float" office:value="0" calcext:value-type="float">
            <text:p>0</text:p>
          </table:table-cell>
          <table:table-cell table:formula="of:=[.$N4]" office:value-type="float" office:value="0" calcext:value-type="float">
            <text:p>0</text:p>
          </table:table-cell>
          <table:table-cell table:formula="of:=[.$N5]" office:value-type="float" office:value="0" calcext:value-type="float">
            <text:p>0</text:p>
          </table:table-cell>
          <table:table-cell table:formula="of:=[.$N6]" office:value-type="float" office:value="0" calcext:value-type="float">
            <text:p>0</text:p>
          </table:table-cell>
          <table:table-cell table:formula="of:=[.$N7]" office:value-type="float" office:value="0" calcext:value-type="float">
            <text:p>0</text:p>
          </table:table-cell>
          <table:table-cell table:formula="of:=[.$N8]" office:value-type="float" office:value="0" calcext:value-type="float">
            <text:p>0</text:p>
          </table:table-cell>
          <table:table-cell table:formula="of:=[.$N9]" office:value-type="float" office:value="0" calcext:value-type="float">
            <text:p>0</text:p>
          </table:table-cell>
          <table:table-cell table:formula="of:=[.$N10]" office:value-type="float" office:value="0" calcext:value-type="float">
            <text:p>0</text:p>
          </table:table-cell>
          <table:table-cell table:formula="of:=[.$N11]" office:value-type="float" office:value="0" calcext:value-type="float">
            <text:p>0</text:p>
          </table:table-cell>
          <table:table-cell table:formula="of:=[.$N12]" office:value-type="float" office:value="50" calcext:value-type="float">
            <text:p>5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COUNTIF([.D13:.Z13];&quot;&gt;0&quot;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$Locations.B13]" office:value-type="string" office:string-value="Tycho Station" calcext:value-type="string">
            <text:p>Tycho Station</text:p>
          </table:table-cell>
          <table:table-cell/>
          <table:table-cell table:formula="of:=[.$O3]" office:value-type="float" office:value="365" calcext:value-type="float">
            <text:p>365</text:p>
          </table:table-cell>
          <table:table-cell table:formula="of:=[.$O4]" office:value-type="float" office:value="0" calcext:value-type="float">
            <text:p>0</text:p>
          </table:table-cell>
          <table:table-cell table:formula="of:=[.$O5]" office:value-type="float" office:value="0" calcext:value-type="float">
            <text:p>0</text:p>
          </table:table-cell>
          <table:table-cell table:formula="of:=[.$O6]" office:value-type="float" office:value="0" calcext:value-type="float">
            <text:p>0</text:p>
          </table:table-cell>
          <table:table-cell table:formula="of:=[.$O7]" office:value-type="float" office:value="0" calcext:value-type="float">
            <text:p>0</text:p>
          </table:table-cell>
          <table:table-cell table:formula="of:=[.$O8]" office:value-type="float" office:value="0" calcext:value-type="float">
            <text:p>0</text:p>
          </table:table-cell>
          <table:table-cell table:formula="of:=[.$O9]" office:value-type="float" office:value="0" calcext:value-type="float">
            <text:p>0</text:p>
          </table:table-cell>
          <table:table-cell table:formula="of:=[.$O10]" office:value-type="float" office:value="0" calcext:value-type="float">
            <text:p>0</text:p>
          </table:table-cell>
          <table:table-cell table:formula="of:=[.$O11]" office:value-type="float" office:value="0" calcext:value-type="float">
            <text:p>0</text:p>
          </table:table-cell>
          <table:table-cell table:formula="of:=[.$O12]" office:value-type="float" office:value="0" calcext:value-type="float">
            <text:p>0</text:p>
          </table:table-cell>
          <table:table-cell table:formula="of:=[.$O13]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11" office:value-type="float" office:value="0" calcext:value-type="float">
            <text:p>0</text:p>
          </table:table-cell>
          <table:table-cell table:formula="of:=COUNTIF([.D14:.Z14];&quot;&gt;0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24" table:formula="of:=[$Locations.B14]" office:value-type="string" office:string-value="Lourvil" calcext:value-type="string">
            <text:p>Lourvil</text:p>
          </table:table-cell>
          <table:table-cell/>
          <table:table-cell table:formula="of:=[.$P3]" office:value-type="float" office:value="120" calcext:value-type="float">
            <text:p>120</text:p>
          </table:table-cell>
          <table:table-cell table:formula="of:=[.$P4]" office:value-type="float" office:value="0" calcext:value-type="float">
            <text:p>0</text:p>
          </table:table-cell>
          <table:table-cell table:formula="of:=[.$P5]" office:value-type="float" office:value="0" calcext:value-type="float">
            <text:p>0</text:p>
          </table:table-cell>
          <table:table-cell table:formula="of:=[.$P6]" office:value-type="float" office:value="0" calcext:value-type="float">
            <text:p>0</text:p>
          </table:table-cell>
          <table:table-cell table:formula="of:=[.$P7]" office:value-type="float" office:value="0" calcext:value-type="float">
            <text:p>0</text:p>
          </table:table-cell>
          <table:table-cell table:formula="of:=[.$P8]" office:value-type="float" office:value="0" calcext:value-type="float">
            <text:p>0</text:p>
          </table:table-cell>
          <table:table-cell table:formula="of:=[.$P9]" office:value-type="float" office:value="0" calcext:value-type="float">
            <text:p>0</text:p>
          </table:table-cell>
          <table:table-cell table:formula="of:=[.$P10]" office:value-type="float" office:value="0" calcext:value-type="float">
            <text:p>0</text:p>
          </table:table-cell>
          <table:table-cell table:formula="of:=[.$P11]" office:value-type="float" office:value="0" calcext:value-type="float">
            <text:p>0</text:p>
          </table:table-cell>
          <table:table-cell table:formula="of:=[.$P12]" office:value-type="float" office:value="60" calcext:value-type="float">
            <text:p>60</text:p>
          </table:table-cell>
          <table:table-cell table:formula="of:=[.$P13]" office:value-type="float" office:value="0" calcext:value-type="float">
            <text:p>0</text:p>
          </table:table-cell>
          <table:table-cell table:formula="of:=[.$P14]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COUNTIF([.D15:.Z15];&quot;&gt;0&quot;)" office:value-type="float" office:value="4" calcext:value-type="float">
            <text:p>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25" table:formula="of:=[$Locations.B15]" office:value-type="string" office:string-value="LKRM-Westforge" calcext:value-type="string">
            <text:p>LKRM-Westforge</text:p>
          </table:table-cell>
          <table:table-cell/>
          <table:table-cell table:formula="of:=[.$Q3]" office:value-type="float" office:value="0" calcext:value-type="float">
            <text:p>0</text:p>
          </table:table-cell>
          <table:table-cell table:formula="of:=[.$Q4]" office:value-type="float" office:value="0" calcext:value-type="float">
            <text:p>0</text:p>
          </table:table-cell>
          <table:table-cell table:formula="of:=[.$Q5]" office:value-type="float" office:value="0" calcext:value-type="float">
            <text:p>0</text:p>
          </table:table-cell>
          <table:table-cell table:formula="of:=[.$Q6]" office:value-type="float" office:value="0" calcext:value-type="float">
            <text:p>0</text:p>
          </table:table-cell>
          <table:table-cell table:formula="of:=[.$Q7]" office:value-type="float" office:value="0" calcext:value-type="float">
            <text:p>0</text:p>
          </table:table-cell>
          <table:table-cell table:formula="of:=[.$Q8]" office:value-type="float" office:value="0" calcext:value-type="float">
            <text:p>0</text:p>
          </table:table-cell>
          <table:table-cell table:formula="of:=[.$Q9]" office:value-type="float" office:value="0" calcext:value-type="float">
            <text:p>0</text:p>
          </table:table-cell>
          <table:table-cell table:formula="of:=[.$Q10]" office:value-type="float" office:value="0" calcext:value-type="float">
            <text:p>0</text:p>
          </table:table-cell>
          <table:table-cell table:formula="of:=[.$Q11]" office:value-type="float" office:value="0" calcext:value-type="float">
            <text:p>0</text:p>
          </table:table-cell>
          <table:table-cell table:formula="of:=[.$Q12]" office:value-type="float" office:value="0" calcext:value-type="float">
            <text:p>0</text:p>
          </table:table-cell>
          <table:table-cell table:formula="of:=[.$Q13]" office:value-type="float" office:value="0" calcext:value-type="float">
            <text:p>0</text:p>
          </table:table-cell>
          <table:table-cell table:formula="of:=[.$Q14]" office:value-type="float" office:value="0" calcext:value-type="float">
            <text:p>0</text:p>
          </table:table-cell>
          <table:table-cell table:formula="of:=[.$Q15]" office:value-type="float" office:value="10" calcext:value-type="float">
            <text:p>1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9" office:value-type="float" office:value="0" calcext:value-type="float">
            <text:p>0</text:p>
          </table:table-cell>
          <table:table-cell table:formula="of:=COUNTIF([.D16:.Z16];&quot;&gt;0&quot;)" office:value-type="float" office:value="1" calcext:value-type="float">
            <text:p>1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26" table:formula="of:=[$Locations.B16]" office:value-type="string" office:string-value="LKRM-Sandy" calcext:value-type="string">
            <text:p>LKRM-Sandy</text:p>
          </table:table-cell>
          <table:table-cell/>
          <table:table-cell table:formula="of:=[.$R3]" office:value-type="float" office:value="0" calcext:value-type="float">
            <text:p>0</text:p>
          </table:table-cell>
          <table:table-cell table:formula="of:=[.$R4]" office:value-type="float" office:value="0" calcext:value-type="float">
            <text:p>0</text:p>
          </table:table-cell>
          <table:table-cell table:formula="of:=[.$R5]" office:value-type="float" office:value="0" calcext:value-type="float">
            <text:p>0</text:p>
          </table:table-cell>
          <table:table-cell table:formula="of:=[.$R6]" office:value-type="float" office:value="0" calcext:value-type="float">
            <text:p>0</text:p>
          </table:table-cell>
          <table:table-cell table:formula="of:=[.$R7]" office:value-type="float" office:value="0" calcext:value-type="float">
            <text:p>0</text:p>
          </table:table-cell>
          <table:table-cell table:formula="of:=[.$R8]" office:value-type="float" office:value="0" calcext:value-type="float">
            <text:p>0</text:p>
          </table:table-cell>
          <table:table-cell table:formula="of:=[.$R9]" office:value-type="float" office:value="0" calcext:value-type="float">
            <text:p>0</text:p>
          </table:table-cell>
          <table:table-cell table:formula="of:=[.$R10]" office:value-type="float" office:value="0" calcext:value-type="float">
            <text:p>0</text:p>
          </table:table-cell>
          <table:table-cell table:formula="of:=[.$R11]" office:value-type="float" office:value="0" calcext:value-type="float">
            <text:p>0</text:p>
          </table:table-cell>
          <table:table-cell table:formula="of:=[.$R12]" office:value-type="float" office:value="0" calcext:value-type="float">
            <text:p>0</text:p>
          </table:table-cell>
          <table:table-cell table:formula="of:=[.$R13]" office:value-type="float" office:value="0" calcext:value-type="float">
            <text:p>0</text:p>
          </table:table-cell>
          <table:table-cell table:formula="of:=[.$R14]" office:value-type="float" office:value="0" calcext:value-type="float">
            <text:p>0</text:p>
          </table:table-cell>
          <table:table-cell table:formula="of:=[.$R15]" office:value-type="float" office:value="70" calcext:value-type="float">
            <text:p>70</text:p>
          </table:table-cell>
          <table:table-cell table:formula="of:=[.$R16]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COUNTIF([.D17:.Z17];&quot;&gt;0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29" table:formula="of:=[$Locations.B17]" office:value-type="string" office:string-value="Cloud City" calcext:value-type="string">
            <text:p>Cloud City</text:p>
          </table:table-cell>
          <table:table-cell/>
          <table:table-cell table:formula="of:=[.$S3]" office:value-type="float" office:value="50" calcext:value-type="float">
            <text:p>50</text:p>
          </table:table-cell>
          <table:table-cell table:formula="of:=[.$S4]" office:value-type="float" office:value="0" calcext:value-type="float">
            <text:p>0</text:p>
          </table:table-cell>
          <table:table-cell table:formula="of:=[.$S5]" office:value-type="float" office:value="0" calcext:value-type="float">
            <text:p>0</text:p>
          </table:table-cell>
          <table:table-cell table:formula="of:=[.$S6]" office:value-type="float" office:value="0" calcext:value-type="float">
            <text:p>0</text:p>
          </table:table-cell>
          <table:table-cell table:formula="of:=[.$S7]" office:value-type="float" office:value="0" calcext:value-type="float">
            <text:p>0</text:p>
          </table:table-cell>
          <table:table-cell table:formula="of:=[.$S8]" office:value-type="float" office:value="0" calcext:value-type="float">
            <text:p>0</text:p>
          </table:table-cell>
          <table:table-cell table:formula="of:=[.$S9]" office:value-type="float" office:value="0" calcext:value-type="float">
            <text:p>0</text:p>
          </table:table-cell>
          <table:table-cell table:formula="of:=[.$S10]" office:value-type="float" office:value="0" calcext:value-type="float">
            <text:p>0</text:p>
          </table:table-cell>
          <table:table-cell table:formula="of:=[.$S11]" office:value-type="float" office:value="0" calcext:value-type="float">
            <text:p>0</text:p>
          </table:table-cell>
          <table:table-cell table:formula="of:=[.$S12]" office:value-type="float" office:value="0" calcext:value-type="float">
            <text:p>0</text:p>
          </table:table-cell>
          <table:table-cell table:formula="of:=[.$S13]" office:value-type="float" office:value="0" calcext:value-type="float">
            <text:p>0</text:p>
          </table:table-cell>
          <table:table-cell table:formula="of:=[.$S14]" office:value-type="float" office:value="0" calcext:value-type="float">
            <text:p>0</text:p>
          </table:table-cell>
          <table:table-cell table:formula="of:=[.$S15]" office:value-type="float" office:value="0" calcext:value-type="float">
            <text:p>0</text:p>
          </table:table-cell>
          <table:table-cell table:formula="of:=[.$S16]" office:value-type="float" office:value="0" calcext:value-type="float">
            <text:p>0</text:p>
          </table:table-cell>
          <table:table-cell table:formula="of:=[.$S17]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COUNTIF([.D18:.Z18];&quot;&gt;0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20" table:formula="of:=[$Locations.B18]" office:value-type="string" office:string-value="Area 64" calcext:value-type="string">
            <text:p>Area 64</text:p>
          </table:table-cell>
          <table:table-cell/>
          <table:table-cell table:formula="of:=[.$T3]" office:value-type="float" office:value="50" calcext:value-type="float">
            <text:p>50</text:p>
          </table:table-cell>
          <table:table-cell table:formula="of:=[.$T4]" office:value-type="float" office:value="0" calcext:value-type="float">
            <text:p>0</text:p>
          </table:table-cell>
          <table:table-cell table:formula="of:=[.$T5]" office:value-type="float" office:value="0" calcext:value-type="float">
            <text:p>0</text:p>
          </table:table-cell>
          <table:table-cell table:formula="of:=[.$T6]" office:value-type="float" office:value="0" calcext:value-type="float">
            <text:p>0</text:p>
          </table:table-cell>
          <table:table-cell table:formula="of:=[.$T7]" office:value-type="float" office:value="20" calcext:value-type="float">
            <text:p>20</text:p>
          </table:table-cell>
          <table:table-cell table:formula="of:=[.$T8]" office:value-type="float" office:value="30" calcext:value-type="float">
            <text:p>30</text:p>
          </table:table-cell>
          <table:table-cell table:formula="of:=[.$T9]" office:value-type="float" office:value="0" calcext:value-type="float">
            <text:p>0</text:p>
          </table:table-cell>
          <table:table-cell table:formula="of:=[.$T10]" office:value-type="float" office:value="0" calcext:value-type="float">
            <text:p>0</text:p>
          </table:table-cell>
          <table:table-cell table:formula="of:=[.$T11]" office:value-type="float" office:value="0" calcext:value-type="float">
            <text:p>0</text:p>
          </table:table-cell>
          <table:table-cell table:formula="of:=[.$T12]" office:value-type="float" office:value="0" calcext:value-type="float">
            <text:p>0</text:p>
          </table:table-cell>
          <table:table-cell table:formula="of:=[.$T13]" office:value-type="float" office:value="0" calcext:value-type="float">
            <text:p>0</text:p>
          </table:table-cell>
          <table:table-cell table:formula="of:=[.$T14]" office:value-type="float" office:value="0" calcext:value-type="float">
            <text:p>0</text:p>
          </table:table-cell>
          <table:table-cell table:formula="of:=[.$T15]" office:value-type="float" office:value="0" calcext:value-type="float">
            <text:p>0</text:p>
          </table:table-cell>
          <table:table-cell table:formula="of:=[.$T16]" office:value-type="float" office:value="0" calcext:value-type="float">
            <text:p>0</text:p>
          </table:table-cell>
          <table:table-cell table:formula="of:=[.$T17]" office:value-type="float" office:value="0" calcext:value-type="float">
            <text:p>0</text:p>
          </table:table-cell>
          <table:table-cell table:formula="of:=[.$T18]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COUNTIF([.D19:.Z19];&quot;&gt;0&quot;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23" table:formula="of:=[$Locations.B19]" office:value-type="string" office:string-value="Cargo Depot" calcext:value-type="string">
            <text:p>Cargo Depot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UNTIF([.D20:.Z20];&quot;&gt;0&quot;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14" table:formula="of:=[$Locations.B20]" office:value-type="string" office:string-value="CyberTech" calcext:value-type="string">
            <text:p>CyberTech</text:p>
          </table:table-cell>
          <table:table-cell/>
          <table:table-cell table:number-columns-repeated="17"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UNTIF([.D21:.Z21];&quot;&gt;0&quot;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14" table:formula="of:=[$Locations.B21]" office:value-type="string" office:string-value="Fobos" calcext:value-type="string">
            <text:p>Fobos</text:p>
          </table:table-cell>
          <table:table-cell/>
          <table:table-cell table:number-columns-repeated="18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D22:.Z22];&quot;&gt;0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32" table:formula="of:=[$Locations.B22]" office:value-type="string" office:string-value="Sakigake" calcext:value-type="string">
            <text:p>Sakigake</text:p>
          </table:table-cell>
          <table:table-cell/>
          <table:table-cell table:number-columns-repeated="17"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220" calcext:value-type="float">
            <text:p>220</text:p>
          </table:table-cell>
          <table:table-cell office:value-type="float" office:value="300" calcext:value-type="float">
            <text:p>300</text:p>
          </table:table-cell>
          <table:table-cell table:formula="of:=COUNTIF([.D23:.Z23];&quot;&gt;0&quot;)" office:value-type="float" office:value="4" calcext:value-type="float">
            <text:p>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32" table:formula="of:=[$Locations.B23]" office:value-type="string" office:string-value="Nozomi" calcext:value-type="string">
            <text:p>Nozomi</text:p>
          </table:table-cell>
          <table:table-cell/>
          <table:table-cell table:number-columns-repeated="20" office:value-type="float" office:value="0" calcext:value-type="float">
            <text:p>0</text:p>
          </table:table-cell>
          <table:table-cell office:value-type="float" office:value="220" calcext:value-type="float">
            <text:p>220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COUNTIF([.D24:.Z24];&quot;&gt;0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32" table:formula="of:=[$Locations.B24]" office:value-type="string" office:string-value="Akatsuki" calcext:value-type="string">
            <text:p>Akatsuki</text:p>
          </table:table-cell>
          <table:table-cell/>
          <table:table-cell table:number-columns-repeated="20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formula="of:=COUNTIF([.D25:.Z25];&quot;&gt;0&quot;)" office:value-type="float" office:value="1" calcext:value-type="float">
            <text:p>1</text:p>
          </table:table-cell>
        </table:table-row>
      </table:table>
      <table:table table:name="Prices" table:style-name="ta1">
        <office:forms form:automatic-focus="false" form:apply-design-mode="false"/>
        <table:table-column table:style-name="co1" table:default-cell-style-name="ce16"/>
        <table:table-column table:style-name="co9" table:default-cell-style-name="ce29"/>
        <table:table-column table:style-name="co10" table:default-cell-style-name="ce28"/>
        <table:table-column table:style-name="co1" table:number-columns-repeated="15" table:default-cell-style-name="Default"/>
        <table:table-column table:style-name="co11" table:number-columns-repeated="2" table:default-cell-style-name="Default"/>
        <table:table-column table:style-name="co1" table:number-columns-repeated="8" table:default-cell-style-name="Default"/>
        <table:table-column table:style-name="co12" table:default-cell-style-name="ce16"/>
        <table:table-row table:style-name="ro1">
          <table:table-cell table:style-name="Default" table:number-columns-repeated="2"/>
          <table:table-cell table:style-name="Default" office:value-type="float" office:value="10" calcext:value-type="float">
            <text:p>10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 table:style-name="ce29" table:formula="of:=[$Items.$B2]" office:value-type="string" office:string-value="Graphene" calcext:value-type="string">
            <text:p>Graphene</text:p>
          </table:table-cell>
          <table:table-cell table:style-name="ce29" table:formula="of:=[$Items.$B3]" office:value-type="string" office:string-value="Agricult Sup." calcext:value-type="string">
            <text:p>Agricult Sup.</text:p>
          </table:table-cell>
          <table:table-cell table:style-name="ce29" table:formula="of:=[$Items.$B4]" office:value-type="string" office:string-value="Synth Comp" calcext:value-type="string">
            <text:p>Synth Comp</text:p>
          </table:table-cell>
          <table:table-cell table:style-name="ce29" table:formula="of:=[$Items.$B5]" office:value-type="string" office:string-value="Aluminum" calcext:value-type="string">
            <text:p>Aluminum</text:p>
          </table:table-cell>
          <table:table-cell table:style-name="ce29" table:formula="of:=[$Items.$B6]" office:value-type="string" office:string-value="Astatine" calcext:value-type="string">
            <text:p>Astatine</text:p>
          </table:table-cell>
          <table:table-cell table:style-name="ce29" table:formula="of:=[$Items.$B7]" office:value-type="string" office:string-value="Beryllium" calcext:value-type="string">
            <text:p>Beryllium</text:p>
          </table:table-cell>
          <table:table-cell table:style-name="ce29" table:formula="of:=[$Items.$B8]" office:value-type="string" office:string-value="Chlorine" calcext:value-type="string">
            <text:p>Chlorine</text:p>
          </table:table-cell>
          <table:table-cell table:style-name="ce29" table:formula="of:=[$Items.$B9]" office:value-type="string" office:string-value="Corundum" calcext:value-type="string">
            <text:p>Corundum</text:p>
          </table:table-cell>
          <table:table-cell table:style-name="ce29" table:formula="of:=[$Items.$B10]" office:value-type="string" office:string-value="Diamond" calcext:value-type="string">
            <text:p>Diamond</text:p>
          </table:table-cell>
          <table:table-cell table:style-name="ce29" table:formula="of:=[$Items.$B11]" office:value-type="string" office:string-value="Spirits" calcext:value-type="string">
            <text:p>Spirits</text:p>
          </table:table-cell>
          <table:table-cell table:style-name="ce29" table:formula="of:=[$Items.$B12]" office:value-type="string" office:string-value="Fluorine" calcext:value-type="string">
            <text:p>Fluorine</text:p>
          </table:table-cell>
          <table:table-cell table:style-name="ce29" table:formula="of:=[$Items.$B13]" office:value-type="string" office:string-value="Gold" calcext:value-type="string">
            <text:p>Gold</text:p>
          </table:table-cell>
          <table:table-cell table:style-name="ce29" table:formula="of:=[$Items.$B14]" office:value-type="string" office:string-value="Hydrogen" calcext:value-type="string">
            <text:p>Hydrogen</text:p>
          </table:table-cell>
          <table:table-cell table:style-name="ce29" table:formula="of:=[$Items.$B15]" office:value-type="string" office:string-value="Iodine" calcext:value-type="string">
            <text:p>Iodine</text:p>
          </table:table-cell>
          <table:table-cell table:style-name="ce29" table:formula="of:=[$Items.$B16]" office:value-type="string" office:string-value="Tennessine" calcext:value-type="string">
            <text:p>Tennessine</text:p>
          </table:table-cell>
          <table:table-cell table:style-name="ce29" table:formula="of:=[$Items.$B17]" office:value-type="string" office:string-value="Medical Sup." calcext:value-type="string">
            <text:p>Medical Sup.</text:p>
          </table:table-cell>
          <table:table-cell table:style-name="ce29" table:formula="of:=[$Items.$B18]" office:value-type="string" office:string-value="Processed Food" calcext:value-type="string">
            <text:p>Processed Food</text:p>
          </table:table-cell>
          <table:table-cell table:style-name="ce29" table:formula="of:=[$Items.$B19]" office:value-type="string" office:string-value="Quartz" calcext:value-type="string">
            <text:p>Quartz</text:p>
          </table:table-cell>
          <table:table-cell table:style-name="ce29" table:formula="of:=[$Items.$B20]" office:value-type="string" office:string-value="Scrap" calcext:value-type="string">
            <text:p>Scrap</text:p>
          </table:table-cell>
          <table:table-cell table:style-name="ce29" table:formula="of:=[$Items.$B21]" office:value-type="string" office:string-value="Stims" calcext:value-type="string">
            <text:p>Stims</text:p>
          </table:table-cell>
          <table:table-cell table:style-name="ce29" table:formula="of:=[$Items.$B22]" office:value-type="string" office:string-value="Titanium" calcext:value-type="string">
            <text:p>Titanium</text:p>
          </table:table-cell>
          <table:table-cell table:style-name="ce29" table:formula="of:=[$Items.$B23]" office:value-type="string" office:string-value="Tungsten" calcext:value-type="string">
            <text:p>Tungsten</text:p>
          </table:table-cell>
          <table:table-cell table:style-name="ce29" table:formula="of:=[$Items.$B24]" office:value-type="string" office:string-value="Waste" calcext:value-type="string">
            <text:p>Waste</text:p>
          </table:table-cell>
          <table:table-cell table:style-name="ce29" table:formula="of:=[$Items.$B25]" office:value-type="string" office:string-value="Black Lace" calcext:value-type="string">
            <text:p>Black Lace</text:p>
          </table:table-cell>
          <table:table-cell/>
          <table:table-cell table:style-name="Default" office:value-type="string" calcext:value-type="string">
            <text:p>Items per Loc</text:p>
          </table:table-cell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No of locations</text:p>
          </table:table-cell>
          <table:table-cell table:formula="of:=COUNTIF([.D7:.D31];&quot;&gt;0&quot;)" office:value-type="float" office:value="8" calcext:value-type="float">
            <text:p>8</text:p>
          </table:table-cell>
          <table:table-cell table:formula="of:=COUNTIF([.E7:.E31];&quot;&gt;0&quot;)" office:value-type="float" office:value="7" calcext:value-type="float">
            <text:p>7</text:p>
          </table:table-cell>
          <table:table-cell table:formula="of:=COUNTIF([.F7:.F31];&quot;&gt;0&quot;)" office:value-type="float" office:value="9" calcext:value-type="float">
            <text:p>9</text:p>
          </table:table-cell>
          <table:table-cell table:formula="of:=COUNTIF([.G7:.G31];&quot;&gt;0&quot;)" office:value-type="float" office:value="8" calcext:value-type="float">
            <text:p>8</text:p>
          </table:table-cell>
          <table:table-cell table:formula="of:=COUNTIF([.H7:.H31];&quot;&gt;0&quot;)" office:value-type="float" office:value="5" calcext:value-type="float">
            <text:p>5</text:p>
          </table:table-cell>
          <table:table-cell table:formula="of:=COUNTIF([.I7:.I31];&quot;&gt;0&quot;)" office:value-type="float" office:value="10" calcext:value-type="float">
            <text:p>10</text:p>
          </table:table-cell>
          <table:table-cell table:formula="of:=COUNTIF([.J7:.J31];&quot;&gt;0&quot;)" office:value-type="float" office:value="7" calcext:value-type="float">
            <text:p>7</text:p>
          </table:table-cell>
          <table:table-cell table:formula="of:=COUNTIF([.K7:.K31];&quot;&gt;0&quot;)" office:value-type="float" office:value="9" calcext:value-type="float">
            <text:p>9</text:p>
          </table:table-cell>
          <table:table-cell table:formula="of:=COUNTIF([.L7:.L31];&quot;&gt;0&quot;)" office:value-type="float" office:value="7" calcext:value-type="float">
            <text:p>7</text:p>
          </table:table-cell>
          <table:table-cell table:formula="of:=COUNTIF([.M7:.M31];&quot;&gt;0&quot;)" office:value-type="float" office:value="14" calcext:value-type="float">
            <text:p>14</text:p>
          </table:table-cell>
          <table:table-cell table:formula="of:=COUNTIF([.N7:.N31];&quot;&gt;0&quot;)" office:value-type="float" office:value="6" calcext:value-type="float">
            <text:p>6</text:p>
          </table:table-cell>
          <table:table-cell table:formula="of:=COUNTIF([.O7:.O31];&quot;&gt;0&quot;)" office:value-type="float" office:value="9" calcext:value-type="float">
            <text:p>9</text:p>
          </table:table-cell>
          <table:table-cell table:formula="of:=COUNTIF([.P7:.P31];&quot;&gt;0&quot;)" office:value-type="float" office:value="13" calcext:value-type="float">
            <text:p>13</text:p>
          </table:table-cell>
          <table:table-cell table:formula="of:=COUNTIF([.Q7:.Q31];&quot;&gt;0&quot;)" office:value-type="float" office:value="7" calcext:value-type="float">
            <text:p>7</text:p>
          </table:table-cell>
          <table:table-cell table:formula="of:=COUNTIF([.R7:.R31];&quot;&gt;0&quot;)" office:value-type="float" office:value="6" calcext:value-type="float">
            <text:p>6</text:p>
          </table:table-cell>
          <table:table-cell table:formula="of:=COUNTIF([.S7:.S31];&quot;&gt;0&quot;)" office:value-type="float" office:value="13" calcext:value-type="float">
            <text:p>13</text:p>
          </table:table-cell>
          <table:table-cell table:formula="of:=COUNTIF([.T7:.T31];&quot;&gt;0&quot;)" office:value-type="float" office:value="13" calcext:value-type="float">
            <text:p>13</text:p>
          </table:table-cell>
          <table:table-cell table:formula="of:=COUNTIF([.U7:.U31];&quot;&gt;0&quot;)" office:value-type="float" office:value="6" calcext:value-type="float">
            <text:p>6</text:p>
          </table:table-cell>
          <table:table-cell table:formula="of:=COUNTIF([.V7:.V31];&quot;&gt;0&quot;)" office:value-type="float" office:value="6" calcext:value-type="float">
            <text:p>6</text:p>
          </table:table-cell>
          <table:table-cell table:formula="of:=COUNTIF([.W7:.W31];&quot;&gt;0&quot;)" office:value-type="float" office:value="9" calcext:value-type="float">
            <text:p>9</text:p>
          </table:table-cell>
          <table:table-cell table:formula="of:=COUNTIF([.X7:.X31];&quot;&gt;0&quot;)" office:value-type="float" office:value="8" calcext:value-type="float">
            <text:p>8</text:p>
          </table:table-cell>
          <table:table-cell table:formula="of:=COUNTIF([.Y7:.Y31];&quot;&gt;0&quot;)" office:value-type="float" office:value="7" calcext:value-type="float">
            <text:p>7</text:p>
          </table:table-cell>
          <table:table-cell table:formula="of:=COUNTIF([.Z7:.Z31];&quot;&gt;0&quot;)" office:value-type="float" office:value="11" calcext:value-type="float">
            <text:p>11</text:p>
          </table:table-cell>
          <table:table-cell table:formula="of:=COUNTIF([.AA7:.AA31];&quot;&gt;0&quot;)" office:value-type="float" office:value="11" calcext:value-type="float">
            <text:p>11</text:p>
          </table:table-cell>
          <table:table-cell/>
          <table:table-cell table:style-name="Default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Min</text:p>
          </table:table-cell>
          <table:table-cell table:formula="of:=COM.MICROSOFT.MINIFS([.D7:.D29];[.D7:.D29];&quot;&gt;0&quot;)" office:value-type="float" office:value="180" calcext:value-type="float">
            <text:p>180</text:p>
          </table:table-cell>
          <table:table-cell table:formula="of:=COM.MICROSOFT.MINIFS([.E7:.E29];[.E7:.E29];&quot;&gt;0&quot;)" office:value-type="float" office:value="12" calcext:value-type="float">
            <text:p>12</text:p>
          </table:table-cell>
          <table:table-cell table:formula="of:=COM.MICROSOFT.MINIFS([.F7:.F29];[.F7:.F29];&quot;&gt;0&quot;)" office:value-type="float" office:value="97" calcext:value-type="float">
            <text:p>97</text:p>
          </table:table-cell>
          <table:table-cell table:formula="of:=COM.MICROSOFT.MINIFS([.G7:.G29];[.G7:.G29];&quot;&gt;0&quot;)" office:value-type="float" office:value="12" calcext:value-type="float">
            <text:p>12</text:p>
          </table:table-cell>
          <table:table-cell table:formula="of:=COM.MICROSOFT.MINIFS([.H7:.H29];[.H7:.H29];&quot;&gt;0&quot;)" office:value-type="float" office:value="60" calcext:value-type="float">
            <text:p>60</text:p>
          </table:table-cell>
          <table:table-cell table:formula="of:=COM.MICROSOFT.MINIFS([.I7:.I29];[.I7:.I29];&quot;&gt;0&quot;)" office:value-type="float" office:value="27" calcext:value-type="float">
            <text:p>27</text:p>
          </table:table-cell>
          <table:table-cell table:formula="of:=COM.MICROSOFT.MINIFS([.J7:.J29];[.J7:.J29];&quot;&gt;0&quot;)" office:value-type="float" office:value="10" calcext:value-type="float">
            <text:p>10</text:p>
          </table:table-cell>
          <table:table-cell table:formula="of:=COM.MICROSOFT.MINIFS([.K7:.K29];[.K7:.K29];&quot;&gt;0&quot;)" office:value-type="float" office:value="18" calcext:value-type="float">
            <text:p>18</text:p>
          </table:table-cell>
          <table:table-cell table:formula="of:=COM.MICROSOFT.MINIFS([.L7:.L29];[.L7:.L29];&quot;&gt;0&quot;)" office:value-type="float" office:value="39" calcext:value-type="float">
            <text:p>39</text:p>
          </table:table-cell>
          <table:table-cell table:formula="of:=COM.MICROSOFT.MINIFS([.M7:.M29];[.M7:.M29];&quot;&gt;0&quot;)" office:value-type="float" office:value="16" calcext:value-type="float">
            <text:p>16</text:p>
          </table:table-cell>
          <table:table-cell table:formula="of:=COM.MICROSOFT.MINIFS([.N7:.N29];[.N7:.N29];&quot;&gt;0&quot;)" office:value-type="float" office:value="15" calcext:value-type="float">
            <text:p>15</text:p>
          </table:table-cell>
          <table:table-cell table:formula="of:=COM.MICROSOFT.MINIFS([.O7:.O29];[.O7:.O29];&quot;&gt;0&quot;)" office:value-type="float" office:value="56" calcext:value-type="float">
            <text:p>56</text:p>
          </table:table-cell>
          <table:table-cell table:formula="of:=COM.MICROSOFT.MINIFS([.P7:.P29];[.P7:.P29];&quot;&gt;0&quot;)" office:value-type="float" office:value="8" calcext:value-type="float">
            <text:p>8</text:p>
          </table:table-cell>
          <table:table-cell table:formula="of:=COM.MICROSOFT.MINIFS([.Q7:.Q29];[.Q7:.Q29];&quot;&gt;0&quot;)" office:value-type="float" office:value="10" calcext:value-type="float">
            <text:p>10</text:p>
          </table:table-cell>
          <table:table-cell table:formula="of:=COM.MICROSOFT.MINIFS([.R7:.R29];[.R7:.R29];&quot;&gt;0&quot;)" office:value-type="float" office:value="250" calcext:value-type="float">
            <text:p>250</text:p>
          </table:table-cell>
          <table:table-cell table:formula="of:=COM.MICROSOFT.MINIFS([.S7:.S29];[.S7:.S29];&quot;&gt;0&quot;)" office:value-type="float" office:value="150" calcext:value-type="float">
            <text:p>150</text:p>
          </table:table-cell>
          <table:table-cell table:formula="of:=COM.MICROSOFT.MINIFS([.T7:.T29];[.T7:.T29];&quot;&gt;0&quot;)" office:value-type="float" office:value="10" calcext:value-type="float">
            <text:p>10</text:p>
          </table:table-cell>
          <table:table-cell table:formula="of:=COM.MICROSOFT.MINIFS([.U7:.U29];[.U7:.U29];&quot;&gt;0&quot;)" office:value-type="float" office:value="10" calcext:value-type="float">
            <text:p>10</text:p>
          </table:table-cell>
          <table:table-cell table:formula="of:=COM.MICROSOFT.MINIFS([.V7:.V29];[.V7:.V29];&quot;&gt;0&quot;)" office:value-type="float" office:value="5" calcext:value-type="float">
            <text:p>5</text:p>
          </table:table-cell>
          <table:table-cell table:formula="of:=COM.MICROSOFT.MINIFS([.W7:.W29];[.W7:.W29];&quot;&gt;0&quot;)" office:value-type="float" office:value="22" calcext:value-type="float">
            <text:p>22</text:p>
          </table:table-cell>
          <table:table-cell table:formula="of:=COM.MICROSOFT.MINIFS([.X7:.X29];[.X7:.X29];&quot;&gt;0&quot;)" office:value-type="float" office:value="78" calcext:value-type="float">
            <text:p>78</text:p>
          </table:table-cell>
          <table:table-cell table:formula="of:=COM.MICROSOFT.MINIFS([.Y7:.Y29];[.Y7:.Y29];&quot;&gt;0&quot;)" office:value-type="float" office:value="25" calcext:value-type="float">
            <text:p>25</text:p>
          </table:table-cell>
          <table:table-cell table:formula="of:=COM.MICROSOFT.MINIFS([.Z7:.Z29];[.Z7:.Z29];&quot;&gt;0&quot;)" office:value-type="float" office:value="1" calcext:value-type="float">
            <text:p>1</text:p>
          </table:table-cell>
          <table:table-cell table:formula="of:=COM.MICROSOFT.MINIFS([.AA7:.AA29];[.AA7:.AA29];&quot;&gt;0&quot;)" office:value-type="float" office:value="146" calcext:value-type="float">
            <text:p>146</text:p>
          </table:table-cell>
          <table:table-cell/>
          <table:table-cell table:style-name="Default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Max</text:p>
          </table:table-cell>
          <table:table-cell table:formula="of:=COM.MICROSOFT.MAXIFS([.D7:.D29];[.D7:.D29];&quot;&gt;0&quot;)" office:value-type="float" office:value="256" calcext:value-type="float">
            <text:p>256</text:p>
          </table:table-cell>
          <table:table-cell table:formula="of:=COM.MICROSOFT.MAXIFS([.E7:.E29];[.E7:.E29];&quot;&gt;0&quot;)" office:value-type="float" office:value="40" calcext:value-type="float">
            <text:p>40</text:p>
          </table:table-cell>
          <table:table-cell table:formula="of:=COM.MICROSOFT.MAXIFS([.F7:.F29];[.F7:.F29];&quot;&gt;0&quot;)" office:value-type="float" office:value="250" calcext:value-type="float">
            <text:p>250</text:p>
          </table:table-cell>
          <table:table-cell table:formula="of:=COM.MICROSOFT.MAXIFS([.G7:.G29];[.G7:.G29];&quot;&gt;0&quot;)" office:value-type="float" office:value="25" calcext:value-type="float">
            <text:p>25</text:p>
          </table:table-cell>
          <table:table-cell table:formula="of:=COM.MICROSOFT.MAXIFS([.H7:.H29];[.H7:.H29];&quot;&gt;0&quot;)" office:value-type="float" office:value="83" calcext:value-type="float">
            <text:p>83</text:p>
          </table:table-cell>
          <table:table-cell table:formula="of:=COM.MICROSOFT.MAXIFS([.I7:.I29];[.I7:.I29];&quot;&gt;0&quot;)" office:value-type="float" office:value="49" calcext:value-type="float">
            <text:p>49</text:p>
          </table:table-cell>
          <table:table-cell table:formula="of:=COM.MICROSOFT.MAXIFS([.J7:.J29];[.J7:.J29];&quot;&gt;0&quot;)" office:value-type="float" office:value="23" calcext:value-type="float">
            <text:p>23</text:p>
          </table:table-cell>
          <table:table-cell table:formula="of:=COM.MICROSOFT.MAXIFS([.K7:.K29];[.K7:.K29];&quot;&gt;0&quot;)" office:value-type="float" office:value="30" calcext:value-type="float">
            <text:p>30</text:p>
          </table:table-cell>
          <table:table-cell table:formula="of:=COM.MICROSOFT.MAXIFS([.L7:.L29];[.L7:.L29];&quot;&gt;0&quot;)" office:value-type="float" office:value="69" calcext:value-type="float">
            <text:p>69</text:p>
          </table:table-cell>
          <table:table-cell table:formula="of:=COM.MICROSOFT.MAXIFS([.M7:.M29];[.M7:.M29];&quot;&gt;0&quot;)" office:value-type="float" office:value="40" calcext:value-type="float">
            <text:p>40</text:p>
          </table:table-cell>
          <table:table-cell table:formula="of:=COM.MICROSOFT.MAXIFS([.N7:.N29];[.N7:.N29];&quot;&gt;0&quot;)" office:value-type="float" office:value="28" calcext:value-type="float">
            <text:p>28</text:p>
          </table:table-cell>
          <table:table-cell table:formula="of:=COM.MICROSOFT.MAXIFS([.O7:.O29];[.O7:.O29];&quot;&gt;0&quot;)" office:value-type="float" office:value="68" calcext:value-type="float">
            <text:p>68</text:p>
          </table:table-cell>
          <table:table-cell table:formula="of:=COM.MICROSOFT.MAXIFS([.P7:.P29];[.P7:.P29];&quot;&gt;0&quot;)" office:value-type="float" office:value="44" calcext:value-type="float">
            <text:p>44</text:p>
          </table:table-cell>
          <table:table-cell table:formula="of:=COM.MICROSOFT.MAXIFS([.Q7:.Q29];[.Q7:.Q29];&quot;&gt;0&quot;)" office:value-type="float" office:value="24" calcext:value-type="float">
            <text:p>24</text:p>
          </table:table-cell>
          <table:table-cell table:formula="of:=COM.MICROSOFT.MAXIFS([.R7:.R29];[.R7:.R29];&quot;&gt;0&quot;)" office:value-type="float" office:value="291" calcext:value-type="float">
            <text:p>291</text:p>
          </table:table-cell>
          <table:table-cell table:formula="of:=COM.MICROSOFT.MAXIFS([.S7:.S29];[.S7:.S29];&quot;&gt;0&quot;)" office:value-type="float" office:value="185" calcext:value-type="float">
            <text:p>185</text:p>
          </table:table-cell>
          <table:table-cell table:formula="of:=COM.MICROSOFT.MAXIFS([.T7:.T29];[.T7:.T29];&quot;&gt;0&quot;)" office:value-type="float" office:value="20" calcext:value-type="float">
            <text:p>20</text:p>
          </table:table-cell>
          <table:table-cell table:formula="of:=COM.MICROSOFT.MAXIFS([.U7:.U29];[.U7:.U29];&quot;&gt;0&quot;)" office:value-type="float" office:value="33" calcext:value-type="float">
            <text:p>33</text:p>
          </table:table-cell>
          <table:table-cell table:formula="of:=COM.MICROSOFT.MAXIFS([.V7:.V29];[.V7:.V29];&quot;&gt;0&quot;)" office:value-type="float" office:value="20" calcext:value-type="float">
            <text:p>20</text:p>
          </table:table-cell>
          <table:table-cell table:formula="of:=COM.MICROSOFT.MAXIFS([.W7:.W29];[.W7:.W29];&quot;&gt;0&quot;)" office:value-type="float" office:value="36" calcext:value-type="float">
            <text:p>36</text:p>
          </table:table-cell>
          <table:table-cell table:formula="of:=COM.MICROSOFT.MAXIFS([.X7:.X29];[.X7:.X29];&quot;&gt;0&quot;)" office:value-type="float" office:value="99" calcext:value-type="float">
            <text:p>99</text:p>
          </table:table-cell>
          <table:table-cell table:formula="of:=COM.MICROSOFT.MAXIFS([.Y7:.Y29];[.Y7:.Y29];&quot;&gt;0&quot;)" office:value-type="float" office:value="47" calcext:value-type="float">
            <text:p>47</text:p>
          </table:table-cell>
          <table:table-cell table:formula="of:=COM.MICROSOFT.MAXIFS([.Z7:.Z29];[.Z7:.Z29];&quot;&gt;0&quot;)" office:value-type="float" office:value="3" calcext:value-type="float">
            <text:p>3</text:p>
          </table:table-cell>
          <table:table-cell table:formula="of:=COM.MICROSOFT.MAXIFS([.AA7:.AA29];[.AA7:.AA29];&quot;&gt;0&quot;)" office:value-type="float" office:value="480" calcext:value-type="float">
            <text:p>480</text:p>
          </table:table-cell>
          <table:table-cell/>
          <table:table-cell table:style-name="Default"/>
        </table:table-row>
        <table:table-row table:style-name="ro1">
          <table:table-cell table:style-name="Default" table:number-columns-repeated="2"/>
          <table:table-cell table:style-name="ce27" office:value-type="string" calcext:value-type="string">
            <text:p>Diff</text:p>
          </table:table-cell>
          <table:table-cell table:style-name="ce27" table:formula="of:=[.D5]-[.D4]" office:value-type="float" office:value="76" calcext:value-type="float">
            <text:p>76</text:p>
          </table:table-cell>
          <table:table-cell table:style-name="ce27" table:formula="of:=[.E5]-[.E4]" office:value-type="float" office:value="28" calcext:value-type="float">
            <text:p>28</text:p>
          </table:table-cell>
          <table:table-cell table:style-name="ce27" table:formula="of:=[.F5]-[.F4]" office:value-type="float" office:value="153" calcext:value-type="float">
            <text:p>153</text:p>
          </table:table-cell>
          <table:table-cell table:style-name="ce27" table:formula="of:=[.G5]-[.G4]" office:value-type="float" office:value="13" calcext:value-type="float">
            <text:p>13</text:p>
          </table:table-cell>
          <table:table-cell table:style-name="ce27" table:formula="of:=[.H5]-[.H4]" office:value-type="float" office:value="23" calcext:value-type="float">
            <text:p>23</text:p>
          </table:table-cell>
          <table:table-cell table:style-name="ce27" table:formula="of:=[.I5]-[.I4]" office:value-type="float" office:value="22" calcext:value-type="float">
            <text:p>22</text:p>
          </table:table-cell>
          <table:table-cell table:style-name="ce27" table:formula="of:=[.J5]-[.J4]" office:value-type="float" office:value="13" calcext:value-type="float">
            <text:p>13</text:p>
          </table:table-cell>
          <table:table-cell table:style-name="ce27" table:formula="of:=[.K5]-[.K4]" office:value-type="float" office:value="12" calcext:value-type="float">
            <text:p>12</text:p>
          </table:table-cell>
          <table:table-cell table:style-name="ce27" table:formula="of:=[.L5]-[.L4]" office:value-type="float" office:value="30" calcext:value-type="float">
            <text:p>30</text:p>
          </table:table-cell>
          <table:table-cell table:style-name="ce27" table:formula="of:=[.M5]-[.M4]" office:value-type="float" office:value="24" calcext:value-type="float">
            <text:p>24</text:p>
          </table:table-cell>
          <table:table-cell table:style-name="ce27" table:formula="of:=[.N5]-[.N4]" office:value-type="float" office:value="13" calcext:value-type="float">
            <text:p>13</text:p>
          </table:table-cell>
          <table:table-cell table:style-name="ce27" table:formula="of:=[.O5]-[.O4]" office:value-type="float" office:value="12" calcext:value-type="float">
            <text:p>12</text:p>
          </table:table-cell>
          <table:table-cell table:style-name="ce27" table:formula="of:=[.P5]-[.P4]" office:value-type="float" office:value="36" calcext:value-type="float">
            <text:p>36</text:p>
          </table:table-cell>
          <table:table-cell table:style-name="ce27" table:formula="of:=[.Q5]-[.Q4]" office:value-type="float" office:value="14" calcext:value-type="float">
            <text:p>14</text:p>
          </table:table-cell>
          <table:table-cell table:style-name="ce27" table:formula="of:=[.R5]-[.R4]" office:value-type="float" office:value="41" calcext:value-type="float">
            <text:p>41</text:p>
          </table:table-cell>
          <table:table-cell table:style-name="ce27" table:formula="of:=[.S5]-[.S4]" office:value-type="float" office:value="35" calcext:value-type="float">
            <text:p>35</text:p>
          </table:table-cell>
          <table:table-cell table:style-name="ce27" table:formula="of:=[.T5]-[.T4]" office:value-type="float" office:value="10" calcext:value-type="float">
            <text:p>10</text:p>
          </table:table-cell>
          <table:table-cell table:style-name="ce27" table:formula="of:=[.U5]-[.U4]" office:value-type="float" office:value="23" calcext:value-type="float">
            <text:p>23</text:p>
          </table:table-cell>
          <table:table-cell table:style-name="ce27" table:formula="of:=[.V5]-[.V4]" office:value-type="float" office:value="15" calcext:value-type="float">
            <text:p>15</text:p>
          </table:table-cell>
          <table:table-cell table:style-name="ce27" table:formula="of:=[.W5]-[.W4]" office:value-type="float" office:value="14" calcext:value-type="float">
            <text:p>14</text:p>
          </table:table-cell>
          <table:table-cell table:style-name="ce27" table:formula="of:=[.X5]-[.X4]" office:value-type="float" office:value="21" calcext:value-type="float">
            <text:p>21</text:p>
          </table:table-cell>
          <table:table-cell table:style-name="ce27" table:formula="of:=[.Y5]-[.Y4]" office:value-type="float" office:value="22" calcext:value-type="float">
            <text:p>22</text:p>
          </table:table-cell>
          <table:table-cell table:style-name="ce27" table:formula="of:=[.Z5]-[.Z4]" office:value-type="float" office:value="2" calcext:value-type="float">
            <text:p>2</text:p>
          </table:table-cell>
          <table:table-cell table:style-name="ce27" table:formula="of:=[.AA5]-[.AA4]" office:value-type="float" office:value="334" calcext:value-type="float">
            <text:p>334</text:p>
          </table:table-cell>
          <table:table-cell/>
          <table:table-cell table:style-name="Default"/>
        </table:table-row>
        <table:table-row table:style-name="ro1">
          <table:table-cell table:formula="of:=[Distance.A3]" office:value-type="float" office:value="0" calcext:value-type="float">
            <text:p>0</text:p>
          </table:table-cell>
          <table:table-cell table:formula="of:=[Distance.B3]" office:value-type="string" office:string-value="Port Alistair" calcext:value-type="string">
            <text:p>Port Alistair</text:p>
          </table:table-cell>
          <table:table-cell table:formula="of:=[Distance.C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ROUND(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ROUND(0)" office:value-type="float" office:value="0" calcext:value-type="float">
            <text:p>0</text:p>
          </table:table-cell>
          <table:table-cell table:formula="of:=ROUND(8.3*[.$C$1])" office:value-type="float" office:value="83" calcext:value-type="float">
            <text:p>83</text:p>
          </table:table-cell>
          <table:table-cell table:formula="of:=ROUND(4.25*[.$C$1])" office:value-type="float" office:value="43" calcext:value-type="float">
            <text:p>43</text:p>
          </table:table-cell>
          <table:table-cell table:formula="of:=ROUND(0)" office:value-type="float" office:value="0" calcext:value-type="float">
            <text:p>0</text:p>
          </table:table-cell>
          <table:table-cell table:formula="of:=ROUND(2.53*[.$C$1])" office:value-type="float" office:value="25" calcext:value-type="float">
            <text:p>25</text:p>
          </table:table-cell>
          <table:table-cell table:formula="of:=ROUND(6.9*[.$C$1])"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ROUND(0)" office:value-type="float" office:value="0" calcext:value-type="float">
            <text:p>0</text:p>
          </table:table-cell>
          <table:table-cell table:formula="of:=ROUND(6.07*[.$C$1])" office:value-type="float" office:value="61" calcext:value-type="float">
            <text:p>61</text:p>
          </table:table-cell>
          <table:table-cell office:value-type="float" office:value="16" calcext:value-type="float">
            <text:p>16</text:p>
          </table:table-cell>
          <table:table-cell table:formula="of:=ROUND(0.41)" office:value-type="float" office:value="0" calcext:value-type="float">
            <text:p>0</text:p>
          </table:table-cell>
          <table:table-cell table:formula="of:=ROUND(28.09*[.$C$1])" office:value-type="float" office:value="281" calcext:value-type="float">
            <text:p>281</text:p>
          </table:table-cell>
          <table:table-cell table:formula="of:=ROUND(17.02*[.$C$1])" office:value-type="float" office:value="170" calcext:value-type="float">
            <text:p>170</text:p>
          </table:table-cell>
          <table:table-cell table:formula="of:=ROUND(0)" office:value-type="float" office:value="0" calcext:value-type="float">
            <text:p>0</text:p>
          </table:table-cell>
          <table:table-cell table:formula="of:=ROUND(0)" office:value-type="float" office:value="0" calcext:value-type="float">
            <text:p>0</text:p>
          </table:table-cell>
          <table:table-cell table:formula="of:=ROUND(0)" office:value-type="float" office:value="0" calcext:value-type="float">
            <text:p>0</text:p>
          </table:table-cell>
          <table:table-cell table:formula="of:=ROUND(3.4*[.$C$1])" office:value-type="float" office:value="34" calcext:value-type="float">
            <text:p>34</text:p>
          </table:table-cell>
          <table:table-cell table:formula="of:=ROUND(8.27*[.$C$1])" office:value-type="float" office:value="83" calcext:value-type="float">
            <text:p>83</text:p>
          </table:table-cell>
          <table:table-cell table:formula="of:=ROUND(3.9*[.$C$1])" office:value-type="float" office:value="39" calcext:value-type="float">
            <text:p>39</text:p>
          </table:table-cell>
          <table:table-cell table:formula="of:=ROUND(0.05*[.$C$1])" office:value-type="float" office:value="1" calcext:value-type="float">
            <text:p>1</text:p>
          </table:table-cell>
          <table:table-cell table:formula="of:=ROUND(0)" office:value-type="float" office:value="0" calcext:value-type="float">
            <text:p>0</text:p>
          </table:table-cell>
          <table:table-cell/>
          <table:table-cell table:formula="of:=COUNTIF([.D7:.AA7];&quot;&gt;0&quot;)" office:value-type="float" office:value="12" calcext:value-type="float">
            <text:p>12</text:p>
          </table:table-cell>
        </table:table-row>
        <table:table-row table:style-name="ro1">
          <table:table-cell table:formula="of:=[Distance.A4]" office:value-type="float" office:value="1" calcext:value-type="float">
            <text:p>1</text:p>
          </table:table-cell>
          <table:table-cell table:formula="of:=[Distance.B4]" office:value-type="string" office:string-value="Glum Hex" calcext:value-type="string">
            <text:p>Glum Hex</text:p>
          </table:table-cell>
          <table:table-cell table:formula="of:=[Distance.C4]" office:value-type="float" office:value="0" calcext:value-type="float">
            <text:p>0</text:p>
          </table:table-cell>
          <table:table-cell table:formula="of:=ROUND(25.6*[.$C$1])"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table:formula="of:=ROUND(11.63*[.$C$1])"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table:formula="of:=ROUND(8.3*[.$C$1])" office:value-type="float" office:value="83" calcext:value-type="float">
            <text:p>83</text:p>
          </table:table-cell>
          <table:table-cell table:formula="of:=ROUND(4.25*[.$C$1])"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6.9*[.$C$1])" office:value-type="float" office:value="69" calcext:value-type="float">
            <text:p>69</text:p>
          </table:table-cell>
          <table:table-cell table:formula="of:=ROUND(2.95*[.$C$1])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ROUND(6.07*[.$C$1])" office:value-type="float" office:value="61" calcext:value-type="float">
            <text:p>61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18*[.$C$1])"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3.89*[.$C$1])"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ROUND(15*[.$C$1])" office:value-type="float" office:value="150" calcext:value-type="float">
            <text:p>150</text:p>
          </table:table-cell>
          <table:table-cell/>
          <table:table-cell table:formula="of:=COUNTIF([.D8:.AA8];&quot;&gt;0&quot;)" office:value-type="float" office:value="12" calcext:value-type="float">
            <text:p>12</text:p>
          </table:table-cell>
        </table:table-row>
        <table:table-row table:style-name="ro1">
          <table:table-cell table:formula="of:=[Distance.A5]" office:value-type="float" office:value="2" calcext:value-type="float">
            <text:p>2</text:p>
          </table:table-cell>
          <table:table-cell table:formula="of:=[Distance.B5]" office:value-type="string" office:string-value="Gas Mine 158" calcext:value-type="string">
            <text:p>Gas Mine 158</text:p>
          </table:table-cell>
          <table:table-cell table:formula="of:=[Distance.C5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11.8*[.$C$1])" office:value-type="float" office:value="118" calcext:value-type="float">
            <text:p>118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ROUND(1.54*[.$C$1])"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2.95*[.$C$1])" office:value-type="float" office:value="30" calcext:value-type="float">
            <text:p>30</text:p>
          </table:table-cell>
          <table:table-cell table:formula="of:=ROUND(1.6*[.$C$1]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ROUND(1.32*[.$C$1])" office:value-type="float" office:value="13" calcext:value-type="float">
            <text:p>13</text:p>
          </table:table-cell>
          <table:table-cell table:formula="of:=ROUND(1.5*[.$C$1])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formula="of:=ROUND(17.78*[.$C$1])" office:value-type="float" office:value="178" calcext:value-type="float">
            <text:p>178</text:p>
          </table:table-cell>
          <table:table-cell table:formula="of:=ROUND(1.36*[.$C$1])"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3.4*[.$C$1])" office:value-type="float" office:value="34" calcext:value-type="float">
            <text:p>3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ROUND(16*[.$C$1])" office:value-type="float" office:value="160" calcext:value-type="float">
            <text:p>160</text:p>
          </table:table-cell>
          <table:table-cell/>
          <table:table-cell table:formula="of:=COUNTIF([.D9:.AA9];&quot;&gt;0&quot;)" office:value-type="float" office:value="10" calcext:value-type="float">
            <text:p>10</text:p>
          </table:table-cell>
        </table:table-row>
        <table:table-row table:style-name="ro1">
          <table:table-cell table:formula="of:=[Distance.A6]" office:value-type="float" office:value="3" calcext:value-type="float">
            <text:p>3</text:p>
          </table:table-cell>
          <table:table-cell table:formula="of:=[Distance.B6]" office:value-type="string" office:string-value="Ambiguous Lab" calcext:value-type="string">
            <text:p>Ambiguous Lab</text:p>
          </table:table-cell>
          <table:table-cell table:formula="of:=[Distance.C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ROUND(1.2*[.$C$1])" office:value-type="float" office:value="12" calcext:value-type="float">
            <text:p>12</text:p>
          </table:table-cell>
          <table:table-cell table:formula="of:=ROUND(9.69*[.$C$1])" office:value-type="float" office:value="97" calcext:value-type="float">
            <text:p>97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ROUND(1.66*[.$C$1])"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2.95*[.$C$1])" office:value-type="float" office:value="30" calcext:value-type="float">
            <text:p>30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ROUND(18.02*[.$C$1])" office:value-type="float" office:value="180" calcext:value-type="float">
            <text:p>180</text:p>
          </table:table-cell>
          <table:table-cell table:formula="of:=ROUND(1.36*[.$C$1])"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3.4*[.$C$1])"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0.05*[.$C$1])" office:value-type="float" office:value="1" calcext:value-type="float">
            <text:p>1</text:p>
          </table:table-cell>
          <table:table-cell table:formula="of:=ROUND(14.55*[.$C$1])" office:value-type="float" office:value="146" calcext:value-type="float">
            <text:p>146</text:p>
          </table:table-cell>
          <table:table-cell/>
          <table:table-cell table:formula="of:=COUNTIF([.D10:.AA10];&quot;&gt;0&quot;)" office:value-type="float" office:value="9" calcext:value-type="float">
            <text:p>9</text:p>
          </table:table-cell>
        </table:table-row>
        <table:table-row table:style-name="ro1">
          <table:table-cell table:formula="of:=[Distance.A7]" office:value-type="float" office:value="4" calcext:value-type="float">
            <text:p>4</text:p>
          </table:table-cell>
          <table:table-cell table:formula="of:=[Distance.B7]" office:value-type="string" office:string-value="Kudrow Ore" calcext:value-type="string">
            <text:p>Kudrow Ore</text:p>
          </table:table-cell>
          <table:table-cell table:formula="of:=[Distance.C7]" office:value-type="float" office:value="0" calcext:value-type="float">
            <text:p>0</text:p>
          </table:table-cell>
          <table:table-cell table:formula="of:=ROUND(24.45*[.$C$1])"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table:formula="of:=ROUND(11.8*[.$C$1])" office:value-type="float" office:value="118" calcext:value-type="float">
            <text:p>11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4.19*[.$C$1])"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ROUND(2.95*[.$C$1])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ROUND(5.72*[.$C$1])" office:value-type="float" office:value="57" calcext:value-type="float">
            <text:p>57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ROUND(17.76*[.$C$1])" office:value-type="float" office:value="178" calcext:value-type="float">
            <text:p>178</text:p>
          </table:table-cell>
          <table:table-cell table:formula="of:=ROUND(1.36*[.$C$1])" office:value-type="float" office:value="14" calcext:value-type="float">
            <text:p>14</text:p>
          </table:table-cell>
          <table:table-cell table:formula="of:=ROUND(1.33*[.$C$1])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ROUND(3.4*[.$C$1])"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ROUND(3.74*[.$C$1])" office:value-type="float" office:value="37" calcext:value-type="float">
            <text:p>37</text:p>
          </table:table-cell>
          <table:table-cell table:formula="of:=ROUND(0.05*[.$C$1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D11:.AA11];&quot;&gt;0&quot;)" office:value-type="float" office:value="11" calcext:value-type="float">
            <text:p>11</text:p>
          </table:table-cell>
        </table:table-row>
        <table:table-row table:style-name="ro1">
          <table:table-cell table:formula="of:=[Distance.A8]" office:value-type="float" office:value="5" calcext:value-type="float">
            <text:p>5</text:p>
          </table:table-cell>
          <table:table-cell table:formula="of:=[Distance.B8]" office:value-type="string" office:string-value="Mining Area 147" calcext:value-type="string">
            <text:p>Mining Area 147</text:p>
          </table:table-cell>
          <table:table-cell table:formula="of:=[Distance.C8]" office:value-type="float" office:value="0" calcext:value-type="float">
            <text:p>0</text:p>
          </table:table-cell>
          <table:table-cell table:formula="of:=ROUND(24.3*[.$C$1])" office:value-type="float" office:value="243" calcext:value-type="float">
            <text:p>243</text:p>
          </table:table-cell>
          <table:table-cell office:value-type="float" office:value="0" calcext:value-type="float">
            <text:p>0</text:p>
          </table:table-cell>
          <table:table-cell table:formula="of:=ROUND(11.8*[.$C$1])" office:value-type="float" office:value="118" calcext:value-type="float">
            <text:p>11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3.1*[.$C$1])"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ROUND(2.35*[.$C$1])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ROUND(2.95*[.$C$1])" office:value-type="float" office:value="30" calcext:value-type="float">
            <text:p>30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ROUND(17.76*[.$C$1])" office:value-type="float" office:value="178" calcext:value-type="float">
            <text:p>178</text:p>
          </table:table-cell>
          <table:table-cell table:formula="of:=ROUND(1.36*[.$C$1])" office:value-type="float" office:value="14" calcext:value-type="float">
            <text:p>14</text:p>
          </table:table-cell>
          <table:table-cell table:formula="of:=ROUND(1.23*[.$C$1])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ROUND(3.4*[.$C$1])"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ROUND(3.54*[.$C$1])"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ROUND(24*[.$C$1])" office:value-type="float" office:value="240" calcext:value-type="float">
            <text:p>240</text:p>
          </table:table-cell>
          <table:table-cell/>
          <table:table-cell table:formula="of:=COUNTIF([.D12:.AA12];&quot;&gt;0&quot;)" office:value-type="float" office:value="11" calcext:value-type="float">
            <text:p>11</text:p>
          </table:table-cell>
        </table:table-row>
        <table:table-row table:style-name="ro1">
          <table:table-cell table:formula="of:=[Distance.A9]" office:value-type="float" office:value="6" calcext:value-type="float">
            <text:p>6</text:p>
          </table:table-cell>
          <table:table-cell table:formula="of:=[Distance.B9]" office:value-type="string" office:string-value="Hydro Harvest" calcext:value-type="string">
            <text:p>Hydro Harvest</text:p>
          </table:table-cell>
          <table:table-cell table:formula="of:=[Distance.C9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ROUND(3.5*[.$C$1])" office:value-type="float" office:value="35" calcext:value-type="float">
            <text:p>3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OUND(1.66*[.$C$1])"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1.95*[.$C$1])"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1.5*[.$C$1])"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ROUND(0.95*[.$C$1])"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2.2*[.$C$1])"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0.3*[.$C$1]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D13:.AA13];&quot;&gt;0&quot;)" office:value-type="float" office:value="7" calcext:value-type="float">
            <text:p>7</text:p>
          </table:table-cell>
        </table:table-row>
        <table:table-row table:style-name="ro1">
          <table:table-cell table:formula="of:=[Distance.A10]" office:value-type="float" office:value="7" calcext:value-type="float">
            <text:p>7</text:p>
          </table:table-cell>
          <table:table-cell table:formula="of:=[Distance.B10]" office:value-type="string" office:string-value="Hikers Research" calcext:value-type="string">
            <text:p>Hikers Research</text:p>
          </table:table-cell>
          <table:table-cell table:formula="of:=[Distance.C10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ROUND(3.1*[.$C$1])"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ROUND(2.16*[.$C$1])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ROUND(4.19*[.$C$1])" office:value-type="float" office:value="42" calcext:value-type="float">
            <text:p>42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ROUND(6.82*[.$C$1])" office:value-type="float" office:value="68" calcext:value-type="float">
            <text:p>68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ROUND(17.56*[.$C$1])" office:value-type="float" office:value="176" calcext:value-type="float">
            <text:p>1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COUNTIF([.D14:.AA14];&quot;&gt;0&quot;)" office:value-type="float" office:value="6" calcext:value-type="float">
            <text:p>6</text:p>
          </table:table-cell>
        </table:table-row>
        <table:table-row table:style-name="ro1">
          <table:table-cell table:formula="of:=[Distance.A11]" office:value-type="float" office:value="8" calcext:value-type="float">
            <text:p>8</text:p>
          </table:table-cell>
          <table:table-cell table:formula="of:=[Distance.B11]" office:value-type="string" office:string-value="Oasis Depot" calcext:value-type="string">
            <text:p>Oasis Depot</text:p>
          </table:table-cell>
          <table:table-cell table:formula="of:=[Distance.C11]" office:value-type="float" office:value="0" calcext:value-type="float">
            <text:p>0</text:p>
          </table:table-cell>
          <table:table-cell table:number-columns-repeated="9" office:value-type="float" office:value="0" calcext:value-type="float">
            <text:p>0</text:p>
          </table:table-cell>
          <table:table-cell table:formula="of:=ROUND(3.4*[.$C$1])" office:value-type="float" office:value="34" calcext:value-type="float">
            <text:p>34</text:p>
          </table:table-cell>
          <table:table-cell table:formula="of:=ROUND(1.5*[.$C$1])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formula="of:=ROUND(0.8*[.$C$1])" office:value-type="float" office:value="8" calcext:value-type="float">
            <text:p>8</text:p>
          </table:table-cell>
          <table:table-cell table:formula="of:=ROUND(1.3*[.$C$1])"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1*[.$C$1])"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2.4*[.$C$1])"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0.3*[.$C$1]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D15:.AA15];&quot;&gt;0&quot;)" office:value-type="float" office:value="7" calcext:value-type="float">
            <text:p>7</text:p>
          </table:table-cell>
        </table:table-row>
        <table:table-row table:style-name="ro1">
          <table:table-cell table:formula="of:=[Distance.A12]" office:value-type="float" office:value="9" calcext:value-type="float">
            <text:p>9</text:p>
          </table:table-cell>
          <table:table-cell table:formula="of:=[Distance.B12]" office:value-type="string" office:string-value="LKRM-Highdust" calcext:value-type="string">
            <text:p>LKRM-Highdust</text:p>
          </table:table-cell>
          <table:table-cell table:formula="of:=[Distance.C12]" office:value-type="float" office:value="0" calcext:value-type="float">
            <text:p>0</text:p>
          </table:table-cell>
          <table:table-cell table:formula="of:=ROUND(22.45*[.$C$1])" office:value-type="float" office:value="225" calcext:value-type="float">
            <text:p>225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ROUND(2.23*[.$C$1])" office:value-type="float" office:value="22" calcext:value-type="float">
            <text:p>22</text:p>
          </table:table-cell>
          <table:table-cell table:formula="of:=ROUND(3.9*[.$C$1])" office:value-type="float" office:value="39" calcext:value-type="float">
            <text:p>3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OUND(1.6*[.$C$1])"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1.4*[.$C$1])" office:value-type="float" office:value="14" calcext:value-type="float">
            <text:p>14</text:p>
          </table:table-cell>
          <table:table-cell table:formula="of:=ROUND(2.1*[.$C$1])" office:value-type="float" office:value="21" calcext:value-type="float">
            <text:p>21</text:p>
          </table:table-cell>
          <table:table-cell table:formula="of:=ROUND(1.83*[.$C$1])"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ROUND(0.2*[.$C$1]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D16:.AA16];&quot;&gt;0&quot;)" office:value-type="float" office:value="8" calcext:value-type="float">
            <text:p>8</text:p>
          </table:table-cell>
        </table:table-row>
        <table:table-row table:style-name="ro1">
          <table:table-cell table:formula="of:=[Distance.A13]" office:value-type="float" office:value="10" calcext:value-type="float">
            <text:p>10</text:p>
          </table:table-cell>
          <table:table-cell table:formula="of:=[Distance.B13]" office:value-type="string" office:string-value="Yantar-4K2M" calcext:value-type="string">
            <text:p>Yantar-4K2M</text:p>
          </table:table-cell>
          <table:table-cell table:formula="of:=[Distance.C13]" office:value-type="float" office:value="0" calcext:value-type="float">
            <text:p>0</text:p>
          </table:table-cell>
          <table:table-cell table:formula="of:=ROUND(22.45*[.$C$1])" office:value-type="float" office:value="225" calcext:value-type="float">
            <text:p>225</text:p>
          </table:table-cell>
          <table:table-cell table:formula="of:=ROUND(2.6*[.$C$1])" office:value-type="float" office:value="26" calcext:value-type="float">
            <text:p>26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ROUND(2.73*[.$C$1])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ROUND(2.65*[.$C$1])" office:value-type="float" office:value="27" calcext:value-type="float">
            <text:p>27</text:p>
          </table:table-cell>
          <table:table-cell table:formula="of:=ROUND(1.8*[.$C$1]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ROUND(1.4*[.$C$1])" office:value-type="float" office:value="14" calcext:value-type="float">
            <text:p>14</text:p>
          </table:table-cell>
          <table:table-cell table:formula="of:=ROUND(1*[.$C$1])"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ROUND(2.1*[.$C$1])"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ROUND(0.05*[.$C$1])" office:value-type="float" office:value="1" calcext:value-type="float">
            <text:p>1</text:p>
          </table:table-cell>
          <table:table-cell table:formula="of:=ROUND(24.87*[.$C$1])" office:value-type="float" office:value="249" calcext:value-type="float">
            <text:p>249</text:p>
          </table:table-cell>
          <table:table-cell/>
          <table:table-cell table:formula="of:=COUNTIF([.D17:.AA17];&quot;&gt;0&quot;)" office:value-type="float" office:value="11" calcext:value-type="float">
            <text:p>11</text:p>
          </table:table-cell>
        </table:table-row>
        <table:table-row table:style-name="ro1">
          <table:table-cell table:formula="of:=[Distance.A14]" office:value-type="float" office:value="11" calcext:value-type="float">
            <text:p>11</text:p>
          </table:table-cell>
          <table:table-cell table:formula="of:=[Distance.B14]" office:value-type="string" office:string-value="Tycho Station" calcext:value-type="string">
            <text:p>Tycho Station</text:p>
          </table:table-cell>
          <table:table-cell table:formula="of:=[Distance.C14]" office:value-type="float" office:value="0" calcext:value-type="float">
            <text:p>0</text:p>
          </table:table-cell>
          <table:table-cell table:formula="of:=ROUND(20.45*[.$C$1])" office:value-type="float" office:value="205" calcext:value-type="float">
            <text:p>205</text:p>
          </table:table-cell>
          <table:table-cell office:value-type="float" office:value="0" calcext:value-type="float">
            <text:p>0</text:p>
          </table:table-cell>
          <table:table-cell table:formula="of:=ROUND(12.5*[.$C$1])"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table:formula="of:=ROUND(7.8*[.$C$1])" office:value-type="float" office:value="78" calcext:value-type="float">
            <text:p>78</text:p>
          </table:table-cell>
          <table:table-cell table:formula="of:=ROUND(4.9*[.$C$1]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4.6*[.$C$1])" office:value-type="float" office:value="46" calcext:value-type="float">
            <text:p>46</text:p>
          </table:table-cell>
          <table:table-cell table:formula="of:=ROUND(3.75*[.$C$1])"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ROUND(6.07*[.$C$1])"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ROUND(29.09*[.$C$1])" office:value-type="float" office:value="291" calcext:value-type="float">
            <text:p>29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ROUND(7.837*[.$C$1])" office:value-type="float" office:value="78" calcext:value-type="float">
            <text:p>78</text:p>
          </table:table-cell>
          <table:table-cell table:formula="of:=ROUND(4.74*[.$C$1])"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ROUND(28*[.$C$1])" office:value-type="float" office:value="280" calcext:value-type="float">
            <text:p>280</text:p>
          </table:table-cell>
          <table:table-cell/>
          <table:table-cell table:formula="of:=COUNTIF([.D18:.AA18];&quot;&gt;0&quot;)" office:value-type="float" office:value="12" calcext:value-type="float">
            <text:p>12</text:p>
          </table:table-cell>
        </table:table-row>
        <table:table-row table:style-name="ro1">
          <table:table-cell table:formula="of:=[Distance.A15]" office:value-type="float" office:value="12" calcext:value-type="float">
            <text:p>12</text:p>
          </table:table-cell>
          <table:table-cell table:formula="of:=[Distance.B15]" office:value-type="string" office:string-value="Lourvil" calcext:value-type="string">
            <text:p>Lourvil</text:p>
          </table:table-cell>
          <table:table-cell table:formula="of:=[Distance.C15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ROUND(2.16*[.$C$1])" office:value-type="float" office:value="22" calcext:value-type="float">
            <text:p>22</text:p>
          </table:table-cell>
          <table:table-cell table:formula="of:=ROUND(7.3*[.$C$1])" office:value-type="float" office:value="73" calcext:value-type="float">
            <text:p>73</text:p>
          </table:table-cell>
          <table:table-cell table:formula="of:=ROUND(3.8*[.$C$1])"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4.4*[.$C$1])"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6.07*[.$C$1])" office:value-type="float" office:value="61" calcext:value-type="float">
            <text:p>6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formula="of:=ROUND(29.09*[.$C$1])" office:value-type="float" office:value="291" calcext:value-type="float">
            <text:p>291</text:p>
          </table:table-cell>
          <table:table-cell table:formula="of:=ROUND(18.1*[.$C$1])" office:value-type="float" office:value="181" calcext:value-type="float">
            <text:p>1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ROUND(8.87*[.$C$1])" office:value-type="float" office:value="89" calcext:value-type="float">
            <text:p>89</text:p>
          </table:table-cell>
          <table:table-cell table:formula="of:=ROUND(4.74*[.$C$1])"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ROUND(24.87*[.$C$1])" office:value-type="float" office:value="249" calcext:value-type="float">
            <text:p>249</text:p>
          </table:table-cell>
          <table:table-cell/>
          <table:table-cell table:formula="of:=COUNTIF([.D19:.AA19];&quot;&gt;0&quot;)" office:value-type="float" office:value="12" calcext:value-type="float">
            <text:p>12</text:p>
          </table:table-cell>
        </table:table-row>
        <table:table-row table:style-name="ro1">
          <table:table-cell table:formula="of:=[Distance.A16]" office:value-type="float" office:value="13" calcext:value-type="float">
            <text:p>13</text:p>
          </table:table-cell>
          <table:table-cell table:formula="of:=[Distance.B16]" office:value-type="string" office:string-value="LKRM-Westforge" calcext:value-type="string">
            <text:p>LKRM-Westforge</text:p>
          </table:table-cell>
          <table:table-cell table:formula="of:=[Distance.C16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11.8*[.$C$1])" office:value-type="float" office:value="118" calcext:value-type="float">
            <text:p>118</text:p>
          </table:table-cell>
          <table:table-cell table:formula="of:=ROUND(1.16*[.$C$1])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ROUND(4.19*[.$C$1])" office:value-type="float" office:value="42" calcext:value-type="float">
            <text:p>42</text:p>
          </table:table-cell>
          <table:table-cell table:formula="of:=ROUND(0.96*[.$C$1])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ROUND(3.9*[.$C$1])" office:value-type="float" office:value="39" calcext:value-type="float">
            <text:p>39</text:p>
          </table:table-cell>
          <table:table-cell table:formula="of:=ROUND(3.65*[.$C$1])" office:value-type="float" office:value="37" calcext:value-type="float">
            <text:p>37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ROUND(18.1*[.$C$1])" office:value-type="float" office:value="181" calcext:value-type="float">
            <text:p>181</text:p>
          </table:table-cell>
          <table:table-cell table:formula="of:=ROUND(1.38*[.$C$1])"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ROUND(0.05*[.$C$1])" office:value-type="float" office:value="1" calcext:value-type="float">
            <text:p>1</text:p>
          </table:table-cell>
          <table:table-cell table:formula="of:=ROUND(24.87*[.$C$1])" office:value-type="float" office:value="249" calcext:value-type="float">
            <text:p>249</text:p>
          </table:table-cell>
          <table:table-cell/>
          <table:table-cell table:formula="of:=COUNTIF([.D20:.AA20];&quot;&gt;0&quot;)" office:value-type="float" office:value="10" calcext:value-type="float">
            <text:p>10</text:p>
          </table:table-cell>
        </table:table-row>
        <table:table-row table:style-name="ro1">
          <table:table-cell table:formula="of:=[Distance.A17]" office:value-type="float" office:value="14" calcext:value-type="float">
            <text:p>14</text:p>
          </table:table-cell>
          <table:table-cell table:formula="of:=[Distance.B17]" office:value-type="string" office:string-value="LKRM-Sandy" calcext:value-type="string">
            <text:p>LKRM-Sandy</text:p>
          </table:table-cell>
          <table:table-cell table:formula="of:=[Distance.C1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ROUND(2.6*[.$C$1])" office:value-type="float" office:value="26" calcext:value-type="float">
            <text:p>26</text:p>
          </table:table-cell>
          <table:table-cell table:formula="of:=ROUND(11.8*[.$C$1])" office:value-type="float" office:value="118" calcext:value-type="float">
            <text:p>118</text:p>
          </table:table-cell>
          <table:table-cell table:formula="of:=ROUND(1.16*[.$C$1])" office:value-type="float" office:value="12" calcext:value-type="float">
            <text:p>12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ROUND(3.65*[.$C$1])"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ROUND(5.63*[.$C$1])" office:value-type="float" office:value="56" calcext:value-type="float">
            <text:p>5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ROUND(18.1*[.$C$1])" office:value-type="float" office:value="181" calcext:value-type="float">
            <text:p>181</text:p>
          </table:table-cell>
          <table:table-cell table:formula="of:=ROUND(1.38*[.$C$1])"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ROUND(0.05*[.$C$1])" office:value-type="float" office:value="1" calcext:value-type="float">
            <text:p>1</text:p>
          </table:table-cell>
          <table:table-cell table:formula="of:=ROUND(24.87*[.$C$1])" office:value-type="float" office:value="249" calcext:value-type="float">
            <text:p>249</text:p>
          </table:table-cell>
          <table:table-cell/>
          <table:table-cell table:formula="of:=COUNTIF([.D21:.AA21];&quot;&gt;0&quot;)" office:value-type="float" office:value="9" calcext:value-type="float">
            <text:p>9</text:p>
          </table:table-cell>
        </table:table-row>
        <table:table-row table:style-name="ro1">
          <table:table-cell table:formula="of:=[Distance.A18]" office:value-type="float" office:value="15" calcext:value-type="float">
            <text:p>15</text:p>
          </table:table-cell>
          <table:table-cell table:formula="of:=[Distance.B18]" office:value-type="string" office:string-value="Cloud City" calcext:value-type="string">
            <text:p>Cloud City</text:p>
          </table:table-cell>
          <table:table-cell table:formula="of:=[Distance.C1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ROUND(2.6*[.$C$1])" office:value-type="float" office:value="26" calcext:value-type="float">
            <text:p>2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OUND(0.96*[.$C$1])" office:value-type="float" office:value="10" calcext:value-type="float">
            <text:p>10</text:p>
          </table:table-cell>
          <table:table-cell table:formula="of:=ROUND(2.33*[.$C$1])"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2.2*[.$C$1])" office:value-type="float" office:value="22" calcext:value-type="float">
            <text:p>22</text:p>
          </table:table-cell>
          <table:table-cell table:formula="of:=ROUND(6.07*[.$C$1])" office:value-type="float" office:value="61" calcext:value-type="float">
            <text:p>61</text:p>
          </table:table-cell>
          <table:table-cell table:formula="of:=ROUND(1.07*[.$C$1])" office:value-type="float" office:value="11" calcext:value-type="float">
            <text:p>11</text:p>
          </table:table-cell>
          <table:table-cell table:formula="of:=ROUND(1*[.$C$1])" office:value-type="float" office:value="10" calcext:value-type="float">
            <text:p>10</text:p>
          </table:table-cell>
          <table:table-cell table:formula="of:=ROUND(27.09*[.$C$1])" office:value-type="float" office:value="271" calcext:value-type="float">
            <text:p>271</text:p>
          </table:table-cell>
          <table:table-cell office:value-type="float" office:value="0" calcext:value-type="float">
            <text:p>0</text:p>
          </table:table-cell>
          <table:table-cell table:formula="of:=ROUND(1.38*[.$C$1])" office:value-type="float" office:value="14" calcext:value-type="float">
            <text:p>14</text:p>
          </table:table-cell>
          <table:table-cell table:formula="of:=ROUND(3.33*[.$C$1])"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8.87*[.$C$1])" office:value-type="float" office:value="89" calcext:value-type="float">
            <text:p>8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24*[.$C$1])" office:value-type="float" office:value="240" calcext:value-type="float">
            <text:p>240</text:p>
          </table:table-cell>
          <table:table-cell/>
          <table:table-cell table:formula="of:=COUNTIF([.D22:.AA22];&quot;&gt;0&quot;)" office:value-type="float" office:value="12" calcext:value-type="float">
            <text:p>12</text:p>
          </table:table-cell>
        </table:table-row>
        <table:table-row table:style-name="ro1">
          <table:table-cell table:formula="of:=[Distance.A19]" office:value-type="float" office:value="16" calcext:value-type="float">
            <text:p>16</text:p>
          </table:table-cell>
          <table:table-cell table:formula="of:=[Distance.B19]" office:value-type="string" office:string-value="Area 64" calcext:value-type="string">
            <text:p>Area 64</text:p>
          </table:table-cell>
          <table:table-cell table:formula="of:=[Distance.C19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ROUND(2.16*[.$C$1])"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1.1*[.$C$1])" office:value-type="float" office:value="11" calcext:value-type="float">
            <text:p>11</text:p>
          </table:table-cell>
          <table:table-cell table:formula="of:=ROUND(2.53*[.$C$1]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ROUND(3.95*[.$C$1])" office:value-type="float" office:value="40" calcext:value-type="float">
            <text:p>40</text:p>
          </table:table-cell>
          <table:table-cell table:formula="of:=ROUND(2.4*[.$C$1])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ROUND(1.2*[.$C$1])" office:value-type="float" office:value="12" calcext:value-type="float">
            <text:p>12</text:p>
          </table:table-cell>
          <table:table-cell table:formula="of:=ROUND(1.6*[.$C$1])" office:value-type="float" office:value="16" calcext:value-type="float">
            <text:p>16</text:p>
          </table:table-cell>
          <table:table-cell table:formula="of:=ROUND(28.09*[.$C$1])" office:value-type="float" office:value="281" calcext:value-type="float">
            <text:p>281</text:p>
          </table:table-cell>
          <table:table-cell table:formula="of:=ROUND(18.5*[.$C$1])" office:value-type="float" office:value="185" calcext:value-type="float">
            <text:p>185</text:p>
          </table:table-cell>
          <table:table-cell table:formula="of:=ROUND(1.58*[.$C$1])"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3.6*[.$C$1])" office:value-type="float" office:value="36" calcext:value-type="float">
            <text:p>36</text:p>
          </table:table-cell>
          <table:table-cell table:formula="of:=ROUND(9.87*[.$C$1])"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COUNTIF([.D23:.AA23];&quot;&gt;0&quot;)" office:value-type="float" office:value="12" calcext:value-type="float">
            <text:p>12</text:p>
          </table:table-cell>
        </table:table-row>
        <table:table-row table:style-name="ro1">
          <table:table-cell table:formula="of:=[Distance.A20]" office:value-type="float" office:value="17" calcext:value-type="float">
            <text:p>17</text:p>
          </table:table-cell>
          <table:table-cell table:formula="of:=[Distance.B20]" office:value-type="string" office:string-value="Cargo Depot" calcext:value-type="string">
            <text:p>Cargo Depot</text:p>
          </table:table-cell>
          <table:table-cell table:style-name="Default" table:formula="of:=[Distance.C20]"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UNTIF([.D24:.AA24];&quot;&gt;0&quot;)" office:value-type="float" office:value="11" calcext:value-type="float">
            <text:p>11</text:p>
          </table:table-cell>
        </table:table-row>
        <table:table-row table:style-name="ro1">
          <table:table-cell table:formula="of:=[Distance.A21]" office:value-type="float" office:value="18" calcext:value-type="float">
            <text:p>18</text:p>
          </table:table-cell>
          <table:table-cell table:formula="of:=[Distance.B21]" office:value-type="string" office:string-value="CyberTech" calcext:value-type="string">
            <text:p>CyberTech</text:p>
          </table:table-cell>
          <table:table-cell table:style-name="Default" table:formula="of:=[Distance.C21]" office:value-type="float" office:value="0" calcext:value-type="float">
            <text:p>0</text:p>
          </table:table-cell>
          <table:table-cell table:number-columns-repeated="24" office:value-type="float" office:value="0" calcext:value-type="float">
            <text:p>0</text:p>
          </table:table-cell>
          <table:table-cell/>
          <table:table-cell table:formula="of:=COUNTIF([.D25:.AA25];&quot;&gt;0&quot;)" office:value-type="float" office:value="0" calcext:value-type="float">
            <text:p>0</text:p>
          </table:table-cell>
        </table:table-row>
        <table:table-row table:style-name="ro1">
          <table:table-cell table:formula="of:=[Distance.A22]" office:value-type="float" office:value="19" calcext:value-type="float">
            <text:p>19</text:p>
          </table:table-cell>
          <table:table-cell table:formula="of:=[Distance.B22]" office:value-type="string" office:string-value="Fobos" calcext:value-type="string">
            <text:p>Fobos</text:p>
          </table:table-cell>
          <table:table-cell table:style-name="Default" table:formula="of:=[Distance.C22]" office:value-type="float" office:value="0" calcext:value-type="float">
            <text:p>0</text:p>
          </table:table-cell>
          <table:table-cell table:number-columns-repeated="24" office:value-type="float" office:value="0" calcext:value-type="float">
            <text:p>0</text:p>
          </table:table-cell>
          <table:table-cell/>
          <table:table-cell table:formula="of:=COUNTIF([.D26:.AA26];&quot;&gt;0&quot;)" office:value-type="float" office:value="0" calcext:value-type="float">
            <text:p>0</text:p>
          </table:table-cell>
        </table:table-row>
        <table:table-row table:style-name="ro1">
          <table:table-cell table:formula="of:=[Distance.A23]" office:value-type="float" office:value="20" calcext:value-type="float">
            <text:p>20</text:p>
          </table:table-cell>
          <table:table-cell table:formula="of:=[Distance.B23]" office:value-type="string" office:string-value="Sakigake" calcext:value-type="string">
            <text:p>Sakigake</text:p>
          </table:table-cell>
          <table:table-cell table:style-name="Default" table:formula="of:=[Distance.C23]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COUNTIF([.D27:.AA27];&quot;&gt;0&quot;)" office:value-type="float" office:value="7" calcext:value-type="float">
            <text:p>7</text:p>
          </table:table-cell>
        </table:table-row>
        <table:table-row table:style-name="ro1">
          <table:table-cell table:formula="of:=[Distance.A24]" office:value-type="float" office:value="21" calcext:value-type="float">
            <text:p>21</text:p>
          </table:table-cell>
          <table:table-cell table:formula="of:=[Distance.B24]" office:value-type="string" office:string-value="Nozomi" calcext:value-type="string">
            <text:p>Nozomi</text:p>
          </table:table-cell>
          <table:table-cell table:style-name="Default" table:formula="of:=[Distance.C2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MINIFS([.T6:.T27];[.T6:.T27];&quot;&gt;0&quot;)"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D28:.AA28];&quot;&gt;0&quot;)" office:value-type="float" office:value="8" calcext:value-type="float">
            <text:p>8</text:p>
          </table:table-cell>
        </table:table-row>
        <table:table-row table:style-name="ro1">
          <table:table-cell table:formula="of:=[Distance.A25]" office:value-type="float" office:value="22" calcext:value-type="float">
            <text:p>22</text:p>
          </table:table-cell>
          <table:table-cell table:formula="of:=[Distance.B25]" office:value-type="string" office:string-value="Akatsuki" calcext:value-type="string">
            <text:p>Akatsuki</text:p>
          </table:table-cell>
          <table:table-cell table:style-name="Default" table:formula="of:=[Distance.C25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table:formula="of:=COM.MICROSOFT.MAXIFS([.G7:.G28];[.G7:.G28];&quot;&gt;0&quot;)" office:value-type="float" office:value="25" calcext:value-type="float">
            <text:p>2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COM.MICROSOFT.MAXIFS([.L7:.L28];[.L7:.L28];&quot;&gt;0&quot;)" office:value-type="float" office:value="69" calcext:value-type="float">
            <text:p>69</text:p>
          </table:table-cell>
          <table:table-cell table:formula="of:=COM.MICROSOFT.MAXIFS([.M7:.M28];[.M7:.M28];&quot;&gt;0&quot;)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COM.MICROSOFT.MAXIFS([.O7:.O28];[.O7:.O28];&quot;&gt;0&quot;)" office:value-type="float" office:value="68" calcext:value-type="float">
            <text:p>68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MAXIFS([.S7:.S28];[.S7:.S28];&quot;&gt;0&quot;)" office:value-type="float" office:value="185" calcext:value-type="float">
            <text:p>18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MAXIFS([.W7:.W28];[.W7:.W28];&quot;&gt;0&quot;)" office:value-type="float" office:value="36" calcext:value-type="float">
            <text:p>36</text:p>
          </table:table-cell>
          <table:table-cell table:formula="of:=COM.MICROSOFT.MAXIFS([.X7:.X28];[.X7:.X28];&quot;&gt;0&quot;)"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80" calcext:value-type="float">
            <text:p>480</text:p>
          </table:table-cell>
          <table:table-cell/>
          <table:table-cell table:formula="of:=COUNTIF([.D29:.AA29];&quot;&gt;0&quot;)" office:value-type="float" office:value="12" calcext:value-type="float">
            <text:p>12</text:p>
          </table:table-cell>
        </table:table-row>
      </table:table>
      <table:table table:name="Quantity" table:style-name="ta1">
        <office:forms form:automatic-focus="false" form:apply-design-mode="false"/>
        <table:table-column table:style-name="co1" table:default-cell-style-name="ce16"/>
        <table:table-column table:style-name="co9" table:default-cell-style-name="ce29"/>
        <table:table-column table:style-name="co1" table:default-cell-style-name="ce28"/>
        <table:table-column table:style-name="co1" table:number-columns-repeated="16" table:default-cell-style-name="Default"/>
        <table:table-column table:style-name="co11" table:default-cell-style-name="Default"/>
        <table:table-column table:style-name="co1" table:number-columns-repeated="8" table:default-cell-style-name="Default"/>
        <table:table-column table:style-name="co1" table:default-cell-style-name="ce16"/>
        <table:table-row table:style-name="ro1">
          <table:table-cell table:style-name="Default" table:number-columns-repeated="2"/>
          <table:table-cell table:style-name="ce16"/>
          <table:table-cell table:style-name="ce16" table:formula="of:=[Prices.D1]" office:value-type="float" office:value="0" calcext:value-type="float">
            <text:p>0</text:p>
          </table:table-cell>
          <table:table-cell table:style-name="ce16" table:formula="of:=[Prices.E1]" office:value-type="float" office:value="1" calcext:value-type="float">
            <text:p>1</text:p>
          </table:table-cell>
          <table:table-cell table:style-name="ce16" table:formula="of:=[Prices.F1]" office:value-type="float" office:value="2" calcext:value-type="float">
            <text:p>2</text:p>
          </table:table-cell>
          <table:table-cell table:style-name="ce16" table:formula="of:=[Prices.G1]" office:value-type="float" office:value="3" calcext:value-type="float">
            <text:p>3</text:p>
          </table:table-cell>
          <table:table-cell table:style-name="ce16" table:formula="of:=[Prices.H1]" office:value-type="float" office:value="4" calcext:value-type="float">
            <text:p>4</text:p>
          </table:table-cell>
          <table:table-cell table:style-name="ce16" table:formula="of:=[Prices.I1]" office:value-type="float" office:value="5" calcext:value-type="float">
            <text:p>5</text:p>
          </table:table-cell>
          <table:table-cell table:style-name="ce16" table:formula="of:=[Prices.J1]" office:value-type="float" office:value="6" calcext:value-type="float">
            <text:p>6</text:p>
          </table:table-cell>
          <table:table-cell table:style-name="ce16" table:formula="of:=[Prices.K1]" office:value-type="float" office:value="7" calcext:value-type="float">
            <text:p>7</text:p>
          </table:table-cell>
          <table:table-cell table:style-name="ce16" table:formula="of:=[Prices.L1]" office:value-type="float" office:value="8" calcext:value-type="float">
            <text:p>8</text:p>
          </table:table-cell>
          <table:table-cell table:style-name="ce16" table:formula="of:=[Prices.M1]" office:value-type="float" office:value="9" calcext:value-type="float">
            <text:p>9</text:p>
          </table:table-cell>
          <table:table-cell table:style-name="ce16" table:formula="of:=[Prices.N1]" office:value-type="float" office:value="10" calcext:value-type="float">
            <text:p>10</text:p>
          </table:table-cell>
          <table:table-cell table:style-name="ce16" table:formula="of:=[Prices.O1]" office:value-type="float" office:value="11" calcext:value-type="float">
            <text:p>11</text:p>
          </table:table-cell>
          <table:table-cell table:style-name="ce16" table:formula="of:=[Prices.P1]" office:value-type="float" office:value="12" calcext:value-type="float">
            <text:p>12</text:p>
          </table:table-cell>
          <table:table-cell table:style-name="ce16" table:formula="of:=[Prices.Q1]" office:value-type="float" office:value="13" calcext:value-type="float">
            <text:p>13</text:p>
          </table:table-cell>
          <table:table-cell table:style-name="ce16" table:formula="of:=[Prices.R1]" office:value-type="float" office:value="14" calcext:value-type="float">
            <text:p>14</text:p>
          </table:table-cell>
          <table:table-cell table:style-name="ce16" table:formula="of:=[Prices.S1]" office:value-type="float" office:value="15" calcext:value-type="float">
            <text:p>15</text:p>
          </table:table-cell>
          <table:table-cell table:style-name="ce16" table:formula="of:=[Prices.T1]" office:value-type="float" office:value="16" calcext:value-type="float">
            <text:p>16</text:p>
          </table:table-cell>
          <table:table-cell table:style-name="ce16" table:formula="of:=[Prices.U1]" office:value-type="float" office:value="17" calcext:value-type="float">
            <text:p>17</text:p>
          </table:table-cell>
          <table:table-cell table:style-name="ce16" table:formula="of:=[Prices.V1]" office:value-type="float" office:value="18" calcext:value-type="float">
            <text:p>18</text:p>
          </table:table-cell>
          <table:table-cell table:style-name="ce16" table:formula="of:=[Prices.W1]" office:value-type="float" office:value="19" calcext:value-type="float">
            <text:p>19</text:p>
          </table:table-cell>
          <table:table-cell table:style-name="ce16" table:formula="of:=[Prices.X1]" office:value-type="float" office:value="20" calcext:value-type="float">
            <text:p>20</text:p>
          </table:table-cell>
          <table:table-cell table:style-name="ce16" table:formula="of:=[Prices.Y1]" office:value-type="float" office:value="21" calcext:value-type="float">
            <text:p>21</text:p>
          </table:table-cell>
          <table:table-cell table:style-name="ce16" table:formula="of:=[Prices.Z1]" office:value-type="float" office:value="22" calcext:value-type="float">
            <text:p>22</text:p>
          </table:table-cell>
          <table:table-cell table:style-name="ce16" table:formula="of:=[Prices.AA1]" office:value-type="float" office:value="23" calcext:value-type="float">
            <text:p>23</text:p>
          </table:table-cell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 table:formula="of:=[Prices.D2]" office:value-type="string" office:string-value="Graphene" calcext:value-type="string">
            <text:p>Graphene</text:p>
          </table:table-cell>
          <table:table-cell table:formula="of:=[Prices.E2]" office:value-type="string" office:string-value="Agricult Sup." calcext:value-type="string">
            <text:p>Agricult Sup.</text:p>
          </table:table-cell>
          <table:table-cell table:formula="of:=[Prices.F2]" office:value-type="string" office:string-value="Synth Comp" calcext:value-type="string">
            <text:p>Synth Comp</text:p>
          </table:table-cell>
          <table:table-cell table:formula="of:=[Prices.G2]" office:value-type="string" office:string-value="Aluminum" calcext:value-type="string">
            <text:p>Aluminum</text:p>
          </table:table-cell>
          <table:table-cell table:formula="of:=[Prices.H2]" office:value-type="string" office:string-value="Astatine" calcext:value-type="string">
            <text:p>Astatine</text:p>
          </table:table-cell>
          <table:table-cell table:formula="of:=[Prices.I2]" office:value-type="string" office:string-value="Beryllium" calcext:value-type="string">
            <text:p>Beryllium</text:p>
          </table:table-cell>
          <table:table-cell table:formula="of:=[Prices.J2]" office:value-type="string" office:string-value="Chlorine" calcext:value-type="string">
            <text:p>Chlorine</text:p>
          </table:table-cell>
          <table:table-cell table:formula="of:=[Prices.K2]" office:value-type="string" office:string-value="Corundum" calcext:value-type="string">
            <text:p>Corundum</text:p>
          </table:table-cell>
          <table:table-cell table:formula="of:=[Prices.L2]" office:value-type="string" office:string-value="Diamond" calcext:value-type="string">
            <text:p>Diamond</text:p>
          </table:table-cell>
          <table:table-cell table:formula="of:=[Prices.M2]" office:value-type="string" office:string-value="Spirits" calcext:value-type="string">
            <text:p>Spirits</text:p>
          </table:table-cell>
          <table:table-cell table:formula="of:=[Prices.N2]" office:value-type="string" office:string-value="Fluorine" calcext:value-type="string">
            <text:p>Fluorine</text:p>
          </table:table-cell>
          <table:table-cell table:formula="of:=[Prices.O2]" office:value-type="string" office:string-value="Gold" calcext:value-type="string">
            <text:p>Gold</text:p>
          </table:table-cell>
          <table:table-cell table:formula="of:=[Prices.P2]" office:value-type="string" office:string-value="Hydrogen" calcext:value-type="string">
            <text:p>Hydrogen</text:p>
          </table:table-cell>
          <table:table-cell table:formula="of:=[Prices.Q2]" office:value-type="string" office:string-value="Iodine" calcext:value-type="string">
            <text:p>Iodine</text:p>
          </table:table-cell>
          <table:table-cell table:formula="of:=[Prices.R2]" office:value-type="string" office:string-value="Tennessine" calcext:value-type="string">
            <text:p>Tennessine</text:p>
          </table:table-cell>
          <table:table-cell table:formula="of:=[Prices.S2]" office:value-type="string" office:string-value="Medical Sup." calcext:value-type="string">
            <text:p>Medical Sup.</text:p>
          </table:table-cell>
          <table:table-cell table:formula="of:=[Prices.T2]" office:value-type="string" office:string-value="Processed Food" calcext:value-type="string">
            <text:p>Processed Food</text:p>
          </table:table-cell>
          <table:table-cell table:formula="of:=[Prices.U2]" office:value-type="string" office:string-value="Quartz" calcext:value-type="string">
            <text:p>Quartz</text:p>
          </table:table-cell>
          <table:table-cell table:formula="of:=[Prices.V2]" office:value-type="string" office:string-value="Scrap" calcext:value-type="string">
            <text:p>Scrap</text:p>
          </table:table-cell>
          <table:table-cell table:formula="of:=[Prices.W2]" office:value-type="string" office:string-value="Stims" calcext:value-type="string">
            <text:p>Stims</text:p>
          </table:table-cell>
          <table:table-cell table:formula="of:=[Prices.X2]" office:value-type="string" office:string-value="Titanium" calcext:value-type="string">
            <text:p>Titanium</text:p>
          </table:table-cell>
          <table:table-cell table:formula="of:=[Prices.Y2]" office:value-type="string" office:string-value="Tungsten" calcext:value-type="string">
            <text:p>Tungsten</text:p>
          </table:table-cell>
          <table:table-cell table:formula="of:=[Prices.Z2]" office:value-type="string" office:string-value="Waste" calcext:value-type="string">
            <text:p>Waste</text:p>
          </table:table-cell>
          <table:table-cell table:formula="of:=[Prices.AA2]" office:value-type="string" office:string-value="Black Lace" calcext:value-type="string">
            <text:p>Black Lace</text:p>
          </table:table-cell>
          <table:table-cell/>
          <table:table-cell office:value-type="string" calcext:value-type="string">
            <text:p>Count</text:p>
          </table:table-cell>
        </table:table-row>
        <table:table-row table:style-name="ro1">
          <table:table-cell table:formula="of:=[Prices.A7]" office:value-type="float" office:value="0" calcext:value-type="float">
            <text:p>0</text:p>
          </table:table-cell>
          <table:table-cell table:formula="of:=[Prices.B7]" office:value-type="string" office:string-value="Port Alistair" calcext:value-type="string">
            <text:p>Port Alistair</text:p>
          </table:table-cell>
          <table:table-cell table:formula="of:=[Prices.C7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5000" calcext:value-type="float">
            <text:p>65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D3:.AA3];&quot;&gt;0&quot;)" office:value-type="float" office:value="8" calcext:value-type="float">
            <text:p>8</text:p>
          </table:table-cell>
        </table:table-row>
        <table:table-row table:style-name="ro1">
          <table:table-cell table:formula="of:=[Prices.A8]" office:value-type="float" office:value="1" calcext:value-type="float">
            <text:p>1</text:p>
          </table:table-cell>
          <table:table-cell table:formula="of:=[Prices.B8]" office:value-type="string" office:string-value="Glum Hex" calcext:value-type="string">
            <text:p>Glum Hex</text:p>
          </table:table-cell>
          <table:table-cell table:formula="of:=[Prices.C8]" office:value-type="float" office:value="0" calcext:value-type="float">
            <text:p>0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65000" calcext:value-type="float">
            <text:p>65000</text:p>
          </table:table-cell>
          <table:table-cell table:number-columns-repeated="11" office:value-type="float" office:value="0" calcext:value-type="float">
            <text:p>0</text:p>
          </table:table-cell>
          <table:table-cell/>
          <table:table-cell table:formula="of:=COUNTIF([.D4:.AA4];&quot;&gt;0&quot;)" office:value-type="float" office:value="1" calcext:value-type="float">
            <text:p>1</text:p>
          </table:table-cell>
        </table:table-row>
        <table:table-row table:style-name="ro1">
          <table:table-cell table:formula="of:=[Prices.A9]" office:value-type="float" office:value="2" calcext:value-type="float">
            <text:p>2</text:p>
          </table:table-cell>
          <table:table-cell table:formula="of:=[Prices.B9]" office:value-type="string" office:string-value="Gas Mine 158" calcext:value-type="string">
            <text:p>Gas Mine 158</text:p>
          </table:table-cell>
          <table:table-cell table:formula="of:=[Prices.C9]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00" calcext:value-type="float">
            <text:p>250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D5:.AA5];&quot;&gt;0&quot;)" office:value-type="float" office:value="5" calcext:value-type="float">
            <text:p>5</text:p>
          </table:table-cell>
        </table:table-row>
        <table:table-row table:style-name="ro1">
          <table:table-cell table:formula="of:=[Prices.A10]" office:value-type="float" office:value="3" calcext:value-type="float">
            <text:p>3</text:p>
          </table:table-cell>
          <table:table-cell table:formula="of:=[Prices.B10]" office:value-type="string" office:string-value="Ambiguous Lab" calcext:value-type="string">
            <text:p>Ambiguous Lab</text:p>
          </table:table-cell>
          <table:table-cell table:formula="of:=[Prices.C10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office:value-type="float" office:value="1000" calcext:value-type="float">
            <text:p>1000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/>
          <table:table-cell table:formula="of:=COUNTIF([.D6:.AA6];&quot;&gt;0&quot;)" office:value-type="float" office:value="4" calcext:value-type="float">
            <text:p>4</text:p>
          </table:table-cell>
        </table:table-row>
        <table:table-row table:style-name="ro1">
          <table:table-cell table:formula="of:=[Prices.A11]" office:value-type="float" office:value="4" calcext:value-type="float">
            <text:p>4</text:p>
          </table:table-cell>
          <table:table-cell table:formula="of:=[Prices.B11]" office:value-type="string" office:string-value="Kudrow Ore" calcext:value-type="string">
            <text:p>Kudrow Ore</text:p>
          </table:table-cell>
          <table:table-cell table:formula="of:=[Prices.C11]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D7:.AA7];&quot;&gt;0&quot;)" office:value-type="float" office:value="6" calcext:value-type="float">
            <text:p>6</text:p>
          </table:table-cell>
        </table:table-row>
        <table:table-row table:style-name="ro1">
          <table:table-cell table:formula="of:=[Prices.A12]" office:value-type="float" office:value="5" calcext:value-type="float">
            <text:p>5</text:p>
          </table:table-cell>
          <table:table-cell table:formula="of:=[Prices.B12]" office:value-type="string" office:string-value="Mining Area 147" calcext:value-type="string">
            <text:p>Mining Area 147</text:p>
          </table:table-cell>
          <table:table-cell table:formula="of:=[Prices.C12]"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D8:.AA8];&quot;&gt;0&quot;)" office:value-type="float" office:value="6" calcext:value-type="float">
            <text:p>6</text:p>
          </table:table-cell>
        </table:table-row>
        <table:table-row table:style-name="ro1">
          <table:table-cell table:formula="of:=[Prices.A13]" office:value-type="float" office:value="6" calcext:value-type="float">
            <text:p>6</text:p>
          </table:table-cell>
          <table:table-cell table:formula="of:=[Prices.B13]" office:value-type="string" office:string-value="Hydro Harvest" calcext:value-type="string">
            <text:p>Hydro Harvest</text:p>
          </table:table-cell>
          <table:table-cell table:formula="of:=[Prices.C13]" office:value-type="float" office:value="0" calcext:value-type="float">
            <text:p>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COUNTIF([.D9:.AA9];&quot;&gt;0&quot;)" office:value-type="float" office:value="4" calcext:value-type="float">
            <text:p>4</text:p>
          </table:table-cell>
        </table:table-row>
        <table:table-row table:style-name="ro1">
          <table:table-cell table:formula="of:=[Prices.A14]" office:value-type="float" office:value="7" calcext:value-type="float">
            <text:p>7</text:p>
          </table:table-cell>
          <table:table-cell table:formula="of:=[Prices.B14]" office:value-type="string" office:string-value="Hikers Research" calcext:value-type="string">
            <text:p>Hikers Research</text:p>
          </table:table-cell>
          <table:table-cell table:formula="of:=[Prices.C1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D10:.AA10];&quot;&gt;0&quot;)" office:value-type="float" office:value="4" calcext:value-type="float">
            <text:p>4</text:p>
          </table:table-cell>
        </table:table-row>
        <table:table-row table:style-name="ro1">
          <table:table-cell table:formula="of:=[Prices.A15]" office:value-type="float" office:value="8" calcext:value-type="float">
            <text:p>8</text:p>
          </table:table-cell>
          <table:table-cell table:formula="of:=[Prices.B15]" office:value-type="string" office:string-value="Oasis Depot" calcext:value-type="string">
            <text:p>Oasis Depot</text:p>
          </table:table-cell>
          <table:table-cell table:formula="of:=[Prices.C15]" office:value-type="float" office:value="0" calcext:value-type="float">
            <text:p>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00" calcext:value-type="float">
            <text:p>2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D11:.AA11];&quot;&gt;0&quot;)" office:value-type="float" office:value="7" calcext:value-type="float">
            <text:p>7</text:p>
          </table:table-cell>
        </table:table-row>
        <table:table-row table:style-name="ro1">
          <table:table-cell table:formula="of:=[Prices.A16]" office:value-type="float" office:value="9" calcext:value-type="float">
            <text:p>9</text:p>
          </table:table-cell>
          <table:table-cell table:formula="of:=[Prices.B16]" office:value-type="string" office:string-value="LKRM-Highdust" calcext:value-type="string">
            <text:p>LKRM-Highdust</text:p>
          </table:table-cell>
          <table:table-cell table:formula="of:=[Prices.C16]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500" calcext:value-type="float">
            <text:p>15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D12:.AA12];&quot;&gt;0&quot;)" office:value-type="float" office:value="5" calcext:value-type="float">
            <text:p>5</text:p>
          </table:table-cell>
        </table:table-row>
        <table:table-row table:style-name="ro1">
          <table:table-cell table:formula="of:=[Prices.A17]" office:value-type="float" office:value="10" calcext:value-type="float">
            <text:p>10</text:p>
          </table:table-cell>
          <table:table-cell table:formula="of:=[Prices.B17]" office:value-type="string" office:string-value="Yantar-4K2M" calcext:value-type="string">
            <text:p>Yantar-4K2M</text:p>
          </table:table-cell>
          <table:table-cell table:formula="of:=[Prices.C1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65000" calcext:value-type="float">
            <text:p>650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D13:.AA13];&quot;&gt;0&quot;)" office:value-type="float" office:value="4" calcext:value-type="float">
            <text:p>4</text:p>
          </table:table-cell>
        </table:table-row>
        <table:table-row table:style-name="ro1">
          <table:table-cell table:formula="of:=[Prices.A18]" office:value-type="float" office:value="11" calcext:value-type="float">
            <text:p>11</text:p>
          </table:table-cell>
          <table:table-cell table:formula="of:=[Prices.B18]" office:value-type="string" office:string-value="Tycho Station" calcext:value-type="string">
            <text:p>Tycho Station</text:p>
          </table:table-cell>
          <table:table-cell table:formula="of:=[Prices.C18]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000" calcext:value-type="float">
            <text:p>5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65000" calcext:value-type="float">
            <text:p>65000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UNTIF([.D14:.AA14];&quot;&gt;0&quot;)" office:value-type="float" office:value="10" calcext:value-type="float">
            <text:p>10</text:p>
          </table:table-cell>
        </table:table-row>
        <table:table-row table:style-name="ro1">
          <table:table-cell table:formula="of:=[Prices.A19]" office:value-type="float" office:value="12" calcext:value-type="float">
            <text:p>12</text:p>
          </table:table-cell>
          <table:table-cell table:formula="of:=[Prices.B19]" office:value-type="string" office:string-value="Lourvil" calcext:value-type="string">
            <text:p>Lourvil</text:p>
          </table:table-cell>
          <table:table-cell table:formula="of:=[Prices.C19]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65000" calcext:value-type="float">
            <text:p>65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00" calcext:value-type="float">
            <text:p>100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UNTIF([.D15:.AA15];&quot;&gt;0&quot;)" office:value-type="float" office:value="10" calcext:value-type="float">
            <text:p>10</text:p>
          </table:table-cell>
        </table:table-row>
        <table:table-row table:style-name="ro1">
          <table:table-cell table:formula="of:=[Prices.A20]" office:value-type="float" office:value="13" calcext:value-type="float">
            <text:p>13</text:p>
          </table:table-cell>
          <table:table-cell table:formula="of:=[Prices.B20]" office:value-type="string" office:string-value="LKRM-Westforge" calcext:value-type="string">
            <text:p>LKRM-Westforge</text:p>
          </table:table-cell>
          <table:table-cell table:formula="of:=[Prices.C20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D16:.AA16];&quot;&gt;0&quot;)" office:value-type="float" office:value="3" calcext:value-type="float">
            <text:p>3</text:p>
          </table:table-cell>
        </table:table-row>
        <table:table-row table:style-name="ro1">
          <table:table-cell table:formula="of:=[Prices.A21]" office:value-type="float" office:value="14" calcext:value-type="float">
            <text:p>14</text:p>
          </table:table-cell>
          <table:table-cell table:formula="of:=[Prices.B21]" office:value-type="string" office:string-value="LKRM-Sandy" calcext:value-type="string">
            <text:p>LKRM-Sandy</text:p>
          </table:table-cell>
          <table:table-cell table:formula="of:=[Prices.C2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D17:.AA17];&quot;&gt;0&quot;)" office:value-type="float" office:value="4" calcext:value-type="float">
            <text:p>4</text:p>
          </table:table-cell>
        </table:table-row>
        <table:table-row table:style-name="ro1">
          <table:table-cell table:formula="of:=[Prices.A22]" office:value-type="float" office:value="15" calcext:value-type="float">
            <text:p>15</text:p>
          </table:table-cell>
          <table:table-cell table:formula="of:=[Prices.B22]" office:value-type="string" office:string-value="Cloud City" calcext:value-type="string">
            <text:p>Cloud City</text:p>
          </table:table-cell>
          <table:table-cell table:formula="of:=[Prices.C2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00" calcext:value-type="float">
            <text:p>5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00" calcext:value-type="float">
            <text:p>5000</text:p>
          </table:table-cell>
          <table:table-cell office:value-type="float" office:value="2500" calcext:value-type="float">
            <text:p>2500</text:p>
          </table:table-cell>
          <table:table-cell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office:value-type="float" office:value="5000" calcext:value-type="float">
            <text:p>5000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formula="of:=COUNTIF([.D18:.AA18];&quot;&gt;0&quot;)" office:value-type="float" office:value="9" calcext:value-type="float">
            <text:p>9</text:p>
          </table:table-cell>
        </table:table-row>
        <table:table-row table:style-name="ro1">
          <table:table-cell table:formula="of:=[Prices.A23]" office:value-type="float" office:value="16" calcext:value-type="float">
            <text:p>16</text:p>
          </table:table-cell>
          <table:table-cell table:formula="of:=[Prices.B23]" office:value-type="string" office:string-value="Area 64" calcext:value-type="string">
            <text:p>Area 64</text:p>
          </table:table-cell>
          <table:table-cell table:formula="of:=[Prices.C23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table:number-columns-repeated="4"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00" calcext:value-type="float">
            <text:p>5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COUNTIF([.D19:.AA19];&quot;&gt;0&quot;)" office:value-type="float" office:value="12" calcext:value-type="float">
            <text:p>12</text:p>
          </table:table-cell>
        </table:table-row>
        <table:table-row table:style-name="ro1">
          <table:table-cell table:formula="of:=[Prices.A24]" office:value-type="float" office:value="17" calcext:value-type="float">
            <text:p>17</text:p>
          </table:table-cell>
          <table:table-cell table:formula="of:=[Prices.B24]" office:value-type="string" office:string-value="Cargo Depot" calcext:value-type="string">
            <text:p>Cargo Depot</text:p>
          </table:table-cell>
          <table:table-cell table:style-name="Default" table:formula="of:=[Prices.C24]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5000" calcext:value-type="float">
            <text:p>65000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65000" calcext:value-type="float">
            <text:p>65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UNTIF([.D20:.AA20];&quot;&gt;0&quot;)" office:value-type="float" office:value="11" calcext:value-type="float">
            <text:p>11</text:p>
          </table:table-cell>
        </table:table-row>
        <table:table-row table:style-name="ro1">
          <table:table-cell table:formula="of:=[Prices.A25]" office:value-type="float" office:value="18" calcext:value-type="float">
            <text:p>18</text:p>
          </table:table-cell>
          <table:table-cell table:formula="of:=[Prices.B25]" office:value-type="string" office:string-value="CyberTech" calcext:value-type="string">
            <text:p>CyberTech</text:p>
          </table:table-cell>
          <table:table-cell table:style-name="Default" table:formula="of:=[Prices.C25]" office:value-type="float" office:value="0" calcext:value-type="float">
            <text:p>0</text:p>
          </table:table-cell>
          <table:table-cell table:number-columns-repeated="24" office:value-type="float" office:value="0" calcext:value-type="float">
            <text:p>0</text:p>
          </table:table-cell>
          <table:table-cell/>
          <table:table-cell table:formula="of:=COUNTIF([.D21:.AA21];&quot;&gt;0&quot;)" office:value-type="float" office:value="0" calcext:value-type="float">
            <text:p>0</text:p>
          </table:table-cell>
        </table:table-row>
        <table:table-row table:style-name="ro1">
          <table:table-cell table:formula="of:=[Prices.A26]" office:value-type="float" office:value="19" calcext:value-type="float">
            <text:p>19</text:p>
          </table:table-cell>
          <table:table-cell table:formula="of:=[Prices.B26]" office:value-type="string" office:string-value="Fobos" calcext:value-type="string">
            <text:p>Fobos</text:p>
          </table:table-cell>
          <table:table-cell table:style-name="Default" table:formula="of:=[Prices.C26]" office:value-type="float" office:value="0" calcext:value-type="float">
            <text:p>0</text:p>
          </table:table-cell>
          <table:table-cell table:number-columns-repeated="24" office:value-type="float" office:value="0" calcext:value-type="float">
            <text:p>0</text:p>
          </table:table-cell>
          <table:table-cell/>
          <table:table-cell table:formula="of:=COUNTIF([.D22:.AA22];&quot;&gt;0&quot;)" office:value-type="float" office:value="0" calcext:value-type="float">
            <text:p>0</text:p>
          </table:table-cell>
        </table:table-row>
        <table:table-row table:style-name="ro1">
          <table:table-cell table:formula="of:=[Prices.A27]" office:value-type="float" office:value="20" calcext:value-type="float">
            <text:p>20</text:p>
          </table:table-cell>
          <table:table-cell table:formula="of:=[Prices.B27]" office:value-type="string" office:string-value="Sakigake" calcext:value-type="string">
            <text:p>Sakigake</text:p>
          </table:table-cell>
          <table:table-cell table:style-name="Default" table:formula="of:=[Prices.C27]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COUNTIF([.D23:.AA23];&quot;&gt;0&quot;)" office:value-type="float" office:value="7" calcext:value-type="float">
            <text:p>7</text:p>
          </table:table-cell>
        </table:table-row>
        <table:table-row table:style-name="ro1">
          <table:table-cell table:formula="of:=[Prices.A28]" office:value-type="float" office:value="21" calcext:value-type="float">
            <text:p>21</text:p>
          </table:table-cell>
          <table:table-cell table:formula="of:=[Prices.B28]" office:value-type="string" office:string-value="Nozomi" calcext:value-type="string">
            <text:p>Nozomi</text:p>
          </table:table-cell>
          <table:table-cell table:style-name="Default" table:formula="of:=[Prices.C2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65000" calcext:value-type="float">
            <text:p>65000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000" calcext:value-type="float">
            <text:p>650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5000" calcext:value-type="float">
            <text:p>65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D24:.AA24];&quot;&gt;0&quot;)" office:value-type="float" office:value="8" calcext:value-type="float">
            <text:p>8</text:p>
          </table:table-cell>
        </table:table-row>
        <table:table-row table:style-name="ro1">
          <table:table-cell table:formula="of:=[Prices.A29]" office:value-type="float" office:value="22" calcext:value-type="float">
            <text:p>22</text:p>
          </table:table-cell>
          <table:table-cell table:formula="of:=[Prices.B29]" office:value-type="string" office:string-value="Akatsuki" calcext:value-type="string">
            <text:p>Akatsuki</text:p>
          </table:table-cell>
          <table:table-cell table:style-name="Default" table:formula="of:=[Prices.C29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65000" calcext:value-type="float">
            <text:p>65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D25:.AA25];&quot;&gt;0&quot;)" office:value-type="float" office:value="6" calcext:value-type="float">
            <text:p>6</text:p>
          </table:table-cell>
        </table:table-row>
      </table:table>
      <table:table table:name="Array Prices" table:style-name="ta1">
        <office:forms form:automatic-focus="false" form:apply-design-mode="false"/>
        <table:table-column table:style-name="co13" table:default-cell-style-name="Default"/>
        <table:table-row table:style-name="ro1">
          <table:table-cell table:formula="of:=COM.MICROSOFT.CONCAT([Prices.D7];&quot;,&quot;;[Prices.E7];&quot;,&quot;;[Prices.F7];&quot;,&quot;;[Prices.G7];&quot;,&quot;;[Prices.H7];&quot;,&quot;;[Prices.I7];&quot;,&quot;;[Prices.J7];&quot;,&quot;;[Prices.K7];&quot;,&quot;;[Prices.L7];&quot;,&quot;;[Prices.M7];&quot;,&quot;;[Prices.N7];&quot;,&quot;;[Prices.O7];&quot;,&quot;;[Prices.P7];&quot;,&quot;;[Prices.Q7];&quot;,&quot;;[Prices.R7];&quot;,&quot;;[Prices.S7];&quot;,&quot;;[Prices.T7];&quot;,&quot;;[Prices.U7];&quot;,&quot;;[Prices.V7];&quot;,&quot;;[Prices.W7];&quot;,&quot;;[Prices.X7];&quot;,&quot;;[Prices.Y7];&quot;,&quot;;[Prices.Z7];&quot;,&quot;;[Prices.AA7];&quot;,&quot;)" office:value-type="string" office:string-value="0,0,0,0,83,43,0,25,69,0,0,61,16,0,281,170,0,0,0,34,83,39,1,0," calcext:value-type="string">
            <text:p>0,0,0,0,83,43,0,25,69,0,0,61,16,0,281,170,0,0,0,34,83,39,1,0,</text:p>
          </table:table-cell>
        </table:table-row>
        <table:table-row table:style-name="ro1">
          <table:table-cell table:formula="of:=COM.MICROSOFT.CONCAT([Prices.D8];&quot;,&quot;;[Prices.E8];&quot;,&quot;;[Prices.F8];&quot;,&quot;;[Prices.G8];&quot;,&quot;;[Prices.H8];&quot;,&quot;;[Prices.I8];&quot;,&quot;;[Prices.J8];&quot;,&quot;;[Prices.K8];&quot;,&quot;;[Prices.L8];&quot;,&quot;;[Prices.M8];&quot;,&quot;;[Prices.N8];&quot;,&quot;;[Prices.O8];&quot;,&quot;;[Prices.P8];&quot;,&quot;;[Prices.Q8];&quot;,&quot;;[Prices.R8];&quot;,&quot;;[Prices.S8];&quot;,&quot;;[Prices.T8];&quot;,&quot;;[Prices.U8];&quot;,&quot;;[Prices.V8];&quot;,&quot;;[Prices.W8];&quot;,&quot;;[Prices.X8];&quot;,&quot;;[Prices.Y8];&quot;,&quot;;[Prices.Z8];&quot;,&quot;;[Prices.AA8];&quot;,&quot;)" office:value-type="string" office:string-value="256,0,116,0,83,43,0,0,69,30,0,61,20,0,0,180,0,0,10,0,0,39,0,150," calcext:value-type="string">
            <text:p>256,0,116,0,83,43,0,0,69,30,0,61,20,0,0,180,0,0,10,0,0,39,0,150,</text:p>
          </table:table-cell>
        </table:table-row>
        <table:table-row table:style-name="ro1">
          <table:table-cell table:formula="of:=COM.MICROSOFT.CONCAT([Prices.D9];&quot;,&quot;;[Prices.E9];&quot;,&quot;;[Prices.F9];&quot;,&quot;;[Prices.G9];&quot;,&quot;;[Prices.H9];&quot;,&quot;;[Prices.I9];&quot;,&quot;;[Prices.J9];&quot;,&quot;;[Prices.K9];&quot;,&quot;;[Prices.L9];&quot;,&quot;;[Prices.M9];&quot;,&quot;;[Prices.N9];&quot;,&quot;;[Prices.O9];&quot;,&quot;;[Prices.P9];&quot;,&quot;;[Prices.Q9];&quot;,&quot;;[Prices.R9];&quot;,&quot;;[Prices.S9];&quot;,&quot;;[Prices.T9];&quot;,&quot;;[Prices.U9];&quot;,&quot;;[Prices.V9];&quot;,&quot;;[Prices.W9];&quot;,&quot;;[Prices.X9];&quot;,&quot;;[Prices.Y9];&quot;,&quot;;[Prices.Z9];&quot;,&quot;;[Prices.AA9];&quot;,&quot;)" office:value-type="string" office:string-value="0,0,118,0,0,0,15,0,0,30,16,0,13,15,0,178,14,0,0,34,0,0,0,160," calcext:value-type="string">
            <text:p>0,0,118,0,0,0,15,0,0,30,16,0,13,15,0,178,14,0,0,34,0,0,0,160,</text:p>
          </table:table-cell>
        </table:table-row>
        <table:table-row table:style-name="ro1">
          <table:table-cell table:formula="of:=COM.MICROSOFT.CONCAT([Prices.D10];&quot;,&quot;;[Prices.E10];&quot;,&quot;;[Prices.F10];&quot;,&quot;;[Prices.G10];&quot;,&quot;;[Prices.H10];&quot;,&quot;;[Prices.I10];&quot;,&quot;;[Prices.J10];&quot;,&quot;;[Prices.K10];&quot;,&quot;;[Prices.L10];&quot;,&quot;;[Prices.M10];&quot;,&quot;;[Prices.N10];&quot;,&quot;;[Prices.O10];&quot;,&quot;;[Prices.P10];&quot;,&quot;;[Prices.Q10];&quot;,&quot;;[Prices.R10];&quot;,&quot;;[Prices.S10];&quot;,&quot;;[Prices.T10];&quot;,&quot;;[Prices.U10];&quot;,&quot;;[Prices.V10];&quot;,&quot;;[Prices.W10];&quot;,&quot;;[Prices.X10];&quot;,&quot;;[Prices.Y10];&quot;,&quot;;[Prices.Z10];&quot;,&quot;;[Prices.AA10];&quot;,&quot;)" office:value-type="string" office:string-value="0,12,97,0,0,0,17,0,0,30,0,0,0,0,0,180,14,0,0,34,0,0,1,146," calcext:value-type="string">
            <text:p>0,12,97,0,0,0,17,0,0,30,0,0,0,0,0,180,14,0,0,34,0,0,1,146,</text:p>
          </table:table-cell>
        </table:table-row>
        <table:table-row table:style-name="ro1">
          <table:table-cell table:formula="of:=COM.MICROSOFT.CONCAT([Prices.D11];&quot;,&quot;;[Prices.E11];&quot;,&quot;;[Prices.F11];&quot;,&quot;;[Prices.G11];&quot;,&quot;;[Prices.H11];&quot;,&quot;;[Prices.I11];&quot;,&quot;;[Prices.J11];&quot;,&quot;;[Prices.K11];&quot;,&quot;;[Prices.L11];&quot;,&quot;;[Prices.M11];&quot;,&quot;;[Prices.N11];&quot;,&quot;;[Prices.O11];&quot;,&quot;;[Prices.P11];&quot;,&quot;;[Prices.Q11];&quot;,&quot;;[Prices.R11];&quot;,&quot;;[Prices.S11];&quot;,&quot;;[Prices.T11];&quot;,&quot;;[Prices.U11];&quot;,&quot;;[Prices.V11];&quot;,&quot;;[Prices.W11];&quot;,&quot;;[Prices.X11];&quot;,&quot;;[Prices.Y11];&quot;,&quot;;[Prices.Z11];&quot;,&quot;;[Prices.AA11];&quot;,&quot;)" office:value-type="string" office:string-value="245,0,118,0,0,42,0,0,0,30,0,57,0,0,0,178,14,13,0,34,0,37,1,0," calcext:value-type="string">
            <text:p>245,0,118,0,0,42,0,0,0,30,0,57,0,0,0,178,14,13,0,34,0,37,1,0,</text:p>
          </table:table-cell>
        </table:table-row>
        <table:table-row table:style-name="ro1">
          <table:table-cell table:formula="of:=COM.MICROSOFT.CONCAT([Prices.D12];&quot;,&quot;;[Prices.E12];&quot;,&quot;;[Prices.F12];&quot;,&quot;;[Prices.G12];&quot;,&quot;;[Prices.H12];&quot;,&quot;;[Prices.I12];&quot;,&quot;;[Prices.J12];&quot;,&quot;;[Prices.K12];&quot;,&quot;;[Prices.L12];&quot;,&quot;;[Prices.M12];&quot;,&quot;;[Prices.N12];&quot;,&quot;;[Prices.O12];&quot;,&quot;;[Prices.P12];&quot;,&quot;;[Prices.Q12];&quot;,&quot;;[Prices.R12];&quot;,&quot;;[Prices.S12];&quot;,&quot;;[Prices.T12];&quot;,&quot;;[Prices.U12];&quot;,&quot;;[Prices.V12];&quot;,&quot;;[Prices.W12];&quot;,&quot;;[Prices.X12];&quot;,&quot;;[Prices.Y12];&quot;,&quot;;[Prices.Z12];&quot;,&quot;;[Prices.AA12];&quot;,&quot;)" office:value-type="string" office:string-value="243,0,118,0,0,31,0,24,0,30,0,0,0,0,0,178,14,12,0,34,0,35,0,240," calcext:value-type="string">
            <text:p>243,0,118,0,0,31,0,24,0,30,0,0,0,0,0,178,14,12,0,34,0,35,0,240,</text:p>
          </table:table-cell>
        </table:table-row>
        <table:table-row table:style-name="ro1">
          <table:table-cell table:formula="of:=COM.MICROSOFT.CONCAT([Prices.D13];&quot;,&quot;;[Prices.E13];&quot;,&quot;;[Prices.F13];&quot;,&quot;;[Prices.G13];&quot;,&quot;;[Prices.H13];&quot;,&quot;;[Prices.I13];&quot;,&quot;;[Prices.J13];&quot;,&quot;;[Prices.K13];&quot;,&quot;;[Prices.L13];&quot;,&quot;;[Prices.M13];&quot;,&quot;;[Prices.N13];&quot;,&quot;;[Prices.O13];&quot;,&quot;;[Prices.P13];&quot;,&quot;;[Prices.Q13];&quot;,&quot;;[Prices.R13];&quot;,&quot;;[Prices.S13];&quot;,&quot;;[Prices.T13];&quot;,&quot;;[Prices.U13];&quot;,&quot;;[Prices.V13];&quot;,&quot;;[Prices.W13];&quot;,&quot;;[Prices.X13];&quot;,&quot;;[Prices.Y13];&quot;,&quot;;[Prices.Z13];&quot;,&quot;;[Prices.AA13];&quot;,&quot;)" office:value-type="string" office:string-value="0,35,0,0,0,0,17,0,0,20,0,0,15,0,0,0,10,0,0,22,0,0,3,0," calcext:value-type="string">
            <text:p>0,35,0,0,0,0,17,0,0,20,0,0,15,0,0,0,10,0,0,22,0,0,3,0,</text:p>
          </table:table-cell>
        </table:table-row>
        <table:table-row table:style-name="ro1">
          <table:table-cell table:formula="of:=COM.MICROSOFT.CONCAT([Prices.D14];&quot;,&quot;;[Prices.E14];&quot;,&quot;;[Prices.F14];&quot;,&quot;;[Prices.G14];&quot;,&quot;;[Prices.H14];&quot;,&quot;;[Prices.I14];&quot;,&quot;;[Prices.J14];&quot;,&quot;;[Prices.K14];&quot;,&quot;;[Prices.L14];&quot;,&quot;;[Prices.M14];&quot;,&quot;;[Prices.N14];&quot;,&quot;;[Prices.O14];&quot;,&quot;;[Prices.P14];&quot;,&quot;;[Prices.Q14];&quot;,&quot;;[Prices.R14];&quot;,&quot;;[Prices.S14];&quot;,&quot;;[Prices.T14];&quot;,&quot;;[Prices.U14];&quot;,&quot;;[Prices.V14];&quot;,&quot;;[Prices.W14];&quot;,&quot;;[Prices.X14];&quot;,&quot;;[Prices.Y14];&quot;,&quot;;[Prices.Z14];&quot;,&quot;;[Prices.AA14];&quot;,&quot;)" office:value-type="string" office:string-value="0,31,0,22,0,42,0,0,0,0,0,68,0,0,0,176,0,0,8,0,0,0,0,0," calcext:value-type="string">
            <text:p>0,31,0,22,0,42,0,0,0,0,0,68,0,0,0,176,0,0,8,0,0,0,0,0,</text:p>
          </table:table-cell>
        </table:table-row>
        <table:table-row table:style-name="ro1">
          <table:table-cell table:formula="of:=COM.MICROSOFT.CONCAT([Prices.D15];&quot;,&quot;;[Prices.E15];&quot;,&quot;;[Prices.F15];&quot;,&quot;;[Prices.G15];&quot;,&quot;;[Prices.H15];&quot;,&quot;;[Prices.I15];&quot;,&quot;;[Prices.J15];&quot;,&quot;;[Prices.K15];&quot;,&quot;;[Prices.L15];&quot;,&quot;;[Prices.M15];&quot;,&quot;;[Prices.N15];&quot;,&quot;;[Prices.O15];&quot;,&quot;;[Prices.P15];&quot;,&quot;;[Prices.Q15];&quot;,&quot;;[Prices.R15];&quot;,&quot;;[Prices.S15];&quot;,&quot;;[Prices.T15];&quot;,&quot;;[Prices.U15];&quot;,&quot;;[Prices.V15];&quot;,&quot;;[Prices.W15];&quot;,&quot;;[Prices.X15];&quot;,&quot;;[Prices.Y15];&quot;,&quot;;[Prices.Z15];&quot;,&quot;;[Prices.AA15];&quot;,&quot;)" office:value-type="string" office:string-value="0,0,0,0,0,0,0,0,0,34,15,0,8,13,0,0,10,0,0,24,0,0,3,0," calcext:value-type="string">
            <text:p>0,0,0,0,0,0,0,0,0,34,15,0,8,13,0,0,10,0,0,24,0,0,3,0,</text:p>
          </table:table-cell>
        </table:table-row>
        <table:table-row table:style-name="ro1">
          <table:table-cell table:formula="of:=COM.MICROSOFT.CONCAT([Prices.D16];&quot;,&quot;;[Prices.E16];&quot;,&quot;;[Prices.F16];&quot;,&quot;;[Prices.G16];&quot;,&quot;;[Prices.H16];&quot;,&quot;;[Prices.I16];&quot;,&quot;;[Prices.J16];&quot;,&quot;;[Prices.K16];&quot;,&quot;;[Prices.L16];&quot;,&quot;;[Prices.M16];&quot;,&quot;;[Prices.N16];&quot;,&quot;;[Prices.O16];&quot;,&quot;;[Prices.P16];&quot;,&quot;;[Prices.Q16];&quot;,&quot;;[Prices.R16];&quot;,&quot;;[Prices.S16];&quot;,&quot;;[Prices.T16];&quot;,&quot;;[Prices.U16];&quot;,&quot;;[Prices.V16];&quot;,&quot;;[Prices.W16];&quot;,&quot;;[Prices.X16];&quot;,&quot;;[Prices.Y16];&quot;,&quot;;[Prices.Z16];&quot;,&quot;;[Prices.AA16];&quot;,&quot;)" office:value-type="string" office:string-value="225,0,0,0,0,0,0,22,39,0,0,0,0,16,0,0,14,21,18,0,0,0,2,0," calcext:value-type="string">
            <text:p>225,0,0,0,0,0,0,22,39,0,0,0,0,16,0,0,14,21,18,0,0,0,2,0,</text:p>
          </table:table-cell>
        </table:table-row>
        <table:table-row table:style-name="ro1">
          <table:table-cell table:formula="of:=COM.MICROSOFT.CONCAT([Prices.D17];&quot;,&quot;;[Prices.E17];&quot;,&quot;;[Prices.F17];&quot;,&quot;;[Prices.G17];&quot;,&quot;;[Prices.H17];&quot;,&quot;;[Prices.I17];&quot;,&quot;;[Prices.J17];&quot;,&quot;;[Prices.K17];&quot;,&quot;;[Prices.L17];&quot;,&quot;;[Prices.M17];&quot;,&quot;;[Prices.N17];&quot;,&quot;;[Prices.O17];&quot;,&quot;;[Prices.P17];&quot;,&quot;;[Prices.Q17];&quot;,&quot;;[Prices.R17];&quot;,&quot;;[Prices.S17];&quot;,&quot;;[Prices.T17];&quot;,&quot;;[Prices.U17];&quot;,&quot;;[Prices.V17];&quot;,&quot;;[Prices.W17];&quot;,&quot;;[Prices.X17];&quot;,&quot;;[Prices.Y17];&quot;,&quot;;[Prices.Z17];&quot;,&quot;;[Prices.AA17];&quot;,&quot;)" office:value-type="string" office:string-value="225,26,0,0,0,0,0,27,0,27,18,0,14,10,0,0,0,21,20,0,0,0,1,249," calcext:value-type="string">
            <text:p>225,26,0,0,0,0,0,27,0,27,18,0,14,10,0,0,0,21,20,0,0,0,1,249,</text:p>
          </table:table-cell>
        </table:table-row>
        <table:table-row table:style-name="ro1">
          <table:table-cell table:formula="of:=COM.MICROSOFT.CONCAT([Prices.D18];&quot;,&quot;;[Prices.E18];&quot;,&quot;;[Prices.F18];&quot;,&quot;;[Prices.G18];&quot;,&quot;;[Prices.H18];&quot;,&quot;;[Prices.I18];&quot;,&quot;;[Prices.J18];&quot;,&quot;;[Prices.K18];&quot;,&quot;;[Prices.L18];&quot;,&quot;;[Prices.M18];&quot;,&quot;;[Prices.N18];&quot;,&quot;;[Prices.O18];&quot;,&quot;;[Prices.P18];&quot;,&quot;;[Prices.Q18];&quot;,&quot;;[Prices.R18];&quot;,&quot;;[Prices.S18];&quot;,&quot;;[Prices.T18];&quot;,&quot;;[Prices.U18];&quot;,&quot;;[Prices.V18];&quot;,&quot;;[Prices.W18];&quot;,&quot;;[Prices.X18];&quot;,&quot;;[Prices.Y18];&quot;,&quot;;[Prices.Z18];&quot;,&quot;;[Prices.AA18];&quot;,&quot;)" office:value-type="string" office:string-value="205,0,125,0,78,49,0,0,46,38,0,61,10,0,291,0,0,0,0,0,78,47,0,280," calcext:value-type="string">
            <text:p>205,0,125,0,78,49,0,0,46,38,0,61,10,0,291,0,0,0,0,0,78,47,0,280,</text:p>
          </table:table-cell>
        </table:table-row>
        <table:table-row table:style-name="ro1">
          <table:table-cell table:formula="of:=COM.MICROSOFT.CONCAT([Prices.D19];&quot;,&quot;;[Prices.E19];&quot;,&quot;;[Prices.F19];&quot;,&quot;;[Prices.G19];&quot;,&quot;;[Prices.H19];&quot;,&quot;;[Prices.I19];&quot;,&quot;;[Prices.J19];&quot;,&quot;;[Prices.K19];&quot;,&quot;;[Prices.L19];&quot;,&quot;;[Prices.M19];&quot;,&quot;;[Prices.N19];&quot;,&quot;;[Prices.O19];&quot;,&quot;;[Prices.P19];&quot;,&quot;;[Prices.Q19];&quot;,&quot;;[Prices.R19];&quot;,&quot;;[Prices.S19];&quot;,&quot;;[Prices.T19];&quot;,&quot;;[Prices.U19];&quot;,&quot;;[Prices.V19];&quot;,&quot;;[Prices.W19];&quot;,&quot;;[Prices.X19];&quot;,&quot;;[Prices.Y19];&quot;,&quot;;[Prices.Z19];&quot;,&quot;;[Prices.AA19];&quot;,&quot;)" office:value-type="string" office:string-value="0,0,0,22,73,38,0,0,44,0,0,61,15,0,291,181,0,0,20,0,89,47,0,249," calcext:value-type="string">
            <text:p>0,0,0,22,73,38,0,0,44,0,0,61,15,0,291,181,0,0,20,0,89,47,0,249,</text:p>
          </table:table-cell>
        </table:table-row>
        <table:table-row table:style-name="ro1">
          <table:table-cell table:formula="of:=COM.MICROSOFT.CONCAT([Prices.D20];&quot;,&quot;;[Prices.E20];&quot;,&quot;;[Prices.F20];&quot;,&quot;;[Prices.G20];&quot;,&quot;;[Prices.H20];&quot;,&quot;;[Prices.I20];&quot;,&quot;;[Prices.J20];&quot;,&quot;;[Prices.K20];&quot;,&quot;;[Prices.L20];&quot;,&quot;;[Prices.M20];&quot;,&quot;;[Prices.N20];&quot;,&quot;;[Prices.O20];&quot;,&quot;;[Prices.P20];&quot;,&quot;;[Prices.Q20];&quot;,&quot;;[Prices.R20];&quot;,&quot;;[Prices.S20];&quot;,&quot;;[Prices.T20];&quot;,&quot;;[Prices.U20];&quot;,&quot;;[Prices.V20];&quot;,&quot;;[Prices.W20];&quot;,&quot;;[Prices.X20];&quot;,&quot;;[Prices.Y20];&quot;,&quot;;[Prices.Z20];&quot;,&quot;;[Prices.AA20];&quot;,&quot;)" office:value-type="string" office:string-value="0,0,118,12,0,42,10,0,39,37,0,0,0,0,0,181,14,0,0,0,0,0,1,249," calcext:value-type="string">
            <text:p>0,0,118,12,0,42,10,0,39,37,0,0,0,0,0,181,14,0,0,0,0,0,1,249,</text:p>
          </table:table-cell>
        </table:table-row>
        <table:table-row table:style-name="ro1">
          <table:table-cell table:formula="of:=COM.MICROSOFT.CONCAT([Prices.D21];&quot;,&quot;;[Prices.E21];&quot;,&quot;;[Prices.F21];&quot;,&quot;;[Prices.G21];&quot;,&quot;;[Prices.H21];&quot;,&quot;;[Prices.I21];&quot;,&quot;;[Prices.J21];&quot;,&quot;;[Prices.K21];&quot;,&quot;;[Prices.L21];&quot;,&quot;;[Prices.M21];&quot;,&quot;;[Prices.N21];&quot;,&quot;;[Prices.O21];&quot;,&quot;;[Prices.P21];&quot;,&quot;;[Prices.Q21];&quot;,&quot;;[Prices.R21];&quot;,&quot;;[Prices.S21];&quot;,&quot;;[Prices.T21];&quot;,&quot;;[Prices.U21];&quot;,&quot;;[Prices.V21];&quot;,&quot;;[Prices.W21];&quot;,&quot;;[Prices.X21];&quot;,&quot;;[Prices.Y21];&quot;,&quot;;[Prices.Z21];&quot;,&quot;;[Prices.AA21];&quot;,&quot;)" office:value-type="string" office:string-value="0,26,118,12,0,0,0,0,0,37,0,56,0,0,0,181,14,0,0,0,0,0,1,249," calcext:value-type="string">
            <text:p>0,26,118,12,0,0,0,0,0,37,0,56,0,0,0,181,14,0,0,0,0,0,1,249,</text:p>
          </table:table-cell>
        </table:table-row>
        <table:table-row table:style-name="ro1">
          <table:table-cell table:formula="of:=COM.MICROSOFT.CONCAT([Prices.D22];&quot;,&quot;;[Prices.E22];&quot;,&quot;;[Prices.F22];&quot;,&quot;;[Prices.G22];&quot;,&quot;;[Prices.H22];&quot;,&quot;;[Prices.I22];&quot;,&quot;;[Prices.J22];&quot;,&quot;;[Prices.K22];&quot;,&quot;;[Prices.L22];&quot;,&quot;;[Prices.M22];&quot;,&quot;;[Prices.N22];&quot;,&quot;;[Prices.O22];&quot;,&quot;;[Prices.P22];&quot;,&quot;;[Prices.Q22];&quot;,&quot;;[Prices.R22];&quot;,&quot;;[Prices.S22];&quot;,&quot;;[Prices.T22];&quot;,&quot;;[Prices.U22];&quot;,&quot;;[Prices.V22];&quot;,&quot;;[Prices.W22];&quot;,&quot;;[Prices.X22];&quot;,&quot;;[Prices.Y22];&quot;,&quot;;[Prices.Z22];&quot;,&quot;;[Prices.AA22];&quot;,&quot;)" office:value-type="string" office:string-value="0,26,0,0,0,0,10,23,0,0,22,61,11,10,271,0,14,33,0,0,89,0,0,240," calcext:value-type="string">
            <text:p>0,26,0,0,0,0,10,23,0,0,22,61,11,10,271,0,14,33,0,0,89,0,0,240,</text:p>
          </table:table-cell>
        </table:table-row>
        <table:table-row table:style-name="ro1">
          <table:table-cell table:formula="of:=COM.MICROSOFT.CONCAT([Prices.D23];&quot;,&quot;;[Prices.E23];&quot;,&quot;;[Prices.F23];&quot;,&quot;;[Prices.G23];&quot;,&quot;;[Prices.H23];&quot;,&quot;;[Prices.I23];&quot;,&quot;;[Prices.J23];&quot;,&quot;;[Prices.K23];&quot;,&quot;;[Prices.L23];&quot;,&quot;;[Prices.M23];&quot;,&quot;;[Prices.N23];&quot;,&quot;;[Prices.O23];&quot;,&quot;;[Prices.P23];&quot;,&quot;;[Prices.Q23];&quot;,&quot;;[Prices.R23];&quot;,&quot;;[Prices.S23];&quot;,&quot;;[Prices.T23];&quot;,&quot;;[Prices.U23];&quot;,&quot;;[Prices.V23];&quot;,&quot;;[Prices.W23];&quot;,&quot;;[Prices.X23];&quot;,&quot;;[Prices.Y23];&quot;,&quot;;[Prices.Z23];&quot;,&quot;;[Prices.AA23];&quot;,&quot;)" office:value-type="string" office:string-value="0,0,0,22,0,0,11,25,0,40,24,0,12,16,281,185,16,0,0,36,99,0,0,0," calcext:value-type="string">
            <text:p>0,0,0,22,0,0,11,25,0,40,24,0,12,16,281,185,16,0,0,36,99,0,0,0,</text:p>
          </table:table-cell>
        </table:table-row>
        <table:table-row table:style-name="ro1">
          <table:table-cell table:formula="of:=COM.MICROSOFT.CONCAT([Prices.D24];&quot;,&quot;;[Prices.E24];&quot;,&quot;;[Prices.F24];&quot;,&quot;;[Prices.G24];&quot;,&quot;;[Prices.H24];&quot;,&quot;;[Prices.I24];&quot;,&quot;;[Prices.J24];&quot;,&quot;;[Prices.K24];&quot;,&quot;;[Prices.L24];&quot;,&quot;;[Prices.M24];&quot;,&quot;;[Prices.N24];&quot;,&quot;;[Prices.O24];&quot;,&quot;;[Prices.P24];&quot;,&quot;;[Prices.Q24];&quot;,&quot;;[Prices.R24];&quot;,&quot;;[Prices.S24];&quot;,&quot;;[Prices.T24];&quot;,&quot;;[Prices.U24];&quot;,&quot;;[Prices.V24];&quot;,&quot;;[Prices.W24];&quot;,&quot;;[Prices.X24];&quot;,&quot;;[Prices.Y24];&quot;,&quot;;[Prices.Z24];&quot;,&quot;;[Prices.AA24];&quot;,&quot;)" office:value-type="string" office:string-value="180,0,0,20,60,27,0,18,0,0,0,0,44,0,250,0,0,10,5,0,89,25,0,0," calcext:value-type="string">
            <text:p>180,0,0,20,60,27,0,18,0,0,0,0,44,0,250,0,0,10,5,0,89,25,0,0,</text:p>
          </table:table-cell>
        </table:table-row>
        <table:table-row table:style-name="ro1">
          <table:table-cell table:formula="of:=COM.MICROSOFT.CONCAT([Prices.D25];&quot;,&quot;;[Prices.E25];&quot;,&quot;;[Prices.F25];&quot;,&quot;;[Prices.G25];&quot;,&quot;;[Prices.H25];&quot;,&quot;;[Prices.I25];&quot;,&quot;;[Prices.J25];&quot;,&quot;;[Prices.K25];&quot;,&quot;;[Prices.L25];&quot;,&quot;;[Prices.M25];&quot;,&quot;;[Prices.N25];&quot;,&quot;;[Prices.O25];&quot;,&quot;;[Prices.P25];&quot;,&quot;;[Prices.Q25];&quot;,&quot;;[Prices.R25];&quot;,&quot;;[Prices.S25];&quot;,&quot;;[Prices.T25];&quot;,&quot;;[Prices.U25];&quot;,&quot;;[Prices.V25];&quot;,&quot;;[Prices.W25];&quot;,&quot;;[Prices.X25];&quot;,&quot;;[Prices.Y25];&quot;,&quot;;[Prices.Z25];&quot;,&quot;;[Prices.AA25];&quot;,&quot;)" office:value-type="string" office:string-value="0,0,0,0,0,0,0,0,0,0,0,0,0,0,0,0,0,0,0,0,0,0,0,0," calcext:value-type="string">
            <text:p>0,0,0,0,0,0,0,0,0,0,0,0,0,0,0,0,0,0,0,0,0,0,0,0,</text:p>
          </table:table-cell>
        </table:table-row>
        <table:table-row table:style-name="ro1">
          <table:table-cell table:formula="of:=COM.MICROSOFT.CONCAT([Prices.D26];&quot;,&quot;;[Prices.E26];&quot;,&quot;;[Prices.F26];&quot;,&quot;;[Prices.G26];&quot;,&quot;;[Prices.H26];&quot;,&quot;;[Prices.I26];&quot;,&quot;;[Prices.J26];&quot;,&quot;;[Prices.K26];&quot;,&quot;;[Prices.L26];&quot;,&quot;;[Prices.M26];&quot;,&quot;;[Prices.N26];&quot;,&quot;;[Prices.O26];&quot;,&quot;;[Prices.P26];&quot;,&quot;;[Prices.Q26];&quot;,&quot;;[Prices.R26];&quot;,&quot;;[Prices.S26];&quot;,&quot;;[Prices.T26];&quot;,&quot;;[Prices.U26];&quot;,&quot;;[Prices.V26];&quot;,&quot;;[Prices.W26];&quot;,&quot;;[Prices.X26];&quot;,&quot;;[Prices.Y26];&quot;,&quot;;[Prices.Z26];&quot;,&quot;;[Prices.AA26];&quot;,&quot;)" office:value-type="string" office:string-value="0,0,0,0,0,0,0,0,0,0,0,0,0,0,0,0,0,0,0,0,0,0,0,0," calcext:value-type="string">
            <text:p>0,0,0,0,0,0,0,0,0,0,0,0,0,0,0,0,0,0,0,0,0,0,0,0,</text:p>
          </table:table-cell>
        </table:table-row>
        <table:table-row table:style-name="ro1">
          <table:table-cell table:formula="of:=COM.MICROSOFT.CONCAT([Prices.D27];&quot;,&quot;;[Prices.E27];&quot;,&quot;;[Prices.F27];&quot;,&quot;;[Prices.G27];&quot;,&quot;;[Prices.H27];&quot;,&quot;;[Prices.I27];&quot;,&quot;;[Prices.J27];&quot;,&quot;;[Prices.K27];&quot;,&quot;;[Prices.L27];&quot;,&quot;;[Prices.M27];&quot;,&quot;;[Prices.N27];&quot;,&quot;;[Prices.O27];&quot;,&quot;;[Prices.P27];&quot;,&quot;;[Prices.Q27];&quot;,&quot;;[Prices.R27];&quot;,&quot;;[Prices.S27];&quot;,&quot;;[Prices.T27];&quot;,&quot;;[Prices.U27];&quot;,&quot;;[Prices.V27];&quot;,&quot;;[Prices.W27];&quot;,&quot;;[Prices.X27];&quot;,&quot;;[Prices.Y27];&quot;,&quot;;[Prices.Z27];&quot;,&quot;;[Prices.AA27];&quot;,&quot;)" office:value-type="string" office:string-value="200,0,0,25,0,37,0,23,0,16,0,0,0,0,0,150,0,0,0,0,90,0,0,0," calcext:value-type="string">
            <text:p>200,0,0,25,0,37,0,23,0,16,0,0,0,0,0,150,0,0,0,0,90,0,0,0,</text:p>
          </table:table-cell>
        </table:table-row>
        <table:table-row table:style-name="ro1">
          <table:table-cell table:formula="of:=COM.MICROSOFT.CONCAT([Prices.D28];&quot;,&quot;;[Prices.E28];&quot;,&quot;;[Prices.F28];&quot;,&quot;;[Prices.G28];&quot;,&quot;;[Prices.H28];&quot;,&quot;;[Prices.I28];&quot;,&quot;;[Prices.J28];&quot;,&quot;;[Prices.K28];&quot;,&quot;;[Prices.L28];&quot;,&quot;;[Prices.M28];&quot;,&quot;;[Prices.N28];&quot;,&quot;;[Prices.O28];&quot;,&quot;;[Prices.P28];&quot;,&quot;;[Prices.Q28];&quot;,&quot;;[Prices.R28];&quot;,&quot;;[Prices.S28];&quot;,&quot;;[Prices.T28];&quot;,&quot;;[Prices.U28];&quot;,&quot;;[Prices.V28];&quot;,&quot;;[Prices.W28];&quot;,&quot;;[Prices.X28];&quot;,&quot;;[Prices.Y28];&quot;,&quot;;[Prices.Z28];&quot;,&quot;;[Prices.AA28];&quot;,&quot;)" office:value-type="string" office:string-value="0,40,0,0,0,0,23,30,0,0,28,0,32,24,0,0,10,0,0,0,0,0,1,0," calcext:value-type="string">
            <text:p>0,40,0,0,0,0,23,30,0,0,28,0,32,24,0,0,10,0,0,0,0,0,1,0,</text:p>
          </table:table-cell>
        </table:table-row>
        <table:table-row table:style-name="ro1">
          <table:table-cell table:formula="of:=COM.MICROSOFT.CONCAT([Prices.D29];&quot;,&quot;;[Prices.E29];&quot;,&quot;;[Prices.F29];&quot;,&quot;;[Prices.G29];&quot;,&quot;;[Prices.H29];&quot;,&quot;;[Prices.I29];&quot;,&quot;;[Prices.J29];&quot;,&quot;;[Prices.K29];&quot;,&quot;;[Prices.L29];&quot;,&quot;;[Prices.M29];&quot;,&quot;;[Prices.N29];&quot;,&quot;;[Prices.O29];&quot;,&quot;;[Prices.P29];&quot;,&quot;;[Prices.Q29];&quot;,&quot;;[Prices.R29];&quot;,&quot;;[Prices.S29];&quot;,&quot;;[Prices.T29];&quot;,&quot;;[Prices.U29];&quot;,&quot;;[Prices.V29];&quot;,&quot;;[Prices.W29];&quot;,&quot;;[Prices.X29];&quot;,&quot;;[Prices.Y29];&quot;,&quot;;[Prices.Z29];&quot;,&quot;;[Prices.AA29])" office:value-type="string" office:string-value="0,0,250,25,0,0,0,0,69,40,0,68,40,0,0,185,20,0,0,36,99,0,1,480" calcext:value-type="string">
            <text:p>0,0,250,25,0,0,0,0,69,40,0,68,40,0,0,185,20,0,0,36,99,0,1,480</text:p>
          </table:table-cell>
        </table:table-row>
      </table:table>
      <table:table table:name="Array Quantity" table:style-name="ta1">
        <office:forms form:automatic-focus="false" form:apply-design-mode="false"/>
        <table:table-column table:style-name="co13" table:default-cell-style-name="Default"/>
        <table:table-row table:style-name="ro1">
          <table:table-cell table:formula="of:=COM.MICROSOFT.CONCAT([Quantity.D3];&quot;,&quot;;[Quantity.E3];&quot;,&quot;;[Quantity.F3];&quot;,&quot;;[Quantity.G3];&quot;,&quot;;[Quantity.H3];&quot;,&quot;;[Quantity.I3];&quot;,&quot;;[Quantity.J3];&quot;,&quot;;[Quantity.K3];&quot;,&quot;;[Quantity.L3];&quot;,&quot;;[Quantity.M3];&quot;,&quot;;[Quantity.N3];&quot;,&quot;;[Quantity.O3];&quot;,&quot;;[Quantity.P3];&quot;,&quot;;[Quantity.Q3];&quot;,&quot;;[Quantity.R3];&quot;,&quot;;[Quantity.S3];&quot;,&quot;;[Quantity.T3];&quot;,&quot;;[Quantity.U3];&quot;,&quot;;[Quantity.V3];&quot;,&quot;;[Quantity.W3];&quot;,&quot;;[Quantity.X3];&quot;,&quot;;[Quantity.Y3];&quot;,&quot;;[Quantity.Z3];&quot;,&quot;;[Quantity.AA3];&quot;,&quot;)" office:value-type="string" office:string-value="0,0,0,0,5000,5000,0,5000,0,0,0,0,65000,0,0,5000,0,0,0,5000,2000,0,10000,0," calcext:value-type="string">
            <text:p>0,0,0,0,5000,5000,0,5000,0,0,0,0,65000,0,0,5000,0,0,0,5000,2000,0,10000,0,</text:p>
          </table:table-cell>
        </table:table-row>
        <table:table-row table:style-name="ro1">
          <table:table-cell table:formula="of:=COM.MICROSOFT.CONCAT([Quantity.D4];&quot;,&quot;;[Quantity.E4];&quot;,&quot;;[Quantity.F4];&quot;,&quot;;[Quantity.G4];&quot;,&quot;;[Quantity.H4];&quot;,&quot;;[Quantity.I4];&quot;,&quot;;[Quantity.J4];&quot;,&quot;;[Quantity.K4];&quot;,&quot;;[Quantity.L4];&quot;,&quot;;[Quantity.M4];&quot;,&quot;;[Quantity.N4];&quot;,&quot;;[Quantity.O4];&quot;,&quot;;[Quantity.P4];&quot;,&quot;;[Quantity.Q4];&quot;,&quot;;[Quantity.R4];&quot;,&quot;;[Quantity.S4];&quot;,&quot;;[Quantity.T4];&quot;,&quot;;[Quantity.U4];&quot;,&quot;;[Quantity.V4];&quot;,&quot;;[Quantity.W4];&quot;,&quot;;[Quantity.X4];&quot;,&quot;;[Quantity.Y4];&quot;,&quot;;[Quantity.Z4];&quot;,&quot;;[Quantity.AA4];&quot;,&quot;)" office:value-type="string" office:string-value="0,0,0,0,0,0,0,0,0,0,0,0,65000,0,0,0,0,0,0,0,0,0,0,0," calcext:value-type="string">
            <text:p>0,0,0,0,0,0,0,0,0,0,0,0,65000,0,0,0,0,0,0,0,0,0,0,0,</text:p>
          </table:table-cell>
        </table:table-row>
        <table:table-row table:style-name="ro1">
          <table:table-cell table:formula="of:=COM.MICROSOFT.CONCAT([Quantity.D5];&quot;,&quot;;[Quantity.E5];&quot;,&quot;;[Quantity.F5];&quot;,&quot;;[Quantity.G5];&quot;,&quot;;[Quantity.H5];&quot;,&quot;;[Quantity.I5];&quot;,&quot;;[Quantity.J5];&quot;,&quot;;[Quantity.K5];&quot;,&quot;;[Quantity.L5];&quot;,&quot;;[Quantity.M5];&quot;,&quot;;[Quantity.N5];&quot;,&quot;;[Quantity.O5];&quot;,&quot;;[Quantity.P5];&quot;,&quot;;[Quantity.Q5];&quot;,&quot;;[Quantity.R5];&quot;,&quot;;[Quantity.S5];&quot;,&quot;;[Quantity.T5];&quot;,&quot;;[Quantity.U5];&quot;,&quot;;[Quantity.V5];&quot;,&quot;;[Quantity.W5];&quot;,&quot;;[Quantity.X5];&quot;,&quot;;[Quantity.Y5];&quot;,&quot;;[Quantity.Z5];&quot;,&quot;;[Quantity.AA5];&quot;,&quot;)" office:value-type="string" office:string-value="0,0,0,0,0,0,5000,0,0,0,5000,0,2500,2500,0,0,0,0,0,0,0,0,10000,0," calcext:value-type="string">
            <text:p>0,0,0,0,0,0,5000,0,0,0,5000,0,2500,2500,0,0,0,0,0,0,0,0,10000,0,</text:p>
          </table:table-cell>
        </table:table-row>
        <table:table-row table:style-name="ro1">
          <table:table-cell table:formula="of:=COM.MICROSOFT.CONCAT([Quantity.D6];&quot;,&quot;;[Quantity.E6];&quot;,&quot;;[Quantity.F6];&quot;,&quot;;[Quantity.G6];&quot;,&quot;;[Quantity.H6];&quot;,&quot;;[Quantity.I6];&quot;,&quot;;[Quantity.J6];&quot;,&quot;;[Quantity.K6];&quot;,&quot;;[Quantity.L6];&quot;,&quot;;[Quantity.M6];&quot;,&quot;;[Quantity.N6];&quot;,&quot;;[Quantity.O6];&quot;,&quot;;[Quantity.P6];&quot;,&quot;;[Quantity.Q6];&quot;,&quot;;[Quantity.R6];&quot;,&quot;;[Quantity.S6];&quot;,&quot;;[Quantity.T6];&quot;,&quot;;[Quantity.U6];&quot;,&quot;;[Quantity.V6];&quot;,&quot;;[Quantity.W6];&quot;,&quot;;[Quantity.X6];&quot;,&quot;;[Quantity.Y6];&quot;,&quot;;[Quantity.Z6];&quot;,&quot;;[Quantity.AA6];&quot;,&quot;)" office:value-type="string" office:string-value="0,2500,1000,0,0,0,0,0,0,0,0,0,0,0,0,0,0,0,0,0,0,0,10000,1000," calcext:value-type="string">
            <text:p>0,2500,1000,0,0,0,0,0,0,0,0,0,0,0,0,0,0,0,0,0,0,0,10000,1000,</text:p>
          </table:table-cell>
        </table:table-row>
        <table:table-row table:style-name="ro1">
          <table:table-cell table:formula="of:=COM.MICROSOFT.CONCAT([Quantity.D7];&quot;,&quot;;[Quantity.E7];&quot;,&quot;;[Quantity.F7];&quot;,&quot;;[Quantity.G7];&quot;,&quot;;[Quantity.H7];&quot;,&quot;;[Quantity.I7];&quot;,&quot;;[Quantity.J7];&quot;,&quot;;[Quantity.K7];&quot;,&quot;;[Quantity.L7];&quot;,&quot;;[Quantity.M7];&quot;,&quot;;[Quantity.N7];&quot;,&quot;;[Quantity.O7];&quot;,&quot;;[Quantity.P7];&quot;,&quot;;[Quantity.Q7];&quot;,&quot;;[Quantity.R7];&quot;,&quot;;[Quantity.S7];&quot;,&quot;;[Quantity.T7];&quot;,&quot;;[Quantity.U7];&quot;,&quot;;[Quantity.V7];&quot;,&quot;;[Quantity.W7];&quot;,&quot;;[Quantity.X7];&quot;,&quot;;[Quantity.Y7];&quot;,&quot;;[Quantity.Z7];&quot;,&quot;;[Quantity.AA7];&quot;,&quot;)" office:value-type="string" office:string-value="5000,0,0,0,0,2500,0,0,0,0,0,5000,0,0,0,0,0,2500,0,0,0,5000,10000,0," calcext:value-type="string">
            <text:p>5000,0,0,0,0,2500,0,0,0,0,0,5000,0,0,0,0,0,2500,0,0,0,5000,10000,0,</text:p>
          </table:table-cell>
        </table:table-row>
        <table:table-row table:style-name="ro1">
          <table:table-cell table:formula="of:=COM.MICROSOFT.CONCAT([Quantity.D8];&quot;,&quot;;[Quantity.E8];&quot;,&quot;;[Quantity.F8];&quot;,&quot;;[Quantity.G8];&quot;,&quot;;[Quantity.H8];&quot;,&quot;;[Quantity.I8];&quot;,&quot;;[Quantity.J8];&quot;,&quot;;[Quantity.K8];&quot;,&quot;;[Quantity.L8];&quot;,&quot;;[Quantity.M8];&quot;,&quot;;[Quantity.N8];&quot;,&quot;;[Quantity.O8];&quot;,&quot;;[Quantity.P8];&quot;,&quot;;[Quantity.Q8];&quot;,&quot;;[Quantity.R8];&quot;,&quot;;[Quantity.S8];&quot;,&quot;;[Quantity.T8];&quot;,&quot;;[Quantity.U8];&quot;,&quot;;[Quantity.V8];&quot;,&quot;;[Quantity.W8];&quot;,&quot;;[Quantity.X8];&quot;,&quot;;[Quantity.Y8];&quot;,&quot;;[Quantity.Z8];&quot;,&quot;;[Quantity.AA8];&quot;,&quot;)" office:value-type="string" office:string-value="2500,0,0,0,0,2500,0,2500,0,0,0,0,0,0,0,0,0,5000,0,0,0,2500,10000,0," calcext:value-type="string">
            <text:p>2500,0,0,0,0,2500,0,2500,0,0,0,0,0,0,0,0,0,5000,0,0,0,2500,10000,0,</text:p>
          </table:table-cell>
        </table:table-row>
        <table:table-row table:style-name="ro1">
          <table:table-cell table:formula="of:=COM.MICROSOFT.CONCAT([Quantity.D9];&quot;,&quot;;[Quantity.E9];&quot;,&quot;;[Quantity.F9];&quot;,&quot;;[Quantity.G9];&quot;,&quot;;[Quantity.H9];&quot;,&quot;;[Quantity.I9];&quot;,&quot;;[Quantity.J9];&quot;,&quot;;[Quantity.K9];&quot;,&quot;;[Quantity.L9];&quot;,&quot;;[Quantity.M9];&quot;,&quot;;[Quantity.N9];&quot;,&quot;;[Quantity.O9];&quot;,&quot;;[Quantity.P9];&quot;,&quot;;[Quantity.Q9];&quot;,&quot;;[Quantity.R9];&quot;,&quot;;[Quantity.S9];&quot;,&quot;;[Quantity.T9];&quot;,&quot;;[Quantity.U9];&quot;,&quot;;[Quantity.V9];&quot;,&quot;;[Quantity.W9];&quot;,&quot;;[Quantity.X9];&quot;,&quot;;[Quantity.Y9];&quot;,&quot;;[Quantity.Z9];&quot;,&quot;;[Quantity.AA9];&quot;,&quot;)" office:value-type="string" office:string-value="0,0,0,0,0,0,0,0,0,5000,0,0,2500,0,0,0,5000,0,0,2500,0,0,0,0," calcext:value-type="string">
            <text:p>0,0,0,0,0,0,0,0,0,5000,0,0,2500,0,0,0,5000,0,0,2500,0,0,0,0,</text:p>
          </table:table-cell>
        </table:table-row>
        <table:table-row table:style-name="ro1">
          <table:table-cell table:formula="of:=COM.MICROSOFT.CONCAT([Quantity.D10];&quot;,&quot;;[Quantity.E10];&quot;,&quot;;[Quantity.F10];&quot;,&quot;;[Quantity.G10];&quot;,&quot;;[Quantity.H10];&quot;,&quot;;[Quantity.I10];&quot;,&quot;;[Quantity.J10];&quot;,&quot;;[Quantity.K10];&quot;,&quot;;[Quantity.L10];&quot;,&quot;;[Quantity.M10];&quot;,&quot;;[Quantity.N10];&quot;,&quot;;[Quantity.O10];&quot;,&quot;;[Quantity.P10];&quot;,&quot;;[Quantity.Q10];&quot;,&quot;;[Quantity.R10];&quot;,&quot;;[Quantity.S10];&quot;,&quot;;[Quantity.T10];&quot;,&quot;;[Quantity.U10];&quot;,&quot;;[Quantity.V10];&quot;,&quot;;[Quantity.W10];&quot;,&quot;;[Quantity.X10];&quot;,&quot;;[Quantity.Y10];&quot;,&quot;;[Quantity.Z10];&quot;,&quot;;[Quantity.AA10];&quot;,&quot;)" office:value-type="string" office:string-value="0,1000,0,0,0,0,0,0,0,0,0,0,0,0,0,2500,0,0,5000,0,0,0,10000,0," calcext:value-type="string">
            <text:p>0,1000,0,0,0,0,0,0,0,0,0,0,0,0,0,2500,0,0,5000,0,0,0,10000,0,</text:p>
          </table:table-cell>
        </table:table-row>
        <table:table-row table:style-name="ro1">
          <table:table-cell table:formula="of:=COM.MICROSOFT.CONCAT([Quantity.D11];&quot;,&quot;;[Quantity.E11];&quot;,&quot;;[Quantity.F11];&quot;,&quot;;[Quantity.G11];&quot;,&quot;;[Quantity.H11];&quot;,&quot;;[Quantity.I11];&quot;,&quot;;[Quantity.J11];&quot;,&quot;;[Quantity.K11];&quot;,&quot;;[Quantity.L11];&quot;,&quot;;[Quantity.M11];&quot;,&quot;;[Quantity.N11];&quot;,&quot;;[Quantity.O11];&quot;,&quot;;[Quantity.P11];&quot;,&quot;;[Quantity.Q11];&quot;,&quot;;[Quantity.R11];&quot;,&quot;;[Quantity.S11];&quot;,&quot;;[Quantity.T11];&quot;,&quot;;[Quantity.U11];&quot;,&quot;;[Quantity.V11];&quot;,&quot;;[Quantity.W11];&quot;,&quot;;[Quantity.X11];&quot;,&quot;;[Quantity.Y11];&quot;,&quot;;[Quantity.Z11];&quot;,&quot;;[Quantity.AA11];&quot;,&quot;)" office:value-type="string" office:string-value="0,0,0,0,0,0,0,0,0,2500,500,0,2500,2500,0,0,5000,0,0,2500,0,0,10000,0," calcext:value-type="string">
            <text:p>0,0,0,0,0,0,0,0,0,2500,500,0,2500,2500,0,0,5000,0,0,2500,0,0,10000,0,</text:p>
          </table:table-cell>
        </table:table-row>
        <table:table-row table:style-name="ro1">
          <table:table-cell table:formula="of:=COM.MICROSOFT.CONCAT([Quantity.D12];&quot;,&quot;;[Quantity.E12];&quot;,&quot;;[Quantity.F12];&quot;,&quot;;[Quantity.G12];&quot;,&quot;;[Quantity.H12];&quot;,&quot;;[Quantity.I12];&quot;,&quot;;[Quantity.J12];&quot;,&quot;;[Quantity.K12];&quot;,&quot;;[Quantity.L12];&quot;,&quot;;[Quantity.M12];&quot;,&quot;;[Quantity.N12];&quot;,&quot;;[Quantity.O12];&quot;,&quot;;[Quantity.P12];&quot;,&quot;;[Quantity.Q12];&quot;,&quot;;[Quantity.R12];&quot;,&quot;;[Quantity.S12];&quot;,&quot;;[Quantity.T12];&quot;,&quot;;[Quantity.U12];&quot;,&quot;;[Quantity.V12];&quot;,&quot;;[Quantity.W12];&quot;,&quot;;[Quantity.X12];&quot;,&quot;;[Quantity.Y12];&quot;,&quot;;[Quantity.Z12];&quot;,&quot;;[Quantity.AA12];&quot;,&quot;)" office:value-type="string" office:string-value="5000,0,0,0,0,0,0,1500,0,0,0,0,0,1000,0,0,0,0,5000,0,0,0,10000,0," calcext:value-type="string">
            <text:p>5000,0,0,0,0,0,0,1500,0,0,0,0,0,1000,0,0,0,0,5000,0,0,0,10000,0,</text:p>
          </table:table-cell>
        </table:table-row>
        <table:table-row table:style-name="ro1">
          <table:table-cell table:formula="of:=COM.MICROSOFT.CONCAT([Quantity.D13];&quot;,&quot;;[Quantity.E13];&quot;,&quot;;[Quantity.F13];&quot;,&quot;;[Quantity.G13];&quot;,&quot;;[Quantity.H13];&quot;,&quot;;[Quantity.I13];&quot;,&quot;;[Quantity.J13];&quot;,&quot;;[Quantity.K13];&quot;,&quot;;[Quantity.L13];&quot;,&quot;;[Quantity.M13];&quot;,&quot;;[Quantity.N13];&quot;,&quot;;[Quantity.O13];&quot;,&quot;;[Quantity.P13];&quot;,&quot;;[Quantity.Q13];&quot;,&quot;;[Quantity.R13];&quot;,&quot;;[Quantity.S13];&quot;,&quot;;[Quantity.T13];&quot;,&quot;;[Quantity.U13];&quot;,&quot;;[Quantity.V13];&quot;,&quot;;[Quantity.W13];&quot;,&quot;;[Quantity.X13];&quot;,&quot;;[Quantity.Y13];&quot;,&quot;;[Quantity.Z13];&quot;,&quot;;[Quantity.AA13];&quot;,&quot;)" office:value-type="string" office:string-value="0,2500,0,0,0,0,0,0,0,0,0,0,65000,0,0,0,0,0,2500,0,0,0,10000,0," calcext:value-type="string">
            <text:p>0,2500,0,0,0,0,0,0,0,0,0,0,65000,0,0,0,0,0,2500,0,0,0,10000,0,</text:p>
          </table:table-cell>
        </table:table-row>
        <table:table-row table:style-name="ro1">
          <table:table-cell table:formula="of:=COM.MICROSOFT.CONCAT([Quantity.D14];&quot;,&quot;;[Quantity.E14];&quot;,&quot;;[Quantity.F14];&quot;,&quot;;[Quantity.G14];&quot;,&quot;;[Quantity.H14];&quot;,&quot;;[Quantity.I14];&quot;,&quot;;[Quantity.J14];&quot;,&quot;;[Quantity.K14];&quot;,&quot;;[Quantity.L14];&quot;,&quot;;[Quantity.M14];&quot;,&quot;;[Quantity.N14];&quot;,&quot;;[Quantity.O14];&quot;,&quot;;[Quantity.P14];&quot;,&quot;;[Quantity.Q14];&quot;,&quot;;[Quantity.R14];&quot;,&quot;;[Quantity.S14];&quot;,&quot;;[Quantity.T14];&quot;,&quot;;[Quantity.U14];&quot;,&quot;;[Quantity.V14];&quot;,&quot;;[Quantity.W14];&quot;,&quot;;[Quantity.X14];&quot;,&quot;;[Quantity.Y14];&quot;,&quot;;[Quantity.Z14];&quot;,&quot;;[Quantity.AA14];&quot;,&quot;)" office:value-type="string" office:string-value="5000,0,0,0,5000,5000,0,0,5000,100,0,500,65000,0,5000,0,0,0,0,0,5000,2000,0,0," calcext:value-type="string">
            <text:p>5000,0,0,0,5000,5000,0,0,5000,100,0,500,65000,0,5000,0,0,0,0,0,5000,2000,0,0,</text:p>
          </table:table-cell>
        </table:table-row>
        <table:table-row table:style-name="ro1">
          <table:table-cell table:formula="of:=COM.MICROSOFT.CONCAT([Quantity.D15];&quot;,&quot;;[Quantity.E15];&quot;,&quot;;[Quantity.F15];&quot;,&quot;;[Quantity.G15];&quot;,&quot;;[Quantity.H15];&quot;,&quot;;[Quantity.I15];&quot;,&quot;;[Quantity.J15];&quot;,&quot;;[Quantity.K15];&quot;,&quot;;[Quantity.L15];&quot;,&quot;;[Quantity.M15];&quot;,&quot;;[Quantity.N15];&quot;,&quot;;[Quantity.O15];&quot;,&quot;;[Quantity.P15];&quot;,&quot;;[Quantity.Q15];&quot;,&quot;;[Quantity.R15];&quot;,&quot;;[Quantity.S15];&quot;,&quot;;[Quantity.T15];&quot;,&quot;;[Quantity.U15];&quot;,&quot;;[Quantity.V15];&quot;,&quot;;[Quantity.W15];&quot;,&quot;;[Quantity.X15];&quot;,&quot;;[Quantity.Y15];&quot;,&quot;;[Quantity.Z15];&quot;,&quot;;[Quantity.AA15];&quot;,&quot;)" office:value-type="string" office:string-value="1000,0,0,0,1000,1000,0,0,1000,0,0,1000,65000,0,1000,1000,0,0,0,0,1000,1000,0,0," calcext:value-type="string">
            <text:p>1000,0,0,0,1000,1000,0,0,1000,0,0,1000,65000,0,1000,1000,0,0,0,0,1000,1000,0,0,</text:p>
          </table:table-cell>
        </table:table-row>
        <table:table-row table:style-name="ro1">
          <table:table-cell table:formula="of:=COM.MICROSOFT.CONCAT([Quantity.D16];&quot;,&quot;;[Quantity.E16];&quot;,&quot;;[Quantity.F16];&quot;,&quot;;[Quantity.G16];&quot;,&quot;;[Quantity.H16];&quot;,&quot;;[Quantity.I16];&quot;,&quot;;[Quantity.J16];&quot;,&quot;;[Quantity.K16];&quot;,&quot;;[Quantity.L16];&quot;,&quot;;[Quantity.M16];&quot;,&quot;;[Quantity.N16];&quot;,&quot;;[Quantity.O16];&quot;,&quot;;[Quantity.P16];&quot;,&quot;;[Quantity.Q16];&quot;,&quot;;[Quantity.R16];&quot;,&quot;;[Quantity.S16];&quot;,&quot;;[Quantity.T16];&quot;,&quot;;[Quantity.U16];&quot;,&quot;;[Quantity.V16];&quot;,&quot;;[Quantity.W16];&quot;,&quot;;[Quantity.X16];&quot;,&quot;;[Quantity.Y16];&quot;,&quot;;[Quantity.Z16];&quot;,&quot;;[Quantity.AA16];&quot;,&quot;)" office:value-type="string" office:string-value="0,0,0,5000,0,0,0,0,2500,0,0,0,0,0,0,0,0,0,0,0,0,0,10000,0," calcext:value-type="string">
            <text:p>0,0,0,5000,0,0,0,0,2500,0,0,0,0,0,0,0,0,0,0,0,0,0,10000,0,</text:p>
          </table:table-cell>
        </table:table-row>
        <table:table-row table:style-name="ro1">
          <table:table-cell table:formula="of:=COM.MICROSOFT.CONCAT([Quantity.D17];&quot;,&quot;;[Quantity.E17];&quot;,&quot;;[Quantity.F17];&quot;,&quot;;[Quantity.G17];&quot;,&quot;;[Quantity.H17];&quot;,&quot;;[Quantity.I17];&quot;,&quot;;[Quantity.J17];&quot;,&quot;;[Quantity.K17];&quot;,&quot;;[Quantity.L17];&quot;,&quot;;[Quantity.M17];&quot;,&quot;;[Quantity.N17];&quot;,&quot;;[Quantity.O17];&quot;,&quot;;[Quantity.P17];&quot;,&quot;;[Quantity.Q17];&quot;,&quot;;[Quantity.R17];&quot;,&quot;;[Quantity.S17];&quot;,&quot;;[Quantity.T17];&quot;,&quot;;[Quantity.U17];&quot;,&quot;;[Quantity.V17];&quot;,&quot;;[Quantity.W17];&quot;,&quot;;[Quantity.X17];&quot;,&quot;;[Quantity.Y17];&quot;,&quot;;[Quantity.Z17];&quot;,&quot;;[Quantity.AA17];&quot;,&quot;)" office:value-type="string" office:string-value="0,500,0,5000,0,0,0,0,0,0,0,5000,0,0,0,0,0,0,0,0,0,0,10000,0," calcext:value-type="string">
            <text:p>0,500,0,5000,0,0,0,0,0,0,0,5000,0,0,0,0,0,0,0,0,0,0,10000,0,</text:p>
          </table:table-cell>
        </table:table-row>
        <table:table-row table:style-name="ro1">
          <table:table-cell table:formula="of:=COM.MICROSOFT.CONCAT([Quantity.D18];&quot;,&quot;;[Quantity.E18];&quot;,&quot;;[Quantity.F18];&quot;,&quot;;[Quantity.G18];&quot;,&quot;;[Quantity.H18];&quot;,&quot;;[Quantity.I18];&quot;,&quot;;[Quantity.J18];&quot;,&quot;;[Quantity.K18];&quot;,&quot;;[Quantity.L18];&quot;,&quot;;[Quantity.M18];&quot;,&quot;;[Quantity.N18];&quot;,&quot;;[Quantity.O18];&quot;,&quot;;[Quantity.P18];&quot;,&quot;;[Quantity.Q18];&quot;,&quot;;[Quantity.R18];&quot;,&quot;;[Quantity.S18];&quot;,&quot;;[Quantity.T18];&quot;,&quot;;[Quantity.U18];&quot;,&quot;;[Quantity.V18];&quot;,&quot;;[Quantity.W18];&quot;,&quot;;[Quantity.X18];&quot;,&quot;;[Quantity.Y18];&quot;,&quot;;[Quantity.Z18];&quot;,&quot;;[Quantity.AA18];&quot;,&quot;)" office:value-type="string" office:string-value="0,5000,0,0,0,0,5000,5000,0,0,5000,0,5000,5000,2500,0,2500,5000,0,0,0,0,0,0," calcext:value-type="string">
            <text:p>0,5000,0,0,0,0,5000,5000,0,0,5000,0,5000,5000,2500,0,2500,5000,0,0,0,0,0,0,</text:p>
          </table:table-cell>
        </table:table-row>
        <table:table-row table:style-name="ro1">
          <table:table-cell table:formula="of:=COM.MICROSOFT.CONCAT([Quantity.D19];&quot;,&quot;;[Quantity.E19];&quot;,&quot;;[Quantity.F19];&quot;,&quot;;[Quantity.G19];&quot;,&quot;;[Quantity.H19];&quot;,&quot;;[Quantity.I19];&quot;,&quot;;[Quantity.J19];&quot;,&quot;;[Quantity.K19];&quot;,&quot;;[Quantity.L19];&quot;,&quot;;[Quantity.M19];&quot;,&quot;;[Quantity.N19];&quot;,&quot;;[Quantity.O19];&quot;,&quot;;[Quantity.P19];&quot;,&quot;;[Quantity.Q19];&quot;,&quot;;[Quantity.R19];&quot;,&quot;;[Quantity.S19];&quot;,&quot;;[Quantity.T19];&quot;,&quot;;[Quantity.U19];&quot;,&quot;;[Quantity.V19];&quot;,&quot;;[Quantity.W19];&quot;,&quot;;[Quantity.X19];&quot;,&quot;;[Quantity.Y19];&quot;,&quot;;[Quantity.Z19];&quot;,&quot;;[Quantity.AA19];&quot;,&quot;)" office:value-type="string" office:string-value="0,0,0,500,0,0,500,500,0,500,500,0,5000,500,500,500,500,0,0,500,500,0,0,0," calcext:value-type="string">
            <text:p>0,0,0,500,0,0,500,500,0,500,500,0,5000,500,500,500,500,0,0,500,500,0,0,0,</text:p>
          </table:table-cell>
        </table:table-row>
        <table:table-row table:style-name="ro1">
          <table:table-cell table:formula="of:=COM.MICROSOFT.CONCAT([Quantity.D20];&quot;,&quot;;[Quantity.E20];&quot;,&quot;;[Quantity.F20];&quot;,&quot;;[Quantity.G20];&quot;,&quot;;[Quantity.H20];&quot;,&quot;;[Quantity.I20];&quot;,&quot;;[Quantity.J20];&quot;,&quot;;[Quantity.K20];&quot;,&quot;;[Quantity.L20];&quot;,&quot;;[Quantity.M20];&quot;,&quot;;[Quantity.N20];&quot;,&quot;;[Quantity.O20];&quot;,&quot;;[Quantity.P20];&quot;,&quot;;[Quantity.Q20];&quot;,&quot;;[Quantity.R20];&quot;,&quot;;[Quantity.S20];&quot;,&quot;;[Quantity.T20];&quot;,&quot;;[Quantity.U20];&quot;,&quot;;[Quantity.V20];&quot;,&quot;;[Quantity.W20];&quot;,&quot;;[Quantity.X20];&quot;,&quot;;[Quantity.Y20];&quot;,&quot;;[Quantity.Z20];&quot;,&quot;;[Quantity.AA20];&quot;,&quot;)" office:value-type="string" office:string-value="10000,0,0,10000,10000,10000,0,10000,0,0,0,0,65000,0,10000,0,0,10000,65000,0,10000,10000,0,0," calcext:value-type="string">
            <text:p>10000,0,0,10000,10000,10000,0,10000,0,0,0,0,65000,0,10000,0,0,10000,65000,0,10000,10000,0,0,</text:p>
          </table:table-cell>
        </table:table-row>
        <table:table-row table:style-name="ro1">
          <table:table-cell table:formula="of:=COM.MICROSOFT.CONCAT([Quantity.D21];&quot;,&quot;;[Quantity.E21];&quot;,&quot;;[Quantity.F21];&quot;,&quot;;[Quantity.G21];&quot;,&quot;;[Quantity.H21];&quot;,&quot;;[Quantity.I21];&quot;,&quot;;[Quantity.J21];&quot;,&quot;;[Quantity.K21];&quot;,&quot;;[Quantity.L21];&quot;,&quot;;[Quantity.M21];&quot;,&quot;;[Quantity.N21];&quot;,&quot;;[Quantity.O21];&quot;,&quot;;[Quantity.P21];&quot;,&quot;;[Quantity.Q21];&quot;,&quot;;[Quantity.R21];&quot;,&quot;;[Quantity.S21];&quot;,&quot;;[Quantity.T21];&quot;,&quot;;[Quantity.U21];&quot;,&quot;;[Quantity.V21];&quot;,&quot;;[Quantity.W21];&quot;,&quot;;[Quantity.X21];&quot;,&quot;;[Quantity.Y21];&quot;,&quot;;[Quantity.Z21];&quot;,&quot;;[Quantity.AA21];&quot;,&quot;)" office:value-type="string" office:string-value="0,0,0,0,0,0,0,0,0,0,0,0,0,0,0,0,0,0,0,0,0,0,0,0," calcext:value-type="string">
            <text:p>0,0,0,0,0,0,0,0,0,0,0,0,0,0,0,0,0,0,0,0,0,0,0,0,</text:p>
          </table:table-cell>
        </table:table-row>
        <table:table-row table:style-name="ro1">
          <table:table-cell table:formula="of:=COM.MICROSOFT.CONCAT([Quantity.D22];&quot;,&quot;;[Quantity.E22];&quot;,&quot;;[Quantity.F22];&quot;,&quot;;[Quantity.G22];&quot;,&quot;;[Quantity.H22];&quot;,&quot;;[Quantity.I22];&quot;,&quot;;[Quantity.J22];&quot;,&quot;;[Quantity.K22];&quot;,&quot;;[Quantity.L22];&quot;,&quot;;[Quantity.M22];&quot;,&quot;;[Quantity.N22];&quot;,&quot;;[Quantity.O22];&quot;,&quot;;[Quantity.P22];&quot;,&quot;;[Quantity.Q22];&quot;,&quot;;[Quantity.R22];&quot;,&quot;;[Quantity.S22];&quot;,&quot;;[Quantity.T22];&quot;,&quot;;[Quantity.U22];&quot;,&quot;;[Quantity.V22];&quot;,&quot;;[Quantity.W22];&quot;,&quot;;[Quantity.X22];&quot;,&quot;;[Quantity.Y22];&quot;,&quot;;[Quantity.Z22];&quot;,&quot;;[Quantity.AA22];&quot;,&quot;)" office:value-type="string" office:string-value="0,0,0,0,0,0,0,0,0,0,0,0,0,0,0,0,0,0,0,0,0,0,0,0," calcext:value-type="string">
            <text:p>0,0,0,0,0,0,0,0,0,0,0,0,0,0,0,0,0,0,0,0,0,0,0,0,</text:p>
          </table:table-cell>
        </table:table-row>
        <table:table-row table:style-name="ro1">
          <table:table-cell table:formula="of:=COM.MICROSOFT.CONCAT([Quantity.D23];&quot;,&quot;;[Quantity.E23];&quot;,&quot;;[Quantity.F23];&quot;,&quot;;[Quantity.G23];&quot;,&quot;;[Quantity.H23];&quot;,&quot;;[Quantity.I23];&quot;,&quot;;[Quantity.J23];&quot;,&quot;;[Quantity.K23];&quot;,&quot;;[Quantity.L23];&quot;,&quot;;[Quantity.M23];&quot;,&quot;;[Quantity.N23];&quot;,&quot;;[Quantity.O23];&quot;,&quot;;[Quantity.P23];&quot;,&quot;;[Quantity.Q23];&quot;,&quot;;[Quantity.R23];&quot;,&quot;;[Quantity.S23];&quot;,&quot;;[Quantity.T23];&quot;,&quot;;[Quantity.U23];&quot;,&quot;;[Quantity.V23];&quot;,&quot;;[Quantity.W23];&quot;,&quot;;[Quantity.X23];&quot;,&quot;;[Quantity.Y23];&quot;,&quot;;[Quantity.Z23];&quot;,&quot;;[Quantity.AA23];&quot;,&quot;)" office:value-type="string" office:string-value="5000,0,0,5000,0,5000,0,5000,0,5000,0,0,0,0,0,5000,0,0,0,0,5000,0,0,0," calcext:value-type="string">
            <text:p>5000,0,0,5000,0,5000,0,5000,0,5000,0,0,0,0,0,5000,0,0,0,0,5000,0,0,0,</text:p>
          </table:table-cell>
        </table:table-row>
        <table:table-row table:style-name="ro1">
          <table:table-cell table:formula="of:=COM.MICROSOFT.CONCAT([Quantity.D24];&quot;,&quot;;[Quantity.E24];&quot;,&quot;;[Quantity.F24];&quot;,&quot;;[Quantity.G24];&quot;,&quot;;[Quantity.H24];&quot;,&quot;;[Quantity.I24];&quot;,&quot;;[Quantity.J24];&quot;,&quot;;[Quantity.K24];&quot;,&quot;;[Quantity.L24];&quot;,&quot;;[Quantity.M24];&quot;,&quot;;[Quantity.N24];&quot;,&quot;;[Quantity.O24];&quot;,&quot;;[Quantity.P24];&quot;,&quot;;[Quantity.Q24];&quot;,&quot;;[Quantity.R24];&quot;,&quot;;[Quantity.S24];&quot;,&quot;;[Quantity.T24];&quot;,&quot;;[Quantity.U24];&quot;,&quot;;[Quantity.V24];&quot;,&quot;;[Quantity.W24];&quot;,&quot;;[Quantity.X24];&quot;,&quot;;[Quantity.Y24];&quot;,&quot;;[Quantity.Z24];&quot;,&quot;;[Quantity.AA24];&quot;,&quot;)" office:value-type="string" office:string-value="0,10000,0,0,0,0,10000,10000,0,0,10000,0,65000,10000,0,0,65000,0,0,0,0,0,65000,0," calcext:value-type="string">
            <text:p>0,10000,0,0,0,0,10000,10000,0,0,10000,0,65000,10000,0,0,65000,0,0,0,0,0,65000,0,</text:p>
          </table:table-cell>
        </table:table-row>
        <table:table-row table:style-name="ro1">
          <table:table-cell table:formula="of:=COM.MICROSOFT.CONCAT([Quantity.D25];&quot;,&quot;;[Quantity.E25];&quot;,&quot;;[Quantity.F25];&quot;,&quot;;[Quantity.G25];&quot;,&quot;;[Quantity.H25];&quot;,&quot;;[Quantity.I25];&quot;,&quot;;[Quantity.J25];&quot;,&quot;;[Quantity.K25];&quot;,&quot;;[Quantity.L25];&quot;,&quot;;[Quantity.M25];&quot;,&quot;;[Quantity.N25];&quot;,&quot;;[Quantity.O25];&quot;,&quot;;[Quantity.P25];&quot;,&quot;;[Quantity.Q25];&quot;,&quot;;[Quantity.R25];&quot;,&quot;;[Quantity.S25];&quot;,&quot;;[Quantity.T25];&quot;,&quot;;[Quantity.U25];&quot;,&quot;;[Quantity.V25];&quot;,&quot;;[Quantity.W25];&quot;,&quot;;[Quantity.X25];&quot;,&quot;;[Quantity.Y25];&quot;,&quot;;[Quantity.Z25];&quot;,&quot;;[Quantity.AA25])" office:value-type="string" office:string-value="0,0,0,5000,0,0,0,0,5000,5000,0,5000,0,0,0,0,0,0,0,0,10000,0,65000,0" calcext:value-type="string">
            <text:p>0,0,0,5000,0,0,0,0,5000,5000,0,5000,0,0,0,0,0,0,0,0,10000,0,65000,0</text:p>
          </table:table-cell>
        </table:table-row>
      </table:table>
      <table:table table:name="Array Locations" table:style-name="ta1">
        <office:forms form:automatic-focus="false" form:apply-design-mode="false"/>
        <table:table-column table:style-name="co13" table:default-cell-style-name="Default"/>
        <table:table-row table:style-name="ro1">
          <table:table-cell table:formula="of:=COM.MICROSOFT.CONCAT([Distance.D3];&quot;,&quot;;[Distance.E3];&quot;,&quot;;[Distance.F3];&quot;,&quot;;[Distance.G3];&quot;,&quot;;[Distance.H3];&quot;,&quot;;[Distance.I3];&quot;,&quot;;[Distance.J3];&quot;,&quot;;[Distance.K3];&quot;,&quot;;[Distance.L3];&quot;,&quot;;[Distance.M3];&quot;,&quot;;[Distance.N3];&quot;,&quot;;[Distance.O3];&quot;,&quot;;[Distance.P3];&quot;,&quot;;[Distance.Q3];&quot;,&quot;;[Distance.R3];&quot;,&quot;;[Distance.S3];&quot;,&quot;;[Distance.T3];&quot;,&quot;;[Distance.U3];&quot;,&quot;;[Distance.V3];&quot;,&quot;;[Distance.W3];&quot;,&quot;;[Distance.X3];;&quot;,&quot;;[Distance.Y3];&quot;,&quot;;[Distance.Z3];&quot;,&quot;)" office:value-type="string" office:string-value="0,50,0,0,0,0,0,0,60,0,0,365,120,0,0,50,50,0,0,0,0,0,0," calcext:value-type="string">
            <text:p>0,50,0,0,0,0,0,0,60,0,0,365,120,0,0,50,50,0,0,0,0,0,0,</text:p>
          </table:table-cell>
        </table:table-row>
        <table:table-row table:style-name="ro1">
          <table:table-cell table:formula="of:=COM.MICROSOFT.CONCAT([Distance.D4];&quot;,&quot;;[Distance.E4];&quot;,&quot;;[Distance.F4];&quot;,&quot;;[Distance.G4];&quot;,&quot;;[Distance.H4];&quot;,&quot;;[Distance.I4];&quot;,&quot;;[Distance.J4];&quot;,&quot;;[Distance.K4];&quot;,&quot;;[Distance.L4];&quot;,&quot;;[Distance.M4];&quot;,&quot;;[Distance.N4];&quot;,&quot;;[Distance.O4];&quot;,&quot;;[Distance.P4];&quot;,&quot;;[Distance.Q4];&quot;,&quot;;[Distance.R4];&quot;,&quot;;[Distance.S4];&quot;,&quot;;[Distance.T4];&quot;,&quot;;[Distance.U4];&quot;,&quot;;[Distance.V4];&quot;,&quot;;[Distance.W4];&quot;,&quot;;[Distance.X4];;&quot;,&quot;;[Distance.Y4];&quot;,&quot;;[Distance.Z4];&quot;,&quot;)" office:value-type="string" office:string-value="50,0,20,30,0,0,0,0,0,0,0,0,0,0,0,0,0,0,0,0,0,0,0," calcext:value-type="string">
            <text:p>50,0,20,30,0,0,0,0,0,0,0,0,0,0,0,0,0,0,0,0,0,0,0,</text:p>
          </table:table-cell>
        </table:table-row>
        <table:table-row table:style-name="ro1">
          <table:table-cell table:formula="of:=COM.MICROSOFT.CONCAT([Distance.D5];&quot;,&quot;;[Distance.E5];&quot;,&quot;;[Distance.F5];&quot;,&quot;;[Distance.G5];&quot;,&quot;;[Distance.H5];&quot;,&quot;;[Distance.I5];&quot;,&quot;;[Distance.J5];&quot;,&quot;;[Distance.K5];&quot;,&quot;;[Distance.L5];&quot;,&quot;;[Distance.M5];&quot;,&quot;;[Distance.N5];&quot;,&quot;;[Distance.O5];&quot;,&quot;;[Distance.P5];&quot;,&quot;;[Distance.Q5];&quot;,&quot;;[Distance.R5];&quot;,&quot;;[Distance.S5];&quot;,&quot;;[Distance.T5];&quot;,&quot;;[Distance.U5];&quot;,&quot;;[Distance.V5];&quot;,&quot;;[Distance.W5];&quot;,&quot;;[Distance.X5];;&quot;,&quot;;[Distance.Y5];&quot;,&quot;;[Distance.Z5];&quot;,&quot;)" office:value-type="string" office:string-value="0,20,0,0,0,0,0,0,0,0,0,0,0,0,0,0,0,0,0,0,0,0,0," calcext:value-type="string">
            <text:p>0,20,0,0,0,0,0,0,0,0,0,0,0,0,0,0,0,0,0,0,0,0,0,</text:p>
          </table:table-cell>
        </table:table-row>
        <table:table-row table:style-name="ro1">
          <table:table-cell table:formula="of:=COM.MICROSOFT.CONCAT([Distance.D6];&quot;,&quot;;[Distance.E6];&quot;,&quot;;[Distance.F6];&quot;,&quot;;[Distance.G6];&quot;,&quot;;[Distance.H6];&quot;,&quot;;[Distance.I6];&quot;,&quot;;[Distance.J6];&quot;,&quot;;[Distance.K6];&quot;,&quot;;[Distance.L6];&quot;,&quot;;[Distance.M6];&quot;,&quot;;[Distance.N6];&quot;,&quot;;[Distance.O6];&quot;,&quot;;[Distance.P6];&quot;,&quot;;[Distance.Q6];&quot;,&quot;;[Distance.R6];&quot;,&quot;;[Distance.S6];&quot;,&quot;;[Distance.T6];&quot;,&quot;;[Distance.U6];&quot;,&quot;;[Distance.V6];&quot;,&quot;;[Distance.W6];&quot;,&quot;;[Distance.X6];;&quot;,&quot;;[Distance.Y6];&quot;,&quot;;[Distance.Z6];&quot;,&quot;)" office:value-type="string" office:string-value="0,30,0,0,0,0,0,0,0,0,0,0,0,0,0,0,0,0,0,0,0,0,0," calcext:value-type="string">
            <text:p>0,30,0,0,0,0,0,0,0,0,0,0,0,0,0,0,0,0,0,0,0,0,0,</text:p>
          </table:table-cell>
        </table:table-row>
        <table:table-row table:style-name="ro1">
          <table:table-cell table:formula="of:=COM.MICROSOFT.CONCAT([Distance.D7];&quot;,&quot;;[Distance.E7];&quot;,&quot;;[Distance.F7];&quot;,&quot;;[Distance.G7];&quot;,&quot;;[Distance.H7];&quot;,&quot;;[Distance.I7];&quot;,&quot;;[Distance.J7];&quot;,&quot;;[Distance.K7];&quot;,&quot;;[Distance.L7];&quot;,&quot;;[Distance.M7];&quot;,&quot;;[Distance.N7];&quot;,&quot;;[Distance.O7];&quot;,&quot;;[Distance.P7];&quot;,&quot;;[Distance.Q7];&quot;,&quot;;[Distance.R7];&quot;,&quot;;[Distance.S7];&quot;,&quot;;[Distance.T7];&quot;,&quot;;[Distance.U7];&quot;,&quot;;[Distance.V7];&quot;,&quot;;[Distance.W7];&quot;,&quot;;[Distance.X7];;&quot;,&quot;;[Distance.Y7];&quot;,&quot;;[Distance.Z7];&quot;,&quot;)" office:value-type="string" office:string-value="0,0,0,0,0,0,20,0,0,0,0,0,0,0,0,0,20,0,0,0,0,0,0," calcext:value-type="string">
            <text:p>0,0,0,0,0,0,20,0,0,0,0,0,0,0,0,0,20,0,0,0,0,0,0,</text:p>
          </table:table-cell>
        </table:table-row>
        <table:table-row table:style-name="ro1">
          <table:table-cell table:formula="of:=COM.MICROSOFT.CONCAT([Distance.D8];&quot;,&quot;;[Distance.E8];&quot;,&quot;;[Distance.F8];&quot;,&quot;;[Distance.G8];&quot;,&quot;;[Distance.H8];&quot;,&quot;;[Distance.I8];&quot;,&quot;;[Distance.J8];&quot;,&quot;;[Distance.K8];&quot;,&quot;;[Distance.L8];&quot;,&quot;;[Distance.M8];&quot;,&quot;;[Distance.N8];&quot;,&quot;;[Distance.O8];&quot;,&quot;;[Distance.P8];&quot;,&quot;;[Distance.Q8];&quot;,&quot;;[Distance.R8];&quot;,&quot;;[Distance.S8];&quot;,&quot;;[Distance.T8];&quot;,&quot;;[Distance.U8];&quot;,&quot;;[Distance.V8];&quot;,&quot;;[Distance.W8];&quot;,&quot;;[Distance.X8];;&quot;,&quot;;[Distance.Y8];&quot;,&quot;;[Distance.Z8];&quot;,&quot;)" office:value-type="string" office:string-value="0,0,0,0,0,0,0,0,0,0,0,0,0,0,0,0,30,0,0,0,0,0,0," calcext:value-type="string">
            <text:p>0,0,0,0,0,0,0,0,0,0,0,0,0,0,0,0,30,0,0,0,0,0,0,</text:p>
          </table:table-cell>
        </table:table-row>
        <table:table-row table:style-name="ro1">
          <table:table-cell table:formula="of:=COM.MICROSOFT.CONCAT([Distance.D9];&quot;,&quot;;[Distance.E9];&quot;,&quot;;[Distance.F9];&quot;,&quot;;[Distance.G9];&quot;,&quot;;[Distance.H9];&quot;,&quot;;[Distance.I9];&quot;,&quot;;[Distance.J9];&quot;,&quot;;[Distance.K9];&quot;,&quot;;[Distance.L9];&quot;,&quot;;[Distance.M9];&quot;,&quot;;[Distance.N9];&quot;,&quot;;[Distance.O9];&quot;,&quot;;[Distance.P9];&quot;,&quot;;[Distance.Q9];&quot;,&quot;;[Distance.R9];&quot;,&quot;;[Distance.S9];&quot;,&quot;;[Distance.T9];&quot;,&quot;;[Distance.U9];&quot;,&quot;;[Distance.V9];&quot;,&quot;;[Distance.W9];&quot;,&quot;;[Distance.X9];;&quot;,&quot;;[Distance.Y9];&quot;,&quot;;[Distance.Z9];&quot;,&quot;)" office:value-type="string" office:string-value="0,0,0,0,20,0,0,0,0,0,0,0,0,0,0,0,0,0,0,0,0,0,0," calcext:value-type="string">
            <text:p>0,0,0,0,20,0,0,0,0,0,0,0,0,0,0,0,0,0,0,0,0,0,0,</text:p>
          </table:table-cell>
        </table:table-row>
        <table:table-row table:style-name="ro1">
          <table:table-cell table:formula="of:=COM.MICROSOFT.CONCAT([Distance.D10];&quot;,&quot;;[Distance.E10];&quot;,&quot;;[Distance.F10];&quot;,&quot;;[Distance.G10];&quot;,&quot;;[Distance.H10];&quot;,&quot;;[Distance.I10];&quot;,&quot;;[Distance.J10];&quot;,&quot;;[Distance.K10];&quot;,&quot;;[Distance.L10];&quot;,&quot;;[Distance.M10];&quot;,&quot;;[Distance.N10];&quot;,&quot;;[Distance.O10];&quot;,&quot;;[Distance.P10];&quot;,&quot;;[Distance.Q10];&quot;,&quot;;[Distance.R10];&quot;,&quot;;[Distance.S10];&quot;,&quot;;[Distance.T10];&quot;,&quot;;[Distance.U10];&quot;,&quot;;[Distance.V10];&quot;,&quot;;[Distance.W10];&quot;,&quot;;[Distance.X10];;&quot;,&quot;;[Distance.Y10];&quot;,&quot;;[Distance.Z10];&quot;,&quot;)" office:value-type="string" office:string-value="0,0,0,0,0,0,0,0,30,0,0,0,0,0,0,0,0,0,0,0,0,0,0," calcext:value-type="string">
            <text:p>0,0,0,0,0,0,0,0,30,0,0,0,0,0,0,0,0,0,0,0,0,0,0,</text:p>
          </table:table-cell>
        </table:table-row>
        <table:table-row table:style-name="ro1">
          <table:table-cell table:formula="of:=COM.MICROSOFT.CONCAT([Distance.D11];&quot;,&quot;;[Distance.E11];&quot;,&quot;;[Distance.F11];&quot;,&quot;;[Distance.G11];&quot;,&quot;;[Distance.H11];&quot;,&quot;;[Distance.I11];&quot;,&quot;;[Distance.J11];&quot;,&quot;;[Distance.K11];&quot;,&quot;;[Distance.L11];&quot;,&quot;;[Distance.M11];&quot;,&quot;;[Distance.N11];&quot;,&quot;;[Distance.O11];&quot;,&quot;;[Distance.P11];&quot;,&quot;;[Distance.Q11];&quot;,&quot;;[Distance.R11];&quot;,&quot;;[Distance.S11];&quot;,&quot;;[Distance.T11];&quot;,&quot;;[Distance.U11];&quot;,&quot;;[Distance.V11];&quot;,&quot;;[Distance.W11];&quot;,&quot;;[Distance.X11];;&quot;,&quot;;[Distance.Y11];&quot;,&quot;;[Distance.Z11];&quot;,&quot;)" office:value-type="string" office:string-value="60,0,0,0,0,0,0,30,0,0,0,0,0,0,0,0,0,0,0,0,0,0,0," calcext:value-type="string">
            <text:p>60,0,0,0,0,0,0,30,0,0,0,0,0,0,0,0,0,0,0,0,0,0,0,</text:p>
          </table:table-cell>
        </table:table-row>
        <table:table-row table:style-name="ro1">
          <table:table-cell table:formula="of:=COM.MICROSOFT.CONCAT([Distance.D12];&quot;,&quot;;[Distance.E12];&quot;,&quot;;[Distance.F12];&quot;,&quot;;[Distance.G12];&quot;,&quot;;[Distance.H12];&quot;,&quot;;[Distance.I12];&quot;,&quot;;[Distance.J12];&quot;,&quot;;[Distance.K12];&quot;,&quot;;[Distance.L12];&quot;,&quot;;[Distance.M12];&quot;,&quot;;[Distance.N12];&quot;,&quot;;[Distance.O12];&quot;,&quot;;[Distance.P12];&quot;,&quot;;[Distance.Q12];&quot;,&quot;;[Distance.R12];&quot;,&quot;;[Distance.S12];&quot;,&quot;;[Distance.T12];&quot;,&quot;;[Distance.U12];&quot;,&quot;;[Distance.V12];&quot;,&quot;;[Distance.W12];&quot;,&quot;;[Distance.X12];;&quot;,&quot;;[Distance.Y12];&quot;,&quot;;[Distance.Z12];&quot;,&quot;)" office:value-type="string" office:string-value="0,0,0,0,0,0,0,0,0,0,50,0,60,0,0,0,0,0,0,0,0,0,0," calcext:value-type="string">
            <text:p>0,0,0,0,0,0,0,0,0,0,50,0,60,0,0,0,0,0,0,0,0,0,0,</text:p>
          </table:table-cell>
        </table:table-row>
        <table:table-row table:style-name="ro1">
          <table:table-cell table:formula="of:=COM.MICROSOFT.CONCAT([Distance.D13];&quot;,&quot;;[Distance.E13];&quot;,&quot;;[Distance.F13];&quot;,&quot;;[Distance.G13];&quot;,&quot;;[Distance.H13];&quot;,&quot;;[Distance.I13];&quot;,&quot;;[Distance.J13];&quot;,&quot;;[Distance.K13];&quot;,&quot;;[Distance.L13];&quot;,&quot;;[Distance.M13];&quot;,&quot;;[Distance.N13];&quot;,&quot;;[Distance.O13];&quot;,&quot;;[Distance.P13];&quot;,&quot;;[Distance.Q13];&quot;,&quot;;[Distance.R13];&quot;,&quot;;[Distance.S13];&quot;,&quot;;[Distance.T13];&quot;,&quot;;[Distance.U13];&quot;,&quot;;[Distance.V13];&quot;,&quot;;[Distance.W13];&quot;,&quot;;[Distance.X13];;&quot;,&quot;;[Distance.Y13];&quot;,&quot;;[Distance.Z13];&quot;,&quot;)" office:value-type="string" office:string-value="0,0,0,0,0,0,0,0,0,50,0,0,0,0,0,0,0,500,0,0,0,0,0," calcext:value-type="string">
            <text:p>0,0,0,0,0,0,0,0,0,50,0,0,0,0,0,0,0,500,0,0,0,0,0,</text:p>
          </table:table-cell>
        </table:table-row>
        <table:table-row table:style-name="ro1">
          <table:table-cell table:formula="of:=COM.MICROSOFT.CONCAT([Distance.D14];&quot;,&quot;;[Distance.E14];&quot;,&quot;;[Distance.F14];&quot;,&quot;;[Distance.G14];&quot;,&quot;;[Distance.H14];&quot;,&quot;;[Distance.I14];&quot;,&quot;;[Distance.J14];&quot;,&quot;;[Distance.K14];&quot;,&quot;;[Distance.L14];&quot;,&quot;;[Distance.M14];&quot;,&quot;;[Distance.N14];&quot;,&quot;;[Distance.O14];&quot;,&quot;;[Distance.P14];&quot;,&quot;;[Distance.Q14];&quot;,&quot;;[Distance.R14];&quot;,&quot;;[Distance.S14];&quot;,&quot;;[Distance.T14];&quot;,&quot;;[Distance.U14];&quot;,&quot;;[Distance.V14];&quot;,&quot;;[Distance.W14];&quot;,&quot;;[Distance.X14];;&quot;,&quot;;[Distance.Y14];&quot;,&quot;;[Distance.Z14];&quot;,&quot;)" office:value-type="string" office:string-value="365,0,0,0,0,0,0,0,0,0,0,0,0,0,0,0,0,0,0,0,0,0,0," calcext:value-type="string">
            <text:p>365,0,0,0,0,0,0,0,0,0,0,0,0,0,0,0,0,0,0,0,0,0,0,</text:p>
          </table:table-cell>
        </table:table-row>
        <table:table-row table:style-name="ro1">
          <table:table-cell table:formula="of:=COM.MICROSOFT.CONCAT([Distance.D15];&quot;,&quot;;[Distance.E15];&quot;,&quot;;[Distance.F15];&quot;,&quot;;[Distance.G15];&quot;,&quot;;[Distance.H15];&quot;,&quot;;[Distance.I15];&quot;,&quot;;[Distance.J15];&quot;,&quot;;[Distance.K15];&quot;,&quot;;[Distance.L15];&quot;,&quot;;[Distance.M15];&quot;,&quot;;[Distance.N15];&quot;,&quot;;[Distance.O15];&quot;,&quot;;[Distance.P15];&quot;,&quot;;[Distance.Q15];&quot;,&quot;;[Distance.R15];&quot;,&quot;;[Distance.S15];&quot;,&quot;;[Distance.T15];&quot;,&quot;;[Distance.U15];&quot;,&quot;;[Distance.V15];&quot;,&quot;;[Distance.W15];&quot;,&quot;;[Distance.X15];;&quot;,&quot;;[Distance.Y15];&quot;,&quot;;[Distance.Z15];&quot;,&quot;)" office:value-type="string" office:string-value="120,0,0,0,0,0,0,0,0,60,0,0,0,10,70,0,0,0,0,0,0,0,0," calcext:value-type="string">
            <text:p>120,0,0,0,0,0,0,0,0,60,0,0,0,10,70,0,0,0,0,0,0,0,0,</text:p>
          </table:table-cell>
        </table:table-row>
        <table:table-row table:style-name="ro1">
          <table:table-cell table:formula="of:=COM.MICROSOFT.CONCAT([Distance.D16];&quot;,&quot;;[Distance.E16];&quot;,&quot;;[Distance.F16];&quot;,&quot;;[Distance.G16];&quot;,&quot;;[Distance.H16];&quot;,&quot;;[Distance.I16];&quot;,&quot;;[Distance.J16];&quot;,&quot;;[Distance.K16];&quot;,&quot;;[Distance.L16];&quot;,&quot;;[Distance.M16];&quot;,&quot;;[Distance.N16];&quot;,&quot;;[Distance.O16];&quot;,&quot;;[Distance.P16];&quot;,&quot;;[Distance.Q16];&quot;,&quot;;[Distance.R16];&quot;,&quot;;[Distance.S16];&quot;,&quot;;[Distance.T16];&quot;,&quot;;[Distance.U16];&quot;,&quot;;[Distance.V16];&quot;,&quot;;[Distance.W16];&quot;,&quot;;[Distance.X16];;&quot;,&quot;;[Distance.Y16];&quot;,&quot;;[Distance.Z16];&quot;,&quot;)" office:value-type="string" office:string-value="0,0,0,0,0,0,0,0,0,0,0,0,10,0,0,0,0,0,0,0,0,0,0," calcext:value-type="string">
            <text:p>0,0,0,0,0,0,0,0,0,0,0,0,10,0,0,0,0,0,0,0,0,0,0,</text:p>
          </table:table-cell>
        </table:table-row>
        <table:table-row table:style-name="ro1">
          <table:table-cell table:formula="of:=COM.MICROSOFT.CONCAT([Distance.D17];&quot;,&quot;;[Distance.E17];&quot;,&quot;;[Distance.F17];&quot;,&quot;;[Distance.G17];&quot;,&quot;;[Distance.H17];&quot;,&quot;;[Distance.I17];&quot;,&quot;;[Distance.J17];&quot;,&quot;;[Distance.K17];&quot;,&quot;;[Distance.L17];&quot;,&quot;;[Distance.M17];&quot;,&quot;;[Distance.N17];&quot;,&quot;;[Distance.O17];&quot;,&quot;;[Distance.P17];&quot;,&quot;;[Distance.Q17];&quot;,&quot;;[Distance.R17];&quot;,&quot;;[Distance.S17];&quot;,&quot;;[Distance.T17];&quot;,&quot;;[Distance.U17];&quot;,&quot;;[Distance.V17];&quot;,&quot;;[Distance.W17];&quot;,&quot;;[Distance.X17];;&quot;,&quot;;[Distance.Y17];&quot;,&quot;;[Distance.Z17];&quot;,&quot;)" office:value-type="string" office:string-value="0,0,0,0,0,0,0,0,0,0,0,0,70,0,0,0,0,0,0,0,0,0,0," calcext:value-type="string">
            <text:p>0,0,0,0,0,0,0,0,0,0,0,0,70,0,0,0,0,0,0,0,0,0,0,</text:p>
          </table:table-cell>
        </table:table-row>
        <table:table-row table:style-name="ro1">
          <table:table-cell table:formula="of:=COM.MICROSOFT.CONCAT([Distance.D18];&quot;,&quot;;[Distance.E18];&quot;,&quot;;[Distance.F18];&quot;,&quot;;[Distance.G18];&quot;,&quot;;[Distance.H18];&quot;,&quot;;[Distance.I18];&quot;,&quot;;[Distance.J18];&quot;,&quot;;[Distance.K18];&quot;,&quot;;[Distance.L18];&quot;,&quot;;[Distance.M18];&quot;,&quot;;[Distance.N18];&quot;,&quot;;[Distance.O18];&quot;,&quot;;[Distance.P18];&quot;,&quot;;[Distance.Q18];&quot;,&quot;;[Distance.R18];&quot;,&quot;;[Distance.S18];&quot;,&quot;;[Distance.T18];&quot;,&quot;;[Distance.U18];&quot;,&quot;;[Distance.V18];&quot;,&quot;;[Distance.W18];&quot;,&quot;;[Distance.X18];;&quot;,&quot;;[Distance.Y18];&quot;,&quot;;[Distance.Z18];&quot;,&quot;)" office:value-type="string" office:string-value="50,0,0,0,0,0,0,0,0,0,0,0,0,0,0,0,0,0,0,0,0,0,0," calcext:value-type="string">
            <text:p>50,0,0,0,0,0,0,0,0,0,0,0,0,0,0,0,0,0,0,0,0,0,0,</text:p>
          </table:table-cell>
        </table:table-row>
        <table:table-row table:style-name="ro1">
          <table:table-cell table:formula="of:=COM.MICROSOFT.CONCAT([Distance.D19];&quot;,&quot;;[Distance.E19];&quot;,&quot;;[Distance.F19];&quot;,&quot;;[Distance.G19];&quot;,&quot;;[Distance.H19];&quot;,&quot;;[Distance.I19];&quot;,&quot;;[Distance.J19];&quot;,&quot;;[Distance.K19];&quot;,&quot;;[Distance.L19];&quot;,&quot;;[Distance.M19];&quot;,&quot;;[Distance.N19];&quot;,&quot;;[Distance.O19];&quot;,&quot;;[Distance.P19];&quot;,&quot;;[Distance.Q19];&quot;,&quot;;[Distance.R19];&quot;,&quot;;[Distance.S19];&quot;,&quot;;[Distance.T19];&quot;,&quot;;[Distance.U19];&quot;,&quot;;[Distance.V19];&quot;,&quot;;[Distance.W19];&quot;,&quot;;[Distance.X19];;&quot;,&quot;;[Distance.Y19];&quot;,&quot;;[Distance.Z19];&quot;,&quot;)" office:value-type="string" office:string-value="50,0,0,0,20,30,0,0,0,0,0,0,0,0,0,0,0,0,0,0,0,0,0," calcext:value-type="string">
            <text:p>50,0,0,0,20,30,0,0,0,0,0,0,0,0,0,0,0,0,0,0,0,0,0,</text:p>
          </table:table-cell>
        </table:table-row>
        <table:table-row table:style-name="ro1">
          <table:table-cell table:formula="of:=COM.MICROSOFT.CONCAT([Distance.D20];&quot;,&quot;;[Distance.E20];&quot;,&quot;;[Distance.F20];&quot;,&quot;;[Distance.G20];&quot;,&quot;;[Distance.H20];&quot;,&quot;;[Distance.I20];&quot;,&quot;;[Distance.J20];&quot;,&quot;;[Distance.K20];&quot;,&quot;;[Distance.L20];&quot;,&quot;;[Distance.M20];&quot;,&quot;;[Distance.N20];&quot;,&quot;;[Distance.O20];&quot;,&quot;;[Distance.P20];&quot;,&quot;;[Distance.Q20];&quot;,&quot;;[Distance.R20];&quot;,&quot;;[Distance.S20];&quot;,&quot;;[Distance.T20];&quot;,&quot;;[Distance.U20];&quot;,&quot;;[Distance.V20];&quot;,&quot;;[Distance.W20];&quot;,&quot;;[Distance.X20];;&quot;,&quot;;[Distance.Y20];&quot;,&quot;;[Distance.Z20];&quot;,&quot;)" office:value-type="string" office:string-value="0,0,0,0,0,0,0,0,0,0,500,0,0,0,0,0,0,0,150,0,95,0,0," calcext:value-type="string">
            <text:p>0,0,0,0,0,0,0,0,0,0,500,0,0,0,0,0,0,0,150,0,95,0,0,</text:p>
          </table:table-cell>
        </table:table-row>
        <table:table-row table:style-name="ro1">
          <table:table-cell table:formula="of:=COM.MICROSOFT.CONCAT([Distance.D21];&quot;,&quot;;[Distance.E21];&quot;,&quot;;[Distance.F21];&quot;,&quot;;[Distance.G21];&quot;,&quot;;[Distance.H21];&quot;,&quot;;[Distance.I21];&quot;,&quot;;[Distance.J21];&quot;,&quot;;[Distance.K21];&quot;,&quot;;[Distance.L21];&quot;,&quot;;[Distance.M21];&quot;,&quot;;[Distance.N21];&quot;,&quot;;[Distance.O21];&quot;,&quot;;[Distance.P21];&quot;,&quot;;[Distance.Q21];&quot;,&quot;;[Distance.R21];&quot;,&quot;;[Distance.S21];&quot;,&quot;;[Distance.T21];&quot;,&quot;;[Distance.U21];&quot;,&quot;;[Distance.V21];&quot;,&quot;;[Distance.W21];&quot;,&quot;;[Distance.X21];;&quot;,&quot;;[Distance.Y21];&quot;,&quot;;[Distance.Z21];&quot;,&quot;)" office:value-type="string" office:string-value="0,0,0,0,0,0,0,0,0,0,0,0,0,0,0,0,0,150,0,80,180,0,0," calcext:value-type="string">
            <text:p>0,0,0,0,0,0,0,0,0,0,0,0,0,0,0,0,0,150,0,80,180,0,0,</text:p>
          </table:table-cell>
        </table:table-row>
        <table:table-row table:style-name="ro1">
          <table:table-cell table:formula="of:=COM.MICROSOFT.CONCAT([Distance.D22];&quot;,&quot;;[Distance.E22];&quot;,&quot;;[Distance.F22];&quot;,&quot;;[Distance.G22];&quot;,&quot;;[Distance.H22];&quot;,&quot;;[Distance.I22];&quot;,&quot;;[Distance.J22];&quot;,&quot;;[Distance.K22];&quot;,&quot;;[Distance.L22];&quot;,&quot;;[Distance.M22];&quot;,&quot;;[Distance.N22];&quot;,&quot;;[Distance.O22];&quot;,&quot;;[Distance.P22];&quot;,&quot;;[Distance.Q22];&quot;,&quot;;[Distance.R22];&quot;,&quot;;[Distance.S22];&quot;,&quot;;[Distance.T22];&quot;,&quot;;[Distance.U22];&quot;,&quot;;[Distance.V22];&quot;,&quot;;[Distance.W22];&quot;,&quot;;[Distance.X22];;&quot;,&quot;;[Distance.Y22];&quot;,&quot;;[Distance.Z22];&quot;,&quot;)" office:value-type="string" office:string-value="0,0,0,0,0,0,0,0,0,0,0,0,0,0,0,0,0,0,80,0,0,0,0," calcext:value-type="string">
            <text:p>0,0,0,0,0,0,0,0,0,0,0,0,0,0,0,0,0,0,80,0,0,0,0,</text:p>
          </table:table-cell>
        </table:table-row>
        <table:table-row table:style-name="ro1">
          <table:table-cell table:formula="of:=COM.MICROSOFT.CONCAT([Distance.D23];&quot;,&quot;;[Distance.E23];&quot;,&quot;;[Distance.F23];&quot;,&quot;;[Distance.G23];&quot;,&quot;;[Distance.H23];&quot;,&quot;;[Distance.I23];&quot;,&quot;;[Distance.J23];&quot;,&quot;;[Distance.K23];&quot;,&quot;;[Distance.L23];&quot;,&quot;;[Distance.M23];&quot;,&quot;;[Distance.N23];&quot;,&quot;;[Distance.O23];&quot;,&quot;;[Distance.P23];&quot;,&quot;;[Distance.Q23];&quot;,&quot;;[Distance.R23];&quot;,&quot;;[Distance.S23];&quot;,&quot;;[Distance.T23];&quot;,&quot;;[Distance.U23];&quot;,&quot;;[Distance.V23];&quot;,&quot;;[Distance.W23];&quot;,&quot;;[Distance.X23];;&quot;,&quot;;[Distance.Y23];&quot;,&quot;;[Distance.Z23];&quot;,&quot;)" office:value-type="string" office:string-value="0,0,0,0,0,0,0,0,0,0,0,0,0,0,0,0,0,95,180,0,0,220,300," calcext:value-type="string">
            <text:p>0,0,0,0,0,0,0,0,0,0,0,0,0,0,0,0,0,95,180,0,0,220,300,</text:p>
          </table:table-cell>
        </table:table-row>
        <table:table-row table:style-name="ro1">
          <table:table-cell table:formula="of:=COM.MICROSOFT.CONCAT([Distance.D24];&quot;,&quot;;[Distance.E24];&quot;,&quot;;[Distance.F24];&quot;,&quot;;[Distance.G24];&quot;,&quot;;[Distance.H24];&quot;,&quot;;[Distance.I24];&quot;,&quot;;[Distance.J24];&quot;,&quot;;[Distance.K24];&quot;,&quot;;[Distance.L24];&quot;,&quot;;[Distance.M24];&quot;,&quot;;[Distance.N24];&quot;,&quot;;[Distance.O24];&quot;,&quot;;[Distance.P24];&quot;,&quot;;[Distance.Q24];&quot;,&quot;;[Distance.R24];&quot;,&quot;;[Distance.S24];&quot;,&quot;;[Distance.T24];&quot;,&quot;;[Distance.U24];&quot;,&quot;;[Distance.V24];&quot;,&quot;;[Distance.W24];&quot;,&quot;;[Distance.X24];;&quot;,&quot;;[Distance.Y24];&quot;,&quot;;[Distance.Z24];&quot;,&quot;)" office:value-type="string" office:string-value="0,0,0,0,0,0,0,0,0,0,0,0,0,0,0,0,0,0,0,0,220,0,0," calcext:value-type="string">
            <text:p>0,0,0,0,0,0,0,0,0,0,0,0,0,0,0,0,0,0,0,0,220,0,0,</text:p>
          </table:table-cell>
        </table:table-row>
        <table:table-row table:style-name="ro1">
          <table:table-cell table:formula="of:=COM.MICROSOFT.CONCAT([Distance.D25];&quot;,&quot;;[Distance.E25];&quot;,&quot;;[Distance.F25];&quot;,&quot;;[Distance.G25];&quot;,&quot;;[Distance.H25];&quot;,&quot;;[Distance.I25];&quot;,&quot;;[Distance.J25];&quot;,&quot;;[Distance.K25];&quot;,&quot;;[Distance.L25];&quot;,&quot;;[Distance.M25];&quot;,&quot;;[Distance.N25];&quot;,&quot;;[Distance.O25];&quot;,&quot;;[Distance.P25];&quot;,&quot;;[Distance.Q25];&quot;,&quot;;[Distance.R25];&quot;,&quot;;[Distance.S25];&quot;,&quot;;[Distance.T25];&quot;,&quot;;[Distance.U25];&quot;,&quot;;[Distance.V25];&quot;,&quot;;[Distance.W25];&quot;,&quot;;[Distance.X25];;&quot;,&quot;;[Distance.Y25];&quot;,&quot;;[Distance.Z25])" office:value-type="string" office:string-value="0,0,0,0,0,0,0,0,0,0,0,0,0,0,0,0,0,0,0,0,300,0,0" calcext:value-type="string">
            <text:p>0,0,0,0,0,0,0,0,0,0,0,0,0,0,0,0,0,0,0,0,300,0,0</text:p>
          </table:table-cell>
        </table:table-row>
      </table:table>
      <table:named-expressions/>
      <table:database-ranges>
        <table:database-range table:name="__Anonymous_Sheet_DB__4" table:target-range-address="Quantity.A3:Quantity.AMJ1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12">00/00/0000</text:date>, <text:time style:data-style-name="N2" text:time-value="22:22:13.87142408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9T19:09:13.071000000</meta:creation-date>
    <dc:date>2019-07-12T23:01:02.461883548</dc:date>
    <meta:editing-duration>P4DT2H29M30S</meta:editing-duration>
    <meta:editing-cycles>96</meta:editing-cycles>
    <meta:generator>LibreOffice/6.2.4.2$MacOSX_X86_64 LibreOffice_project/2412653d852ce75f65fbfa83fb7e7b669a126d64</meta:generator>
    <meta:document-statistic meta:table-count="8" meta:cell-count="2341" meta:object-count="0"/>
  </office:meta>
</office:document-meta>
</file>